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2.712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3.0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8862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2.1972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TOP 20 DOWN REGULATED GENES</text:p>
          </table:table-cell>
          <table:table-cell table:number-columns-repeated="4"/>
          <table:table-cell table:style-name="ce1" office:value-type="string" calcext:value-type="string">
            <text:p>TOP 20 UP REGULATED GENES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2D4-CM_vs_2D4--C</text:p>
          </table:table-cell>
          <table:table-cell table:number-columns-repeated="4"/>
          <table:table-cell table:style-name="ce1" office:value-type="string" calcext:value-type="string">
            <text:p>2D4-CM_vs_2D4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08359</text:p>
          </table:table-cell>
          <table:table-cell office:value-type="float" office:value="-7.2452082032163" calcext:value-type="float">
            <text:p>-7.2452082032163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10251</text:p>
          </table:table-cell>
          <table:table-cell office:value-type="float" office:value="6.29183983803503" calcext:value-type="float">
            <text:p>6.29183983803503</text:p>
          </table:table-cell>
          <table:table-cell office:value-type="string" calcext:value-type="string">
            <text:p>hypothetical protein </text:p>
          </table:table-cell>
          <table:table-cell office:value-type="string" calcext:value-type="string">
            <text:p>Sulphate anion transporter; Helix-hairpin-helix DNA-binding motif, class 1; Sulphate transporter; Sulphate transporter/antisigma-factor antagonist STAS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6.84939481969661" calcext:value-type="float">
            <text:p>-6.84939481969661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/>
          <table:table-cell office:value-type="string" calcext:value-type="string">
            <text:p>MGG_07210</text:p>
          </table:table-cell>
          <table:table-cell office:value-type="float" office:value="6.24882979718997" calcext:value-type="float">
            <text:p>6.2488297971899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3">
          <table:table-cell office:value-type="string" calcext:value-type="string">
            <text:p>MGG_00892</text:p>
          </table:table-cell>
          <table:table-cell office:value-type="float" office:value="-6.14505723680462" calcext:value-type="float">
            <text:p>-6.14505723680462</text:p>
          </table:table-cell>
          <table:table-cell office:value-type="string" calcext:value-type="string">
            <text:p>ATP synthase subunit 9 </text:p>
          </table:table-cell>
          <table:table-cell office:value-type="string" calcext:value-type="string">
            <text:p>ATPase, F0/V0 complex, subunit C; ATPase, F0 complex, subunit C; ATPase, F0 complex, subunit C, DCCD-binding site</text:p>
          </table:table-cell>
          <table:table-cell/>
          <table:table-cell office:value-type="string" calcext:value-type="string">
            <text:p>MGG_14499</text:p>
          </table:table-cell>
          <table:table-cell office:value-type="float" office:value="5.72977821920592" calcext:value-type="float">
            <text:p>5.72977821920592</text:p>
          </table:table-cell>
          <table:table-cell office:value-type="string" calcext:value-type="string">
            <text:p>Serine/threonine protein kinase </text:p>
          </table:table-cell>
          <table:table-cell office:value-type="string" calcext:value-type="string">
            <text:p>Protein kinase-like domain; Protein kinase, catalytic domain</text:p>
          </table:table-cell>
        </table:table-row>
        <table:table-row table:style-name="ro4">
          <table:table-cell office:value-type="string" calcext:value-type="string">
            <text:p>MGG_15100</text:p>
          </table:table-cell>
          <table:table-cell office:value-type="float" office:value="-5.60904398594577" calcext:value-type="float">
            <text:p>-5.60904398594577</text:p>
          </table:table-cell>
          <table:table-cell office:value-type="string" calcext:value-type="string">
            <text:p>Polyketide synth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Polyketide synthase, dehydratase domain; Condensation domain; Polyketide synthase, KR; Acyl transferase domain; Polyketide synthase, acyl transferase domain; NAD(P)-binding domain; Beta-ketoacyl synthase, active site; Beta-ketoacyl synthase, N-terminal; Acyl carrier protein-like; Beta-ketoacyl synthase, C-terminal; Methyltransferase type 12; Polyketide synthase/Fatty acid synthase, KR; Polyketide synthase, beta-ketoacyl synthase domain</text:p>
          </table:table-cell>
          <table:table-cell/>
          <table:table-cell office:value-type="string" calcext:value-type="string">
            <text:p>MGG_04639</text:p>
          </table:table-cell>
          <table:table-cell office:value-type="float" office:value="5.51756222958789" calcext:value-type="float">
            <text:p>5.51756222958789</text:p>
          </table:table-cell>
          <table:table-cell office:value-type="string" calcext:value-type="string">
            <text:p>Phenol 2-monooxygenase </text:p>
          </table:table-cell>
          <table:table-cell office:value-type="string" calcext:value-type="string">
            <text:p>Thioredoxin-like fold; Monooxygenase, FAD-binding; Phenol hydroxylase, C-terminal dimerisation; Aromatic-ring hydroxylase-like</text:p>
          </table:table-cell>
        </table:table-row>
        <table:table-row table:style-name="ro2">
          <table:table-cell office:value-type="string" calcext:value-type="string">
            <text:p>MGG_08474</text:p>
          </table:table-cell>
          <table:table-cell office:value-type="float" office:value="-5.33796657963934" calcext:value-type="float">
            <text:p>-5.33796657963934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Fatty acid desaturase, type 1</text:p>
          </table:table-cell>
          <table:table-cell/>
          <table:table-cell office:value-type="string" calcext:value-type="string">
            <text:p>MGG_02783</text:p>
          </table:table-cell>
          <table:table-cell office:value-type="float" office:value="5.25315369049131" calcext:value-type="float">
            <text:p>5.25315369049131</text:p>
          </table:table-cell>
          <table:table-cell office:value-type="string" calcext:value-type="string">
            <text:p>Lactos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Major facilitator superfamily domain</text:p>
          </table:table-cell>
        </table:table-row>
        <table:table-row table:style-name="ro2">
          <table:table-cell office:value-type="string" calcext:value-type="string">
            <text:p>MGG_08360</text:p>
          </table:table-cell>
          <table:table-cell office:value-type="float" office:value="-5.30692791300187" calcext:value-type="float">
            <text:p>-5.3069279130018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Serine hydrolase FSH</text:p>
          </table:table-cell>
          <table:table-cell/>
          <table:table-cell office:value-type="string" calcext:value-type="string">
            <text:p>MGG_09988</text:p>
          </table:table-cell>
          <table:table-cell office:value-type="float" office:value="5.0649122241844" calcext:value-type="float">
            <text:p>5.0649122241844</text:p>
          </table:table-cell>
          <table:table-cell office:value-type="string" calcext:value-type="string">
            <text:p>Glycosyl hydrolase family 43 protein </text:p>
          </table:table-cell>
          <table:table-cell office:value-type="string" calcext:value-type="string">
            <text:p>Concanavalin A-like lectin/glucanase; Glycosyl hydrolase family 43, five-bladed beta-propellor domain; Glycoside hydrolase, family 43; Concanavalin A-like lectin/glucanase, subgroup</text:p>
          </table:table-cell>
        </table:table-row>
        <table:table-row table:style-name="ro5">
          <table:table-cell office:value-type="string" calcext:value-type="string">
            <text:p>MGG_07419</text:p>
          </table:table-cell>
          <table:table-cell office:value-type="float" office:value="-5.09422757384804" calcext:value-type="float">
            <text:p>-5.0942275738480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/>
          <table:table-cell office:value-type="string" calcext:value-type="string">
            <text:p>MGG_11289</text:p>
          </table:table-cell>
          <table:table-cell office:value-type="float" office:value="5.02315684685297" calcext:value-type="float">
            <text:p>5.0231568468529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lycoside hydrolase, family 2, N-terminal; Glycoside hydrolase, family 2, immunoglobulin-like beta-sandwich; Glycoside hydrolase-type carbohydrate-binding, subgroup; Glycoside hydrolase, family 2/20, immunoglobulin-like beta-sandwich domain; Glycoside hydrolase, superfamily; Beta galactosidase small chain/ domain 5; Glycoside hydrolase-type carbohydrate-binding; Glycoside hydrolase, subgroup, catalytic domain; Glycoside hydrolase, family 2, TIM barrel; Glycoside hydrolase, family 2; Galactose-binding domain-like</text:p>
          </table:table-cell>
        </table:table-row>
        <table:table-row table:style-name="ro2">
          <table:table-cell office:value-type="string" calcext:value-type="string">
            <text:p>MGG_00703</text:p>
          </table:table-cell>
          <table:table-cell office:value-type="float" office:value="-4.91219364150483" calcext:value-type="float">
            <text:p>-4.91219364150483</text:p>
          </table:table-cell>
          <table:table-cell office:value-type="string" calcext:value-type="string">
            <text:p>MAS3 protein </text:p>
          </table:table-cell>
          <table:table-cell office:value-type="string" calcext:value-type="string">
            <text:p>Protein of unknown function DUF3129</text:p>
          </table:table-cell>
          <table:table-cell/>
          <table:table-cell office:value-type="string" calcext:value-type="string">
            <text:p>MGG_00244</text:p>
          </table:table-cell>
          <table:table-cell office:value-type="float" office:value="4.79731871675348" calcext:value-type="float">
            <text:p>4.79731871675348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2">
          <table:table-cell office:value-type="string" calcext:value-type="string">
            <text:p>MGG_00097</text:p>
          </table:table-cell>
          <table:table-cell office:value-type="float" office:value="-4.68585096956943" calcext:value-type="float">
            <text:p>-4.6858509695694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P-dependent oxidoreductase domain; Aldo/keto reductase subgroup; Aldo/keto reductase, conserved site; Aldo/keto reductase</text:p>
          </table:table-cell>
          <table:table-cell/>
          <table:table-cell office:value-type="string" calcext:value-type="string">
            <text:p>MGG_06828</text:p>
          </table:table-cell>
          <table:table-cell office:value-type="float" office:value="4.69192024147389" calcext:value-type="float">
            <text:p>4.6919202414738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office:value-type="string" calcext:value-type="string">
            <text:p>MGG_04181</text:p>
          </table:table-cell>
          <table:table-cell office:value-type="float" office:value="-4.51456318604537" calcext:value-type="float">
            <text:p>-4.5145631860453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817</text:p>
          </table:table-cell>
          <table:table-cell office:value-type="float" office:value="4.65658494455687" calcext:value-type="float">
            <text:p>4.6565849445568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1114</text:p>
          </table:table-cell>
          <table:table-cell office:value-type="float" office:value="-4.40683102007785" calcext:value-type="float">
            <text:p>-4.40683102007785</text:p>
          </table:table-cell>
          <table:table-cell office:value-type="string" calcext:value-type="string">
            <text:p>NADP-dependent mannitol dehydrogenase </text:p>
          </table:table-cell>
          <table:table-cell office:value-type="string" calcext:value-type="string">
            <text:p>Alcohol dehydrogenase, zinc-type, conserved site; Alcohol dehydrogenase superfamily, zinc-type; Polyketide synthase, enoylreductase; Alcohol dehydrogenase GroES-like; Alcohol dehydrogenase, C-terminal; NAD(P)-binding domain; GroES-like</text:p>
          </table:table-cell>
          <table:table-cell/>
          <table:table-cell office:value-type="string" calcext:value-type="string">
            <text:p>MGG_12589</text:p>
          </table:table-cell>
          <table:table-cell office:value-type="float" office:value="4.65604142463201" calcext:value-type="float">
            <text:p>4.65604142463201</text:p>
          </table:table-cell>
          <table:table-cell office:value-type="string" calcext:value-type="string">
            <text:p>4-coumarate-CoA ligase 1 </text:p>
          </table:table-cell>
          <table:table-cell office:value-type="string" calcext:value-type="string">
            <text:p>AMP-binding, conserved site; AMP-dependent synthetase/ligase; Domain of unknown function DUF4009</text:p>
          </table:table-cell>
        </table:table-row>
        <table:table-row table:style-name="ro2">
          <table:table-cell office:value-type="string" calcext:value-type="string">
            <text:p>MGG_01985</text:p>
          </table:table-cell>
          <table:table-cell office:value-type="float" office:value="-4.33188101285066" calcext:value-type="float">
            <text:p>-4.33188101285066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Protein of unknown function DUF3474; Fatty acid desaturase, type 1</text:p>
          </table:table-cell>
          <table:table-cell/>
          <table:table-cell office:value-type="string" calcext:value-type="string">
            <text:p>MGG_09072</text:p>
          </table:table-cell>
          <table:table-cell office:value-type="float" office:value="4.60286430206675" calcext:value-type="float">
            <text:p>4.60286430206675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3">
          <table:table-cell office:value-type="string" calcext:value-type="string">
            <text:p>EFMOG00000000088</text:p>
          </table:table-cell>
          <table:table-cell office:value-type="float" office:value="-4.28444339860336" calcext:value-type="float">
            <text:p>-4.28444339860336</text:p>
          </table:table-cell>
          <table:table-cell office:value-type="string" calcext:value-type="string">
            <text:p>tRNA-Pseudo for anticodon GUU </text:p>
          </table:table-cell>
          <table:table-cell table:number-columns-repeated="2"/>
          <table:table-cell office:value-type="string" calcext:value-type="string">
            <text:p>MGG_03773</text:p>
          </table:table-cell>
          <table:table-cell office:value-type="float" office:value="4.56918159534258" calcext:value-type="float">
            <text:p>4.56918159534258</text:p>
          </table:table-cell>
          <table:table-cell office:value-type="string" calcext:value-type="string">
            <text:p>Hydroxyquinol 1,2-dioxygenase </text:p>
          </table:table-cell>
          <table:table-cell office:value-type="string" calcext:value-type="string">
            <text:p>Catechol dioxygenase, N-terminal; Intradiol ring-cleavage dioxygenase, core; Intradiol ring-cleavage dioxygenase, C-terminal</text:p>
          </table:table-cell>
        </table:table-row>
        <table:table-row table:style-name="ro2">
          <table:table-cell office:value-type="string" calcext:value-type="string">
            <text:p>EFMOG00000000309</text:p>
          </table:table-cell>
          <table:table-cell office:value-type="float" office:value="-4.27622065623885" calcext:value-type="float">
            <text:p>-4.27622065623885</text:p>
          </table:table-cell>
          <table:table-cell office:value-type="string" calcext:value-type="string">
            <text:p>tRNA-Met for anticodon CAU </text:p>
          </table:table-cell>
          <table:table-cell table:number-columns-repeated="2"/>
          <table:table-cell office:value-type="string" calcext:value-type="string">
            <text:p>MGG_13617</text:p>
          </table:table-cell>
          <table:table-cell office:value-type="float" office:value="4.55945328585662" calcext:value-type="float">
            <text:p>4.5594532858566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Ribonuclease H-like domain; Domain of unknown function DUF1785; Argonaute/Dicer protein, PAZ; Stem cell self-renewal protein Piwi</text:p>
          </table:table-cell>
        </table:table-row>
        <table:table-row table:style-name="ro3">
          <table:table-cell office:value-type="string" calcext:value-type="string">
            <text:p>MGG_00099</text:p>
          </table:table-cell>
          <table:table-cell office:value-type="float" office:value="-4.15654413626379" calcext:value-type="float">
            <text:p>-4.1565441362637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/>
          <table:table-cell office:value-type="string" calcext:value-type="string">
            <text:p>MGG_06988</text:p>
          </table:table-cell>
          <table:table-cell office:value-type="float" office:value="4.54052097358317" calcext:value-type="float">
            <text:p>4.5405209735831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7">
          <table:table-cell office:value-type="string" calcext:value-type="string">
            <text:p>MGG_08326</text:p>
          </table:table-cell>
          <table:table-cell office:value-type="float" office:value="-4.10165300800057" calcext:value-type="float">
            <text:p>-4.1016530080005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/>
          <table:table-cell office:value-type="string" calcext:value-type="string">
            <text:p>MGG_01687</text:p>
          </table:table-cell>
          <table:table-cell office:value-type="float" office:value="4.53199401808264" calcext:value-type="float">
            <text:p>4.53199401808264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6">
          <table:table-cell office:value-type="string" calcext:value-type="string">
            <text:p>MGG_16527</text:p>
          </table:table-cell>
          <table:table-cell office:value-type="float" office:value="-4.08991163752533" calcext:value-type="float">
            <text:p>-4.0899116375253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045</text:p>
          </table:table-cell>
          <table:table-cell office:value-type="float" office:value="4.49829485460444" calcext:value-type="float">
            <text:p>4.49829485460444</text:p>
          </table:table-cell>
          <table:table-cell office:value-type="string" calcext:value-type="string">
            <text:p>Maltose permease MAL6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8">
          <table:table-cell office:value-type="string" calcext:value-type="string">
            <text:p>MGG_04994</text:p>
          </table:table-cell>
          <table:table-cell office:value-type="float" office:value="-4.07947296985121" calcext:value-type="float">
            <text:p>-4.07947296985121</text:p>
          </table:table-cell>
          <table:table-cell office:value-type="string" calcext:value-type="string">
            <text:p>Plasma membrane H+-ATPase </text:p>
          </table:table-cell>
          <table:table-cell office:value-type="string" calcext:value-type="string">
            <text:p>ATPase, P-type, K/Mg/Cd/Cu/Zn/Na/Ca/Na/H-transporter; ATPase, P-type, cytoplasmic domain N; HAD-like domain; ATPase, P-type cation-transporter, N-terminal; ATPase, <text:s/>P-type, cytoplasmic transduction domain A; ATPase, P-type phosphorylation site; ATPase, P-type, ATPase-associated domain; Haloacid dehalogenase-like hydrolase; ATPase, P-type, H+ transporting proton pump; ATPase, P-type, plasma-membrane proton-efflux; ATPase, P-type, <text:s/>transmembrane domain</text:p>
          </table:table-cell>
          <table:table-cell/>
          <table:table-cell office:value-type="string" calcext:value-type="string">
            <text:p>MGG_01143</text:p>
          </table:table-cell>
          <table:table-cell office:value-type="float" office:value="4.43379977502305" calcext:value-type="float">
            <text:p>4.4337997750230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7973</text:p>
          </table:table-cell>
          <table:table-cell office:value-type="float" office:value="-4.04738955934219" calcext:value-type="float">
            <text:p>-4.04738955934219</text:p>
          </table:table-cell>
          <table:table-cell office:value-type="string" calcext:value-type="string">
            <text:p>Surface protein 1 </text:p>
          </table:table-cell>
          <table:table-cell table:number-columns-repeated="2"/>
          <table:table-cell office:value-type="string" calcext:value-type="string">
            <text:p>MGG_08776</text:p>
          </table:table-cell>
          <table:table-cell office:value-type="float" office:value="4.41795050997155" calcext:value-type="float">
            <text:p>4.41795050997155</text:p>
          </table:table-cell>
          <table:table-cell office:value-type="string" calcext:value-type="string">
            <text:p>Major myo-inositol transporter iolT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EFMOG00000000139</text:p>
          </table:table-cell>
          <table:table-cell office:value-type="float" office:value="-4.04050433971405" calcext:value-type="float">
            <text:p>-4.04050433971405</text:p>
          </table:table-cell>
          <table:table-cell office:value-type="string" calcext:value-type="string">
            <text:p>tRNA-Ile for anticodon AAU </text:p>
          </table:table-cell>
          <table:table-cell table:number-columns-repeated="2"/>
          <table:table-cell office:value-type="string" calcext:value-type="string">
            <text:p>MGG_02239</text:p>
          </table:table-cell>
          <table:table-cell office:value-type="float" office:value="4.40055314547182" calcext:value-type="float">
            <text:p>4.4005531454718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Uncharacterised protein family UPF0311; Outer membrane protein, beta-barre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2D4-CM_vs_2D4-MM</text:p>
          </table:table-cell>
          <table:table-cell table:number-columns-repeated="4"/>
          <table:table-cell table:style-name="ce1" office:value-type="string" calcext:value-type="string">
            <text:p>2D4-CM_vs_2D4-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9">
          <table:table-cell office:value-type="string" calcext:value-type="string">
            <text:p>MGG_06095</text:p>
          </table:table-cell>
          <table:table-cell office:value-type="float" office:value="-4.03376176349524" calcext:value-type="float">
            <text:p>-4.03376176349524</text:p>
          </table:table-cell>
          <table:table-cell office:value-type="string" calcext:value-type="string">
            <text:p>Cysteine dioxygenase </text:p>
          </table:table-cell>
          <table:table-cell office:value-type="string" calcext:value-type="string">
            <text:p>Cupin, RmlC-type; RmlC-like jelly roll fold; Cysteine dioxygenase type I</text:p>
          </table:table-cell>
          <table:table-cell/>
          <table:table-cell office:value-type="string" calcext:value-type="string">
            <text:p>MGG_14499</text:p>
          </table:table-cell>
          <table:table-cell office:value-type="float" office:value="6.1457648484503" calcext:value-type="float">
            <text:p>6.1457648484503</text:p>
          </table:table-cell>
          <table:table-cell office:value-type="string" calcext:value-type="string">
            <text:p>Serine/threonine protein kinase </text:p>
          </table:table-cell>
          <table:table-cell office:value-type="string" calcext:value-type="string">
            <text:p>Protein kinase-like domain; Protein kinase, catalytic domain</text:p>
          </table:table-cell>
        </table:table-row>
        <table:table-row table:style-name="ro1">
          <table:table-cell office:value-type="string" calcext:value-type="string">
            <text:p>MGG_07419</text:p>
          </table:table-cell>
          <table:table-cell office:value-type="float" office:value="-3.85280261537453" calcext:value-type="float">
            <text:p>-3.8528026153745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/>
          <table:table-cell office:value-type="string" calcext:value-type="string">
            <text:p>MGG_08994</text:p>
          </table:table-cell>
          <table:table-cell office:value-type="float" office:value="4.96388762559576" calcext:value-type="float">
            <text:p>4.9638876255957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Isochorismatase-like</text:p>
          </table:table-cell>
        </table:table-row>
        <table:table-row table:style-name="ro1">
          <table:table-cell office:value-type="string" calcext:value-type="string">
            <text:p>MGG_00703</text:p>
          </table:table-cell>
          <table:table-cell office:value-type="float" office:value="-3.72852791832348" calcext:value-type="float">
            <text:p>-3.72852791832348</text:p>
          </table:table-cell>
          <table:table-cell office:value-type="string" calcext:value-type="string">
            <text:p>MAS3 protein </text:p>
          </table:table-cell>
          <table:table-cell office:value-type="string" calcext:value-type="string">
            <text:p>Protein of unknown function DUF3129</text:p>
          </table:table-cell>
          <table:table-cell/>
          <table:table-cell office:value-type="string" calcext:value-type="string">
            <text:p>MGG_05500</text:p>
          </table:table-cell>
          <table:table-cell office:value-type="float" office:value="4.55908883118088" calcext:value-type="float">
            <text:p>4.5590888311808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4">
          <table:table-cell office:value-type="string" calcext:value-type="string">
            <text:p>MGG_15100</text:p>
          </table:table-cell>
          <table:table-cell office:value-type="float" office:value="-3.33853124543399" calcext:value-type="float">
            <text:p>-3.33853124543399</text:p>
          </table:table-cell>
          <table:table-cell office:value-type="string" calcext:value-type="string">
            <text:p>Polyketide synth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Polyketide synthase, dehydratase domain; Condensation domain; Polyketide synthase, KR; Acyl transferase domain; Polyketide synthase, acyl transferase domain; NAD(P)-binding domain; Beta-ketoacyl synthase, active site; Beta-ketoacyl synthase, N-terminal; Acyl carrier protein-like; Beta-ketoacyl synthase, C-terminal; Methyltransferase type 12; Polyketide synthase/Fatty acid synthase, KR; Polyketide synthase, beta-ketoacyl synthase domain</text:p>
          </table:table-cell>
          <table:table-cell/>
          <table:table-cell office:value-type="string" calcext:value-type="string">
            <text:p>MGG_08890</text:p>
          </table:table-cell>
          <table:table-cell office:value-type="float" office:value="4.39304166504343" calcext:value-type="float">
            <text:p>4.3930416650434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08359</text:p>
          </table:table-cell>
          <table:table-cell office:value-type="float" office:value="-2.98424387938501" calcext:value-type="float">
            <text:p>-2.98424387938501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14232</text:p>
          </table:table-cell>
          <table:table-cell office:value-type="float" office:value="3.68403677833206" calcext:value-type="float">
            <text:p>3.68403677833206</text:p>
          </table:table-cell>
          <table:table-cell office:value-type="string" calcext:value-type="string">
            <text:p>Nitrate reductase 1 </text:p>
          </table:table-cell>
          <table:table-cell office:value-type="string" calcext:value-type="string">
            <text:p>Eukaryotic molybdopterin oxidoreductase; Immunoglobulin E-set; Oxidoreductase, molybdopterin-binding domain; Moybdenum cofactor oxidoreductase, dimerisation</text:p>
          </table:table-cell>
        </table:table-row>
        <table:table-row table:style-name="ro2">
          <table:table-cell office:value-type="string" calcext:value-type="string">
            <text:p>MGG_03036</text:p>
          </table:table-cell>
          <table:table-cell office:value-type="float" office:value="-2.92373203093917" calcext:value-type="float">
            <text:p>-2.9237320309391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mrA-like; NAD(P)-binding domain</text:p>
          </table:table-cell>
          <table:table-cell/>
          <table:table-cell office:value-type="string" calcext:value-type="string">
            <text:p>MGG_02119</text:p>
          </table:table-cell>
          <table:table-cell office:value-type="float" office:value="3.6668174019477" calcext:value-type="float">
            <text:p>3.6668174019477</text:p>
          </table:table-cell>
          <table:table-cell office:value-type="string" calcext:value-type="string">
            <text:p>High-affinity nicotinic acid transporter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2.91875309458978" calcext:value-type="float">
            <text:p>-2.91875309458978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/>
          <table:table-cell office:value-type="string" calcext:value-type="string">
            <text:p>MGG_05398</text:p>
          </table:table-cell>
          <table:table-cell office:value-type="float" office:value="3.64235971315121" calcext:value-type="float">
            <text:p>3.6423597131512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0283</text:p>
          </table:table-cell>
          <table:table-cell office:value-type="float" office:value="-2.91562485811353" calcext:value-type="float">
            <text:p>-2.9156248581135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899</text:p>
          </table:table-cell>
          <table:table-cell office:value-type="float" office:value="3.60398446875961" calcext:value-type="float">
            <text:p>3.6039844687596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602</text:p>
          </table:table-cell>
        </table:table-row>
        <table:table-row table:style-name="ro6">
          <table:table-cell office:value-type="string" calcext:value-type="string">
            <text:p>MGG_09817</text:p>
          </table:table-cell>
          <table:table-cell office:value-type="float" office:value="-2.90092247080619" calcext:value-type="float">
            <text:p>-2.90092247080619</text:p>
          </table:table-cell>
          <table:table-cell office:value-type="string" calcext:value-type="string">
            <text:p>Minor extracellular protease vpr </text:p>
          </table:table-cell>
          <table:table-cell office:value-type="string" calcext:value-type="string">
            <text:p>Peptidase S8, subtilisin, Ser-active site; Peptidase S8/S53, subtilisin/kexin/sedolisin; Peptidase S8, subtilisin, His-active site; Peptidase S8, subtilisin-related; Peptidase S8, subtilisin, <text:s/>Asp-active site; Protease-associated domain, PA</text:p>
          </table:table-cell>
          <table:table-cell/>
          <table:table-cell office:value-type="string" calcext:value-type="string">
            <text:p>MGG_03368</text:p>
          </table:table-cell>
          <table:table-cell office:value-type="float" office:value="3.47318724928776" calcext:value-type="float">
            <text:p>3.47318724928776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0">
          <table:table-cell office:value-type="string" calcext:value-type="string">
            <text:p>MGG_12214</text:p>
          </table:table-cell>
          <table:table-cell office:value-type="float" office:value="-2.83756528856866" calcext:value-type="float">
            <text:p>-2.83756528856866</text:p>
          </table:table-cell>
          <table:table-cell office:value-type="string" calcext:value-type="string">
            <text:p>Fatty acid synthase S-acetyltransfer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Beta-ketoacyl synthase, C-terminal; Polyketide synthase, acyl transferase domain; Polyketide synthase, enoylreductase; Alcohol dehydrogenase GroES-like; Polyketide synthase, KR; Acyl transferase domain; Alcohol dehydrogenase, C-terminal; NAD(P)-binding domain; Beta-ketoacyl synthase, active site; Beta-ketoacyl synthase, N-terminal; Polyketide synthase, dehydratase domain; Acyl carrier protein-like; GroES-like; Methyltransferase type 12; Polyketide synthase/Fatty acid synthase, KR</text:p>
          </table:table-cell>
          <table:table-cell/>
          <table:table-cell office:value-type="string" calcext:value-type="string">
            <text:p>MGG_05501</text:p>
          </table:table-cell>
          <table:table-cell office:value-type="float" office:value="3.4148815012573" calcext:value-type="float">
            <text:p>3.414881501257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Zinc finger, C2H2-like</text:p>
          </table:table-cell>
        </table:table-row>
        <table:table-row table:style-name="ro3">
          <table:table-cell office:value-type="string" calcext:value-type="string">
            <text:p>MGG_13963</text:p>
          </table:table-cell>
          <table:table-cell office:value-type="float" office:value="-2.8328972495121" calcext:value-type="float">
            <text:p>-2.8328972495121</text:p>
          </table:table-cell>
          <table:table-cell office:value-type="string" calcext:value-type="string">
            <text:p>Aromatic and neutral aliphatic amino acid permease </text:p>
          </table:table-cell>
          <table:table-cell office:value-type="string" calcext:value-type="string">
            <text:p>Amino acid transporter, transmembrane</text:p>
          </table:table-cell>
          <table:table-cell/>
          <table:table-cell office:value-type="string" calcext:value-type="string">
            <text:p>MGG_16392</text:p>
          </table:table-cell>
          <table:table-cell office:value-type="float" office:value="3.36504314350287" calcext:value-type="float">
            <text:p>3.3650431435028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</table:table-row>
        <table:table-row table:style-name="ro3">
          <table:table-cell office:value-type="string" calcext:value-type="string">
            <text:p>MGG_08326</text:p>
          </table:table-cell>
          <table:table-cell office:value-type="float" office:value="-2.82841920660633" calcext:value-type="float">
            <text:p>-2.8284192066063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/>
          <table:table-cell office:value-type="string" calcext:value-type="string">
            <text:p>MGG_00357</text:p>
          </table:table-cell>
          <table:table-cell office:value-type="float" office:value="3.32551501980723" calcext:value-type="float">
            <text:p>3.3255150198072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(P)-binding domain; Short-chain dehydrogenase/reductase SDR</text:p>
          </table:table-cell>
        </table:table-row>
        <table:table-row table:style-name="ro1">
          <table:table-cell office:value-type="string" calcext:value-type="string">
            <text:p>MGG_15267</text:p>
          </table:table-cell>
          <table:table-cell office:value-type="float" office:value="-2.79753595764163" calcext:value-type="float">
            <text:p>-2.7975359576416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xtracellular membrane protein, CFEM domain</text:p>
          </table:table-cell>
          <table:table-cell/>
          <table:table-cell office:value-type="string" calcext:value-type="string">
            <text:p>MGG_01025</text:p>
          </table:table-cell>
          <table:table-cell office:value-type="float" office:value="3.2981667418384" calcext:value-type="float">
            <text:p>3.298166741838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7791</text:p>
          </table:table-cell>
          <table:table-cell office:value-type="float" office:value="-2.77081706314813" calcext:value-type="float">
            <text:p>-2.77081706314813</text:p>
          </table:table-cell>
          <table:table-cell office:value-type="string" calcext:value-type="string">
            <text:p>Surface protein 1 </text:p>
          </table:table-cell>
          <table:table-cell table:number-columns-repeated="2"/>
          <table:table-cell office:value-type="string" calcext:value-type="string">
            <text:p>MGG_05044</text:p>
          </table:table-cell>
          <table:table-cell office:value-type="float" office:value="3.25300358712251" calcext:value-type="float">
            <text:p>3.25300358712251</text:p>
          </table:table-cell>
          <table:table-cell office:value-type="string" calcext:value-type="string">
            <text:p>Canalicular multispecific organic anion transporter 1 </text:p>
          </table:table-cell>
          <table:table-cell office:value-type="string" calcext:value-type="string">
            <text:p>ABC transporter, transmembrane domain; ABC transporter-like; ABC transporter, conserved site; ABC transporter, integral membrane type 1; ATPase, AAA+ type, core; ABC transporter, transmembrane domain, type 1</text:p>
          </table:table-cell>
        </table:table-row>
        <table:table-row table:style-name="ro3">
          <table:table-cell office:value-type="string" calcext:value-type="string">
            <text:p>MGG_06542</text:p>
          </table:table-cell>
          <table:table-cell office:value-type="float" office:value="-2.75660807601508" calcext:value-type="float">
            <text:p>-2.75660807601508</text:p>
          </table:table-cell>
          <table:table-cell office:value-type="string" calcext:value-type="string">
            <text:p>N amino acid transport system protein </text:p>
          </table:table-cell>
          <table:table-cell office:value-type="string" calcext:value-type="string">
            <text:p>Amino acid transporter, transmembrane</text:p>
          </table:table-cell>
          <table:table-cell/>
          <table:table-cell office:value-type="string" calcext:value-type="string">
            <text:p>MGG_05940</text:p>
          </table:table-cell>
          <table:table-cell office:value-type="float" office:value="3.16000216427531" calcext:value-type="float">
            <text:p>3.16000216427531</text:p>
          </table:table-cell>
          <table:table-cell office:value-type="string" calcext:value-type="string">
            <text:p>Short chain dehydrogenase </text:p>
          </table:table-cell>
          <table:table-cell office:value-type="string" calcext:value-type="string">
            <text:p>NAD(P)-binding domain; Short-chain dehydrogenase/reductase SDR; Glucose/ribitol dehydrogenase</text:p>
          </table:table-cell>
        </table:table-row>
        <table:table-row table:style-name="ro9">
          <table:table-cell office:value-type="string" calcext:value-type="string">
            <text:p>MGG_15449</text:p>
          </table:table-cell>
          <table:table-cell office:value-type="float" office:value="-2.69048072352408" calcext:value-type="float">
            <text:p>-2.69048072352408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2981</text:p>
          </table:table-cell>
          <table:table-cell office:value-type="float" office:value="3.1559074563911" calcext:value-type="float">
            <text:p>3.1559074563911</text:p>
          </table:table-cell>
          <table:table-cell office:value-type="string" calcext:value-type="string">
            <text:p>Cupin domain-containing protein </text:p>
          </table:table-cell>
          <table:table-cell office:value-type="string" calcext:value-type="string">
            <text:p>RmlC-like jelly roll fold; Cupin, RmlC-type; Cupin 2, conserved barrel</text:p>
          </table:table-cell>
        </table:table-row>
        <table:table-row table:style-name="ro9">
          <table:table-cell office:value-type="string" calcext:value-type="string">
            <text:p>EFMOG00000000088</text:p>
          </table:table-cell>
          <table:table-cell office:value-type="float" office:value="-2.57973376134182" calcext:value-type="float">
            <text:p>-2.57973376134182</text:p>
          </table:table-cell>
          <table:table-cell office:value-type="string" calcext:value-type="string">
            <text:p>tRNA-Pseudo for anticodon GUU </text:p>
          </table:table-cell>
          <table:table-cell table:number-columns-repeated="2"/>
          <table:table-cell office:value-type="string" calcext:value-type="string">
            <text:p>MGG_01924</text:p>
          </table:table-cell>
          <table:table-cell office:value-type="float" office:value="3.11548256330012" calcext:value-type="float">
            <text:p>3.11548256330012</text:p>
          </table:table-cell>
          <table:table-cell office:value-type="string" calcext:value-type="string">
            <text:p>Benzoate 4-monooxygenase cytochrome P450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1">
          <table:table-cell office:value-type="string" calcext:value-type="string">
            <text:p>MGG_06169</text:p>
          </table:table-cell>
          <table:table-cell office:value-type="float" office:value="-2.55915254095478" calcext:value-type="float">
            <text:p>-2.5591525409547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/>
          <table:table-cell office:value-type="string" calcext:value-type="string">
            <text:p>MGG_04164</text:p>
          </table:table-cell>
          <table:table-cell office:value-type="float" office:value="3.08523600326774" calcext:value-type="float">
            <text:p>3.0852360032677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427</text:p>
          </table:table-cell>
        </table:table-row>
        <table:table-row table:style-name="ro9">
          <table:table-cell office:value-type="string" calcext:value-type="string">
            <text:p>MGG_08501</text:p>
          </table:table-cell>
          <table:table-cell office:value-type="float" office:value="-2.53085654526603" calcext:value-type="float">
            <text:p>-2.530856545266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Fringe-like</text:p>
          </table:table-cell>
          <table:table-cell/>
          <table:table-cell office:value-type="string" calcext:value-type="string">
            <text:p>MGG_09380</text:p>
          </table:table-cell>
          <table:table-cell office:value-type="float" office:value="3.07419531816828" calcext:value-type="float">
            <text:p>3.0741953181682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1">
          <table:table-cell office:value-type="string" calcext:value-type="string">
            <text:p>MGG_16187</text:p>
          </table:table-cell>
          <table:table-cell office:value-type="float" office:value="-2.52090357760919" calcext:value-type="float">
            <text:p>-2.52090357760919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6814</text:p>
          </table:table-cell>
          <table:table-cell office:value-type="float" office:value="3.05975776325662" calcext:value-type="float">
            <text:p>3.05975776325662</text:p>
          </table:table-cell>
          <table:table-cell office:value-type="string" calcext:value-type="string">
            <text:p>no_description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2D4-CM_vs_2D4--N</text:p>
          </table:table-cell>
          <table:table-cell table:number-columns-repeated="4"/>
          <table:table-cell table:style-name="ce1" office:value-type="string" calcext:value-type="string">
            <text:p>2D4-CM_vs_2D4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06095</text:p>
          </table:table-cell>
          <table:table-cell office:value-type="float" office:value="-3.97788773820539" calcext:value-type="float">
            <text:p>-3.97788773820539</text:p>
          </table:table-cell>
          <table:table-cell office:value-type="string" calcext:value-type="string">
            <text:p>Cysteine dioxygenase </text:p>
          </table:table-cell>
          <table:table-cell office:value-type="string" calcext:value-type="string">
            <text:p>Cupin, RmlC-type; RmlC-like jelly roll fold; Cysteine dioxygenase type I</text:p>
          </table:table-cell>
          <table:table-cell/>
          <table:table-cell office:value-type="string" calcext:value-type="string">
            <text:p>MGG_14232</text:p>
          </table:table-cell>
          <table:table-cell office:value-type="float" office:value="4.40713401990284" calcext:value-type="float">
            <text:p>4.40713401990284</text:p>
          </table:table-cell>
          <table:table-cell office:value-type="string" calcext:value-type="string">
            <text:p>Nitrate reductase 1 </text:p>
          </table:table-cell>
          <table:table-cell office:value-type="string" calcext:value-type="string">
            <text:p>Eukaryotic molybdopterin oxidoreductase; Immunoglobulin E-set; Oxidoreductase, molybdopterin-binding domain; Moybdenum cofactor oxidoreductase, dimerisation</text:p>
          </table:table-cell>
        </table:table-row>
        <table:table-row table:style-name="ro9">
          <table:table-cell office:value-type="string" calcext:value-type="string">
            <text:p>MGG_13963</text:p>
          </table:table-cell>
          <table:table-cell office:value-type="float" office:value="-3.76395442472075" calcext:value-type="float">
            <text:p>-3.76395442472075</text:p>
          </table:table-cell>
          <table:table-cell office:value-type="string" calcext:value-type="string">
            <text:p>Aromatic and neutral aliphatic amino acid permease </text:p>
          </table:table-cell>
          <table:table-cell office:value-type="string" calcext:value-type="string">
            <text:p>Amino acid transporter, transmembrane</text:p>
          </table:table-cell>
          <table:table-cell/>
          <table:table-cell office:value-type="string" calcext:value-type="string">
            <text:p>MGG_14499</text:p>
          </table:table-cell>
          <table:table-cell office:value-type="float" office:value="4.38588849610311" calcext:value-type="float">
            <text:p>4.38588849610311</text:p>
          </table:table-cell>
          <table:table-cell office:value-type="string" calcext:value-type="string">
            <text:p>Serine/threonine protein kinase </text:p>
          </table:table-cell>
          <table:table-cell office:value-type="string" calcext:value-type="string">
            <text:p>Protein kinase-like domain; Protein kinase, catalytic domain</text:p>
          </table:table-cell>
        </table:table-row>
        <table:table-row table:style-name="ro3">
          <table:table-cell office:value-type="string" calcext:value-type="string">
            <text:p>MGG_08359</text:p>
          </table:table-cell>
          <table:table-cell office:value-type="float" office:value="-3.72810289133374" calcext:value-type="float">
            <text:p>-3.72810289133374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09380</text:p>
          </table:table-cell>
          <table:table-cell office:value-type="float" office:value="4.36427266834185" calcext:value-type="float">
            <text:p>4.3642726683418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3.28439886248133" calcext:value-type="float">
            <text:p>-3.28439886248133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/>
          <table:table-cell office:value-type="string" calcext:value-type="string">
            <text:p>MGG_08589</text:p>
          </table:table-cell>
          <table:table-cell office:value-type="float" office:value="4.09639120406519" calcext:value-type="float">
            <text:p>4.0963912040651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6542</text:p>
          </table:table-cell>
          <table:table-cell office:value-type="float" office:value="-3.17718509297887" calcext:value-type="float">
            <text:p>-3.17718509297887</text:p>
          </table:table-cell>
          <table:table-cell office:value-type="string" calcext:value-type="string">
            <text:p>N amino acid transport system protein </text:p>
          </table:table-cell>
          <table:table-cell office:value-type="string" calcext:value-type="string">
            <text:p>Amino acid transporter, transmembrane</text:p>
          </table:table-cell>
          <table:table-cell/>
          <table:table-cell office:value-type="string" calcext:value-type="string">
            <text:p>MGG_09899</text:p>
          </table:table-cell>
          <table:table-cell office:value-type="float" office:value="3.93558902245156" calcext:value-type="float">
            <text:p>3.9355890224515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602</text:p>
          </table:table-cell>
        </table:table-row>
        <table:table-row table:style-name="ro4">
          <table:table-cell office:value-type="string" calcext:value-type="string">
            <text:p>MGG_15100</text:p>
          </table:table-cell>
          <table:table-cell office:value-type="float" office:value="-3.07726875234158" calcext:value-type="float">
            <text:p>-3.07726875234158</text:p>
          </table:table-cell>
          <table:table-cell office:value-type="string" calcext:value-type="string">
            <text:p>Polyketide synth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Polyketide synthase, dehydratase domain; Condensation domain; Polyketide synthase, KR; Acyl transferase domain; Polyketide synthase, acyl transferase domain; NAD(P)-binding domain; Beta-ketoacyl synthase, active site; Beta-ketoacyl synthase, N-terminal; Acyl carrier protein-like; Beta-ketoacyl synthase, C-terminal; Methyltransferase type 12; Polyketide synthase/Fatty acid synthase, KR; Polyketide synthase, beta-ketoacyl synthase domain</text:p>
          </table:table-cell>
          <table:table-cell/>
          <table:table-cell office:value-type="string" calcext:value-type="string">
            <text:p>MGG_05500</text:p>
          </table:table-cell>
          <table:table-cell office:value-type="float" office:value="3.84818384158624" calcext:value-type="float">
            <text:p>3.8481838415862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13107</text:p>
          </table:table-cell>
          <table:table-cell office:value-type="float" office:value="-2.93933582758393" calcext:value-type="float">
            <text:p>-2.9393358275839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PP</text:p>
          </table:table-cell>
          <table:table-cell/>
          <table:table-cell office:value-type="string" calcext:value-type="string">
            <text:p>MGG_02119</text:p>
          </table:table-cell>
          <table:table-cell office:value-type="float" office:value="3.74204711386532" calcext:value-type="float">
            <text:p>3.74204711386532</text:p>
          </table:table-cell>
          <table:table-cell office:value-type="string" calcext:value-type="string">
            <text:p>High-affinity nicotinic acid transporter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office:value-type="string" calcext:value-type="string">
            <text:p>MGG_08360</text:p>
          </table:table-cell>
          <table:table-cell office:value-type="float" office:value="-2.91252292570639" calcext:value-type="float">
            <text:p>-2.9125229257063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Serine hydrolase FSH</text:p>
          </table:table-cell>
          <table:table-cell/>
          <table:table-cell office:value-type="string" calcext:value-type="string">
            <text:p>MGG_08890</text:p>
          </table:table-cell>
          <table:table-cell office:value-type="float" office:value="3.68587509777123" calcext:value-type="float">
            <text:p>3.6858750977712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8486</text:p>
          </table:table-cell>
          <table:table-cell office:value-type="float" office:value="-2.87414614281504" calcext:value-type="float">
            <text:p>-2.87414614281504</text:p>
          </table:table-cell>
          <table:table-cell office:value-type="string" calcext:value-type="string">
            <text:p>Beta-lactamase </text:p>
          </table:table-cell>
          <table:table-cell office:value-type="string" calcext:value-type="string">
            <text:p>Beta-lactamase/transpeptidase-like; Beta-lactamase-related</text:p>
          </table:table-cell>
          <table:table-cell/>
          <table:table-cell office:value-type="string" calcext:value-type="string">
            <text:p>MGG_05398</text:p>
          </table:table-cell>
          <table:table-cell office:value-type="float" office:value="3.67960196438727" calcext:value-type="float">
            <text:p>3.6796019643872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EFMOG00000000088</text:p>
          </table:table-cell>
          <table:table-cell office:value-type="float" office:value="-2.84940002578992" calcext:value-type="float">
            <text:p>-2.84940002578992</text:p>
          </table:table-cell>
          <table:table-cell office:value-type="string" calcext:value-type="string">
            <text:p>tRNA-Pseudo for anticodon GUU </text:p>
          </table:table-cell>
          <table:table-cell table:number-columns-repeated="2"/>
          <table:table-cell office:value-type="string" calcext:value-type="string">
            <text:p>MGG_12230</text:p>
          </table:table-cell>
          <table:table-cell office:value-type="float" office:value="3.52007084287238" calcext:value-type="float">
            <text:p>3.5200708428723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7419</text:p>
          </table:table-cell>
          <table:table-cell office:value-type="float" office:value="-2.84460877299325" calcext:value-type="float">
            <text:p>-2.8446087729932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/>
          <table:table-cell office:value-type="string" calcext:value-type="string">
            <text:p>MGG_01924</text:p>
          </table:table-cell>
          <table:table-cell office:value-type="float" office:value="3.40350518737351" calcext:value-type="float">
            <text:p>3.40350518737351</text:p>
          </table:table-cell>
          <table:table-cell office:value-type="string" calcext:value-type="string">
            <text:p>Benzoate 4-monooxygenase cytochrome P450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3">
          <table:table-cell office:value-type="string" calcext:value-type="string">
            <text:p>MGG_07791</text:p>
          </table:table-cell>
          <table:table-cell office:value-type="float" office:value="-2.8422845527143" calcext:value-type="float">
            <text:p>-2.8422845527143</text:p>
          </table:table-cell>
          <table:table-cell office:value-type="string" calcext:value-type="string">
            <text:p>Surface protein 1 </text:p>
          </table:table-cell>
          <table:table-cell table:number-columns-repeated="2"/>
          <table:table-cell office:value-type="string" calcext:value-type="string">
            <text:p>MGG_16392</text:p>
          </table:table-cell>
          <table:table-cell office:value-type="float" office:value="3.26707923731371" calcext:value-type="float">
            <text:p>3.2670792373137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</table:table-row>
        <table:table-row table:style-name="ro3">
          <table:table-cell office:value-type="string" calcext:value-type="string">
            <text:p>MGG_04036</text:p>
          </table:table-cell>
          <table:table-cell office:value-type="float" office:value="-2.78535375832402" calcext:value-type="float">
            <text:p>-2.78535375832402</text:p>
          </table:table-cell>
          <table:table-cell office:value-type="string" calcext:value-type="string">
            <text:p>Methyltransferase domain-containing protein </text:p>
          </table:table-cell>
          <table:table-cell office:value-type="string" calcext:value-type="string">
            <text:p>Methyltransferase type 11</text:p>
          </table:table-cell>
          <table:table-cell/>
          <table:table-cell office:value-type="string" calcext:value-type="string">
            <text:p>MGG_05940</text:p>
          </table:table-cell>
          <table:table-cell office:value-type="float" office:value="3.24534665519033" calcext:value-type="float">
            <text:p>3.24534665519033</text:p>
          </table:table-cell>
          <table:table-cell office:value-type="string" calcext:value-type="string">
            <text:p>Short chain dehydrogenase </text:p>
          </table:table-cell>
          <table:table-cell office:value-type="string" calcext:value-type="string">
            <text:p>NAD(P)-binding domain; Short-chain dehydrogenase/reductase SDR; Glucose/ribitol dehydrogenase</text:p>
          </table:table-cell>
        </table:table-row>
        <table:table-row table:style-name="ro1">
          <table:table-cell office:value-type="string" calcext:value-type="string">
            <text:p>MGG_15449</text:p>
          </table:table-cell>
          <table:table-cell office:value-type="float" office:value="-2.75757118852304" calcext:value-type="float">
            <text:p>-2.75757118852304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4164</text:p>
          </table:table-cell>
          <table:table-cell office:value-type="float" office:value="3.13095930586893" calcext:value-type="float">
            <text:p>3.1309593058689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427</text:p>
          </table:table-cell>
        </table:table-row>
        <table:table-row table:style-name="ro1">
          <table:table-cell office:value-type="string" calcext:value-type="string">
            <text:p>MGG_09131</text:p>
          </table:table-cell>
          <table:table-cell office:value-type="float" office:value="-2.72595094580385" calcext:value-type="float">
            <text:p>-2.7259509458038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poxide hydrolase-like; Alpha/beta hydrolase fold-1</text:p>
          </table:table-cell>
          <table:table-cell/>
          <table:table-cell office:value-type="string" calcext:value-type="string">
            <text:p>MGG_05501</text:p>
          </table:table-cell>
          <table:table-cell office:value-type="float" office:value="2.98735385921479" calcext:value-type="float">
            <text:p>2.9873538592147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Zinc finger, C2H2-like</text:p>
          </table:table-cell>
        </table:table-row>
        <table:table-row table:style-name="ro9">
          <table:table-cell office:value-type="string" calcext:value-type="string">
            <text:p>MGG_16869</text:p>
          </table:table-cell>
          <table:table-cell office:value-type="float" office:value="-2.68009443244986" calcext:value-type="float">
            <text:p>-2.6800944324498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2981</text:p>
          </table:table-cell>
          <table:table-cell office:value-type="float" office:value="2.947680022297" calcext:value-type="float">
            <text:p>2.947680022297</text:p>
          </table:table-cell>
          <table:table-cell office:value-type="string" calcext:value-type="string">
            <text:p>Cupin domain-containing protein </text:p>
          </table:table-cell>
          <table:table-cell office:value-type="string" calcext:value-type="string">
            <text:p>RmlC-like jelly roll fold; Cupin, RmlC-type; Cupin 2, conserved barrel</text:p>
          </table:table-cell>
        </table:table-row>
        <table:table-row table:style-name="ro3">
          <table:table-cell office:value-type="string" calcext:value-type="string">
            <text:p>MGG_08501</text:p>
          </table:table-cell>
          <table:table-cell office:value-type="float" office:value="-2.67711648306456" calcext:value-type="float">
            <text:p>-2.6771164830645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Fringe-like</text:p>
          </table:table-cell>
          <table:table-cell/>
          <table:table-cell office:value-type="string" calcext:value-type="string">
            <text:p>MGG_07573</text:p>
          </table:table-cell>
          <table:table-cell office:value-type="float" office:value="2.90614736633796" calcext:value-type="float">
            <text:p>2.9061473663379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eptidase C2, calpain, catalytic domain; Peptidase C2, calpain family; Peptidase, cysteine peptidase active site</text:p>
          </table:table-cell>
        </table:table-row>
        <table:table-row table:style-name="ro1">
          <table:table-cell office:value-type="string" calcext:value-type="string">
            <text:p>EFMOG00000000286</text:p>
          </table:table-cell>
          <table:table-cell office:value-type="float" office:value="-2.65701142985876" calcext:value-type="float">
            <text:p>-2.65701142985876</text:p>
          </table:table-cell>
          <table:table-cell office:value-type="string" calcext:value-type="string">
            <text:p>tRNA-Pseudo for anticodon GUU </text:p>
          </table:table-cell>
          <table:table-cell table:number-columns-repeated="2"/>
          <table:table-cell office:value-type="string" calcext:value-type="string">
            <text:p>MGG_09842</text:p>
          </table:table-cell>
          <table:table-cell office:value-type="float" office:value="2.86321627552444" calcext:value-type="float">
            <text:p>2.8632162755244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0456</text:p>
          </table:table-cell>
          <table:table-cell office:value-type="float" office:value="-2.62198239247993" calcext:value-type="float">
            <text:p>-2.6219823924799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5692</text:p>
          </table:table-cell>
          <table:table-cell office:value-type="float" office:value="2.8499856444444" calcext:value-type="float">
            <text:p>2.849985644444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4449</text:p>
          </table:table-cell>
          <table:table-cell office:value-type="float" office:value="-2.57922578227559" calcext:value-type="float">
            <text:p>-2.57922578227559</text:p>
          </table:table-cell>
          <table:table-cell office:value-type="string" calcext:value-type="string">
            <text:p>Branched-chain alpha-keto acid lipoamide acyltransferase </text:p>
          </table:table-cell>
          <table:table-cell office:value-type="string" calcext:value-type="string">
            <text:p>Single hybrid motif; 2-oxoacid dehydrogenase acyltransferase, catalytic domain; Lipoamide Acyltransferase; Chloramphenicol acetyltransferase-like domain; 2-oxo acid dehydrogenase, lipoyl-binding site; Biotin/lipoyl attachment; E3 binding</text:p>
          </table:table-cell>
          <table:table-cell/>
          <table:table-cell office:value-type="string" calcext:value-type="string">
            <text:p>MGG_01025</text:p>
          </table:table-cell>
          <table:table-cell office:value-type="float" office:value="2.8291718421071" calcext:value-type="float">
            <text:p>2.829171842107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2D4-MM_vs_2D4--C</text:p>
          </table:table-cell>
          <table:table-cell table:number-columns-repeated="4"/>
          <table:table-cell table:style-name="ce1" office:value-type="string" calcext:value-type="string">
            <text:p>2D4-MM_vs_2D4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16392</text:p>
          </table:table-cell>
          <table:table-cell office:value-type="float" office:value="-5.04020375612714" calcext:value-type="float">
            <text:p>-5.0402037561271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/>
          <table:table-cell office:value-type="string" calcext:value-type="string">
            <text:p>MGG_09072</text:p>
          </table:table-cell>
          <table:table-cell office:value-type="float" office:value="5.99533471320308" calcext:value-type="float">
            <text:p>5.99533471320308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7">
          <table:table-cell office:value-type="string" calcext:value-type="string">
            <text:p>MGG_03368</text:p>
          </table:table-cell>
          <table:table-cell office:value-type="float" office:value="-4.29270904324887" calcext:value-type="float">
            <text:p>-4.2927090432488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1687</text:p>
          </table:table-cell>
          <table:table-cell office:value-type="float" office:value="4.47594901636523" calcext:value-type="float">
            <text:p>4.47594901636523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6">
          <table:table-cell office:value-type="string" calcext:value-type="string">
            <text:p>MGG_01985</text:p>
          </table:table-cell>
          <table:table-cell office:value-type="float" office:value="-4.17387279001934" calcext:value-type="float">
            <text:p>-4.17387279001934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Protein of unknown function DUF3474; Fatty acid desaturase, type 1</text:p>
          </table:table-cell>
          <table:table-cell/>
          <table:table-cell office:value-type="string" calcext:value-type="string">
            <text:p>MGG_14136</text:p>
          </table:table-cell>
          <table:table-cell office:value-type="float" office:value="4.36551778277588" calcext:value-type="float">
            <text:p>4.36551778277588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2">
          <table:table-cell office:value-type="string" calcext:value-type="string">
            <text:p>MGG_00892</text:p>
          </table:table-cell>
          <table:table-cell office:value-type="float" office:value="-3.96438954241283" calcext:value-type="float">
            <text:p>-3.96438954241283</text:p>
          </table:table-cell>
          <table:table-cell office:value-type="string" calcext:value-type="string">
            <text:p>ATP synthase subunit 9 </text:p>
          </table:table-cell>
          <table:table-cell office:value-type="string" calcext:value-type="string">
            <text:p>ATPase, F0/V0 complex, subunit C; ATPase, F0 complex, subunit C; ATPase, F0 complex, subunit C, DCCD-binding site</text:p>
          </table:table-cell>
          <table:table-cell/>
          <table:table-cell office:value-type="string" calcext:value-type="string">
            <text:p>MGG_00244</text:p>
          </table:table-cell>
          <table:table-cell office:value-type="float" office:value="4.06683832606461" calcext:value-type="float">
            <text:p>4.06683832606461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6">
          <table:table-cell office:value-type="string" calcext:value-type="string">
            <text:p>MGG_08304</text:p>
          </table:table-cell>
          <table:table-cell office:value-type="float" office:value="-3.88701170219738" calcext:value-type="float">
            <text:p>-3.88701170219738</text:p>
          </table:table-cell>
          <table:table-cell office:value-type="string" calcext:value-type="string">
            <text:p>Mechanosensitive ion channel family protein </text:p>
          </table:table-cell>
          <table:table-cell office:value-type="string" calcext:value-type="string">
            <text:p>EF-HAND 2; Like-Sm ribonucleoprotein (LSM)-related domain; Mechanosensitive ion channel MscS; EF-hand-like domain; Membrane protein, At2g17000, predicted</text:p>
          </table:table-cell>
          <table:table-cell/>
          <table:table-cell office:value-type="string" calcext:value-type="string">
            <text:p>MGG_00045</text:p>
          </table:table-cell>
          <table:table-cell office:value-type="float" office:value="4.06664535488363" calcext:value-type="float">
            <text:p>4.06664535488363</text:p>
          </table:table-cell>
          <table:table-cell office:value-type="string" calcext:value-type="string">
            <text:p>Maltose permease MAL6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MGG_00289</text:p>
          </table:table-cell>
          <table:table-cell office:value-type="float" office:value="-3.85892701101049" calcext:value-type="float">
            <text:p>-3.85892701101049</text:p>
          </table:table-cell>
          <table:table-cell office:value-type="string" calcext:value-type="string">
            <text:p>Amino-acid permease inda1 </text:p>
          </table:table-cell>
          <table:table-cell office:value-type="string" calcext:value-type="string">
            <text:p>Amino acid permease, conserved site; Amino acid permease domain; Amino acid/polyamine transporter I</text:p>
          </table:table-cell>
          <table:table-cell/>
          <table:table-cell office:value-type="string" calcext:value-type="string">
            <text:p>MGG_02239</text:p>
          </table:table-cell>
          <table:table-cell office:value-type="float" office:value="4.0565556166084" calcext:value-type="float">
            <text:p>4.056555616608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Uncharacterised protein family UPF0311; Outer membrane protein, beta-barrel</text:p>
          </table:table-cell>
        </table:table-row>
        <table:table-row table:style-name="ro9">
          <table:table-cell office:value-type="string" calcext:value-type="string">
            <text:p>MGG_08994</text:p>
          </table:table-cell>
          <table:table-cell office:value-type="float" office:value="-3.83786731309203" calcext:value-type="float">
            <text:p>-3.837867313092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Isochorismatase-like</text:p>
          </table:table-cell>
          <table:table-cell/>
          <table:table-cell office:value-type="string" calcext:value-type="string">
            <text:p>MGG_07210</text:p>
          </table:table-cell>
          <table:table-cell office:value-type="float" office:value="4.01055050173539" calcext:value-type="float">
            <text:p>4.0105505017353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3">
          <table:table-cell office:value-type="string" calcext:value-type="string">
            <text:p>MGG_08474</text:p>
          </table:table-cell>
          <table:table-cell office:value-type="float" office:value="-3.81984293177361" calcext:value-type="float">
            <text:p>-3.81984293177361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Fatty acid desaturase, type 1</text:p>
          </table:table-cell>
          <table:table-cell/>
          <table:table-cell office:value-type="string" calcext:value-type="string">
            <text:p>MGG_12589</text:p>
          </table:table-cell>
          <table:table-cell office:value-type="float" office:value="3.93798056850833" calcext:value-type="float">
            <text:p>3.93798056850833</text:p>
          </table:table-cell>
          <table:table-cell office:value-type="string" calcext:value-type="string">
            <text:p>4-coumarate-CoA ligase 1 </text:p>
          </table:table-cell>
          <table:table-cell office:value-type="string" calcext:value-type="string">
            <text:p>AMP-binding, conserved site; AMP-dependent synthetase/ligase; Domain of unknown function DUF4009</text:p>
          </table:table-cell>
        </table:table-row>
        <table:table-row table:style-name="ro6">
          <table:table-cell office:value-type="string" calcext:value-type="string">
            <text:p>MGG_00097</text:p>
          </table:table-cell>
          <table:table-cell office:value-type="float" office:value="-3.51791030833154" calcext:value-type="float">
            <text:p>-3.5179103083315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P-dependent oxidoreductase domain; Aldo/keto reductase subgroup; Aldo/keto reductase, conserved site; Aldo/keto reductase</text:p>
          </table:table-cell>
          <table:table-cell/>
          <table:table-cell office:value-type="string" calcext:value-type="string">
            <text:p>MGG_07779</text:p>
          </table:table-cell>
          <table:table-cell office:value-type="float" office:value="3.7747177171559" calcext:value-type="float">
            <text:p>3.7747177171559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1">
          <table:table-cell office:value-type="string" calcext:value-type="string">
            <text:p>MGG_05214</text:p>
          </table:table-cell>
          <table:table-cell office:value-type="float" office:value="-3.50509060675233" calcext:value-type="float">
            <text:p>-3.5050906067523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1143</text:p>
          </table:table-cell>
          <table:table-cell office:value-type="float" office:value="3.73695950261552" calcext:value-type="float">
            <text:p>3.7369595026155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00270</text:p>
          </table:table-cell>
          <table:table-cell office:value-type="float" office:value="-3.28293820786134" calcext:value-type="float">
            <text:p>-3.28293820786134</text:p>
          </table:table-cell>
          <table:table-cell office:value-type="string" calcext:value-type="string">
            <text:p>Zinc-containing alcohol dehydrogen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/>
          <table:table-cell office:value-type="string" calcext:value-type="string">
            <text:p>MGG_03773</text:p>
          </table:table-cell>
          <table:table-cell office:value-type="float" office:value="3.69580955328738" calcext:value-type="float">
            <text:p>3.69580955328738</text:p>
          </table:table-cell>
          <table:table-cell office:value-type="string" calcext:value-type="string">
            <text:p>Hydroxyquinol 1,2-dioxygenase </text:p>
          </table:table-cell>
          <table:table-cell office:value-type="string" calcext:value-type="string">
            <text:p>Catechol dioxygenase, N-terminal; Intradiol ring-cleavage dioxygenase, core; Intradiol ring-cleavage dioxygenase, C-terminal</text:p>
          </table:table-cell>
        </table:table-row>
        <table:table-row table:style-name="ro1">
          <table:table-cell office:value-type="string" calcext:value-type="string">
            <text:p>MGG_02120</text:p>
          </table:table-cell>
          <table:table-cell office:value-type="float" office:value="-3.10687861592279" calcext:value-type="float">
            <text:p>-3.10687861592279</text:p>
          </table:table-cell>
          <table:table-cell office:value-type="string" calcext:value-type="string">
            <text:p>Sterigmatocystin 8-O-methyltransferase </text:p>
          </table:table-cell>
          <table:table-cell office:value-type="string" calcext:value-type="string">
            <text:p>O-methyltransferase, family 2</text:p>
          </table:table-cell>
          <table:table-cell/>
          <table:table-cell office:value-type="string" calcext:value-type="string">
            <text:p>MGG_15207</text:p>
          </table:table-cell>
          <table:table-cell office:value-type="float" office:value="3.6740377445195" calcext:value-type="float">
            <text:p>3.674037744519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1">
          <table:table-cell office:value-type="string" calcext:value-type="string">
            <text:p>MGG_04118</text:p>
          </table:table-cell>
          <table:table-cell office:value-type="float" office:value="-3.08931179026204" calcext:value-type="float">
            <text:p>-3.08931179026204</text:p>
          </table:table-cell>
          <table:table-cell office:value-type="string" calcext:value-type="string">
            <text:p>Fatty acid synthase beta subunit dehydratase </text:p>
          </table:table-cell>
          <table:table-cell office:value-type="string" calcext:value-type="string">
            <text:p>Acyl transferase/acyl hydrolase/lysophospholipase; Acyl transferase; Fatty acid synthase; Domain of unknown function DUF1729; Fatty acid synthase, beta subunit, fungi; Acyl transferase domain; Polyketide synthase, acyl transferase domain; MaoC-like dehydratase</text:p>
          </table:table-cell>
          <table:table-cell/>
          <table:table-cell office:value-type="string" calcext:value-type="string">
            <text:p>MGG_07628</text:p>
          </table:table-cell>
          <table:table-cell office:value-type="float" office:value="3.61913630863525" calcext:value-type="float">
            <text:p>3.61913630863525</text:p>
          </table:table-cell>
          <table:table-cell office:value-type="string" calcext:value-type="string">
            <text:p>Acetolactate synthase </text:p>
          </table:table-cell>
          <table:table-cell office:value-type="string" calcext:value-type="string">
            <text:p>Thiamine pyrophosphate enzyme, C-terminal TPP-binding; Thiamine pyrophosphate enzyme, N-terminal TPP-binding domain; Thiamine pyrophosphate enzyme, central domain</text:p>
          </table:table-cell>
        </table:table-row>
        <table:table-row table:style-name="ro1">
          <table:table-cell office:value-type="string" calcext:value-type="string">
            <text:p>MGG_09842</text:p>
          </table:table-cell>
          <table:table-cell office:value-type="float" office:value="-3.06126973723716" calcext:value-type="float">
            <text:p>-3.0612697372371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225</text:p>
          </table:table-cell>
          <table:table-cell office:value-type="float" office:value="3.43600940918996" calcext:value-type="float">
            <text:p>3.43600940918996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EFMOG00000000200</text:p>
          </table:table-cell>
          <table:table-cell office:value-type="float" office:value="-3.05321295543436" calcext:value-type="float">
            <text:p>-3.05321295543436</text:p>
          </table:table-cell>
          <table:table-cell office:value-type="string" calcext:value-type="string">
            <text:p>tRNA-Ser for anticodon UGA </text:p>
          </table:table-cell>
          <table:table-cell table:number-columns-repeated="2"/>
          <table:table-cell office:value-type="string" calcext:value-type="string">
            <text:p>MGG_00755</text:p>
          </table:table-cell>
          <table:table-cell office:value-type="float" office:value="3.40005990202041" calcext:value-type="float">
            <text:p>3.40005990202041</text:p>
          </table:table-cell>
          <table:table-cell office:value-type="string" calcext:value-type="string">
            <text:p>Indoleamine 2,3-dioxygenase </text:p>
          </table:table-cell>
          <table:table-cell office:value-type="string" calcext:value-type="string">
            <text:p>Indoleamine 2,3-dioxygenase</text:p>
          </table:table-cell>
        </table:table-row>
        <table:table-row table:style-name="ro7">
          <table:table-cell office:value-type="string" calcext:value-type="string">
            <text:p>MGG_12154</text:p>
          </table:table-cell>
          <table:table-cell office:value-type="float" office:value="-3.01840892112156" calcext:value-type="float">
            <text:p>-3.01840892112156</text:p>
          </table:table-cell>
          <table:table-cell office:value-type="string" calcext:value-type="string">
            <text:p>Fatty acid synthase subunit alpha </text:p>
          </table:table-cell>
          <table:table-cell office:value-type="string" calcext:value-type="string">
            <text:p>Acyl transferase/acyl hydrolase/lysophospholipase; Thiolase-like, subgroup; Thiolase-like; Phosphopantethiene-protein transferase; 4'-phosphopantetheinyl transferase; Acyl transferase domain; Fatty acid synthase alpha subunit, yeast; NAD(P)-binding domain; Beta-ketoacyl synthase, active site; Beta-ketoacyl synthase, N-terminal; Beta-ketoacyl synthase, C-terminal</text:p>
          </table:table-cell>
          <table:table-cell/>
          <table:table-cell office:value-type="string" calcext:value-type="string">
            <text:p>MGG_06828</text:p>
          </table:table-cell>
          <table:table-cell office:value-type="float" office:value="3.39852155934783" calcext:value-type="float">
            <text:p>3.3985215593478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3">
          <table:table-cell office:value-type="string" calcext:value-type="string">
            <text:p>MGG_11255</text:p>
          </table:table-cell>
          <table:table-cell office:value-type="float" office:value="-2.98080358268025" calcext:value-type="float">
            <text:p>-2.98080358268025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4203</text:p>
          </table:table-cell>
          <table:table-cell office:value-type="float" office:value="3.34796235109429" calcext:value-type="float">
            <text:p>3.34796235109429</text:p>
          </table:table-cell>
          <table:table-cell office:value-type="string" calcext:value-type="string">
            <text:p>4-coumarate-CoA ligase </text:p>
          </table:table-cell>
          <table:table-cell office:value-type="string" calcext:value-type="string">
            <text:p>AMP-binding, conserved site; AMP-dependent synthetase/ligase; Domain of unknown function DUF4009</text:p>
          </table:table-cell>
        </table:table-row>
        <table:table-row table:style-name="ro2">
          <table:table-cell office:value-type="string" calcext:value-type="string">
            <text:p>MGG_12775</text:p>
          </table:table-cell>
          <table:table-cell office:value-type="float" office:value="-2.95110837441286" calcext:value-type="float">
            <text:p>-2.95110837441286</text:p>
          </table:table-cell>
          <table:table-cell office:value-type="string" calcext:value-type="string">
            <text:p>Voltage-gated K+ channel beta subunit </text:p>
          </table:table-cell>
          <table:table-cell office:value-type="string" calcext:value-type="string">
            <text:p>NADP-dependent oxidoreductase domain; Potassium channel, voltage-dependent, beta subunit, KCNAB-related; Aldo/keto reductase</text:p>
          </table:table-cell>
          <table:table-cell/>
          <table:table-cell office:value-type="string" calcext:value-type="string">
            <text:p>MGG_07781</text:p>
          </table:table-cell>
          <table:table-cell office:value-type="float" office:value="3.34418541550099" calcext:value-type="float">
            <text:p>3.34418541550099</text:p>
          </table:table-cell>
          <table:table-cell office:value-type="string" calcext:value-type="string">
            <text:p>Quinate dehydrogenase </text:p>
          </table:table-cell>
          <table:table-cell office:value-type="string" calcext:value-type="string">
            <text:p>NAD(P)-binding domain; Quinate/shikimate 5-dehydrogenase/glutamyl-tRNA reductase; Shikimate dehydrogenase substrate binding, N-terminal</text:p>
          </table:table-cell>
        </table:table-row>
        <table:table-row table:style-name="ro9">
          <table:table-cell office:value-type="string" calcext:value-type="string">
            <text:p>MGG_18025</text:p>
          </table:table-cell>
          <table:table-cell office:value-type="float" office:value="-2.94014824701626" calcext:value-type="float">
            <text:p>-2.9401482470162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030</text:p>
          </table:table-cell>
          <table:table-cell office:value-type="float" office:value="3.2815480010251" calcext:value-type="float">
            <text:p>3.281548001025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1680; Six-hairpin glycosidase-like</text:p>
          </table:table-cell>
        </table:table-row>
        <table:table-row table:style-name="ro2">
          <table:table-cell office:value-type="string" calcext:value-type="string">
            <text:p>MGG_00099</text:p>
          </table:table-cell>
          <table:table-cell office:value-type="float" office:value="-2.93920607099442" calcext:value-type="float">
            <text:p>-2.9392060709944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/>
          <table:table-cell office:value-type="string" calcext:value-type="string">
            <text:p>MGG_02783</text:p>
          </table:table-cell>
          <table:table-cell office:value-type="float" office:value="3.26085792920199" calcext:value-type="float">
            <text:p>3.26085792920199</text:p>
          </table:table-cell>
          <table:table-cell office:value-type="string" calcext:value-type="string">
            <text:p>Lactos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Major facilitator superfamily doma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2D4-MM_vs_2D4--N</text:p>
          </table:table-cell>
          <table:table-cell table:number-columns-repeated="4"/>
          <table:table-cell table:style-name="ce1" office:value-type="string" calcext:value-type="string">
            <text:p>2D4-MM_vs_2D4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2D4--N_vs_2D4--C</text:p>
          </table:table-cell>
          <table:table-cell table:number-columns-repeated="4"/>
          <table:table-cell table:style-name="ce1" office:value-type="string" calcext:value-type="string">
            <text:p>2D4--N_vs_2D4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16392</text:p>
          </table:table-cell>
          <table:table-cell office:value-type="float" office:value="-5.00374521889693" calcext:value-type="float">
            <text:p>-5.0037452188969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/>
          <table:table-cell office:value-type="string" calcext:value-type="string">
            <text:p>MGG_09072</text:p>
          </table:table-cell>
          <table:table-cell office:value-type="float" office:value="5.37774787977428" calcext:value-type="float">
            <text:p>5.37774787977428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7">
          <table:table-cell office:value-type="string" calcext:value-type="string">
            <text:p>MGG_01985</text:p>
          </table:table-cell>
          <table:table-cell office:value-type="float" office:value="-4.29513877598908" calcext:value-type="float">
            <text:p>-4.29513877598908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Protein of unknown function DUF3474; Fatty acid desaturase, type 1</text:p>
          </table:table-cell>
          <table:table-cell/>
          <table:table-cell office:value-type="string" calcext:value-type="string">
            <text:p>MGG_01687</text:p>
          </table:table-cell>
          <table:table-cell office:value-type="float" office:value="4.53577901259882" calcext:value-type="float">
            <text:p>4.53577901259882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2">
          <table:table-cell office:value-type="string" calcext:value-type="string">
            <text:p>MGG_12230</text:p>
          </table:table-cell>
          <table:table-cell office:value-type="float" office:value="-4.20692835675182" calcext:value-type="float">
            <text:p>-4.20692835675182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244</text:p>
          </table:table-cell>
          <table:table-cell office:value-type="float" office:value="4.16982865458095" calcext:value-type="float">
            <text:p>4.16982865458095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2">
          <table:table-cell office:value-type="string" calcext:value-type="string">
            <text:p>MGG_08304</text:p>
          </table:table-cell>
          <table:table-cell office:value-type="float" office:value="-4.09620685016595" calcext:value-type="float">
            <text:p>-4.09620685016595</text:p>
          </table:table-cell>
          <table:table-cell office:value-type="string" calcext:value-type="string">
            <text:p>Mechanosensitive ion channel family protein </text:p>
          </table:table-cell>
          <table:table-cell office:value-type="string" calcext:value-type="string">
            <text:p>EF-HAND 2; Like-Sm ribonucleoprotein (LSM)-related domain; Mechanosensitive ion channel MscS; EF-hand-like domain; Membrane protein, At2g17000, predicted</text:p>
          </table:table-cell>
          <table:table-cell/>
          <table:table-cell office:value-type="string" calcext:value-type="string">
            <text:p>MGG_09988</text:p>
          </table:table-cell>
          <table:table-cell office:value-type="float" office:value="4.15562761384973" calcext:value-type="float">
            <text:p>4.15562761384973</text:p>
          </table:table-cell>
          <table:table-cell office:value-type="string" calcext:value-type="string">
            <text:p>Glycosyl hydrolase family 43 protein </text:p>
          </table:table-cell>
          <table:table-cell office:value-type="string" calcext:value-type="string">
            <text:p>Concanavalin A-like lectin/glucanase; Glycosyl hydrolase family 43, five-bladed beta-propellor domain; Glycoside hydrolase, family 43; Concanavalin A-like lectin/glucanase, subgroup</text:p>
          </table:table-cell>
        </table:table-row>
        <table:table-row table:style-name="ro9">
          <table:table-cell office:value-type="string" calcext:value-type="string">
            <text:p>MGG_00289</text:p>
          </table:table-cell>
          <table:table-cell office:value-type="float" office:value="-3.82377865292673" calcext:value-type="float">
            <text:p>-3.82377865292673</text:p>
          </table:table-cell>
          <table:table-cell office:value-type="string" calcext:value-type="string">
            <text:p>Amino-acid permease inda1 </text:p>
          </table:table-cell>
          <table:table-cell office:value-type="string" calcext:value-type="string">
            <text:p>Amino acid permease, conserved site; Amino acid permease domain; Amino acid/polyamine transporter I</text:p>
          </table:table-cell>
          <table:table-cell/>
          <table:table-cell office:value-type="string" calcext:value-type="string">
            <text:p>MGG_04751</text:p>
          </table:table-cell>
          <table:table-cell office:value-type="float" office:value="4.08683217929875" calcext:value-type="float">
            <text:p>4.0868321792987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Flavin monooxygenase FMO</text:p>
          </table:table-cell>
        </table:table-row>
        <table:table-row table:style-name="ro6">
          <table:table-cell office:value-type="string" calcext:value-type="string">
            <text:p>MGG_03662</text:p>
          </table:table-cell>
          <table:table-cell office:value-type="float" office:value="-3.76926122428461" calcext:value-type="float">
            <text:p>-3.76926122428461</text:p>
          </table:table-cell>
          <table:table-cell office:value-type="string" calcext:value-type="string">
            <text:p>Phosphoadenosine phosphosulfate reductase </text:p>
          </table:table-cell>
          <table:table-cell office:value-type="string" calcext:value-type="string">
            <text:p>Rossmann-like alpha/beta/alpha sandwich fold; Phosphoadenosine phosphosulphate reductase CysH; Phosphoadenosine phosphosulphate/adenosine 5'-phosphosulphate reductase; Phosphoadenosine phosphosulphate reductase</text:p>
          </table:table-cell>
          <table:table-cell/>
          <table:table-cell office:value-type="string" calcext:value-type="string">
            <text:p>MGG_00045</text:p>
          </table:table-cell>
          <table:table-cell office:value-type="float" office:value="4.05382660592701" calcext:value-type="float">
            <text:p>4.05382660592701</text:p>
          </table:table-cell>
          <table:table-cell office:value-type="string" calcext:value-type="string">
            <text:p>Maltose permease MAL6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2">
          <table:table-cell office:value-type="string" calcext:value-type="string">
            <text:p>MGG_08474</text:p>
          </table:table-cell>
          <table:table-cell office:value-type="float" office:value="-3.61763472782765" calcext:value-type="float">
            <text:p>-3.61763472782765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Fatty acid desaturase, type 1</text:p>
          </table:table-cell>
          <table:table-cell/>
          <table:table-cell office:value-type="string" calcext:value-type="string">
            <text:p>MGG_07628</text:p>
          </table:table-cell>
          <table:table-cell office:value-type="float" office:value="4.0408448028079" calcext:value-type="float">
            <text:p>4.0408448028079</text:p>
          </table:table-cell>
          <table:table-cell office:value-type="string" calcext:value-type="string">
            <text:p>Acetolactate synthase </text:p>
          </table:table-cell>
          <table:table-cell office:value-type="string" calcext:value-type="string">
            <text:p>Thiamine pyrophosphate enzyme, C-terminal TPP-binding; Thiamine pyrophosphate enzyme, N-terminal TPP-binding domain; Thiamine pyrophosphate enzyme, central domain</text:p>
          </table:table-cell>
        </table:table-row>
        <table:table-row table:style-name="ro7">
          <table:table-cell office:value-type="string" calcext:value-type="string">
            <text:p>MGG_12154</text:p>
          </table:table-cell>
          <table:table-cell office:value-type="float" office:value="-3.55259873915963" calcext:value-type="float">
            <text:p>-3.55259873915963</text:p>
          </table:table-cell>
          <table:table-cell office:value-type="string" calcext:value-type="string">
            <text:p>Fatty acid synthase subunit alpha </text:p>
          </table:table-cell>
          <table:table-cell office:value-type="string" calcext:value-type="string">
            <text:p>Acyl transferase/acyl hydrolase/lysophospholipase; Thiolase-like, subgroup; Thiolase-like; Phosphopantethiene-protein transferase; 4'-phosphopantetheinyl transferase; Acyl transferase domain; Fatty acid synthase alpha subunit, yeast; NAD(P)-binding domain; Beta-ketoacyl synthase, active site; Beta-ketoacyl synthase, N-terminal; Beta-ketoacyl synthase, C-terminal</text:p>
          </table:table-cell>
          <table:table-cell/>
          <table:table-cell office:value-type="string" calcext:value-type="string">
            <text:p>MGG_08776</text:p>
          </table:table-cell>
          <table:table-cell office:value-type="float" office:value="3.94367228351611" calcext:value-type="float">
            <text:p>3.94367228351611</text:p>
          </table:table-cell>
          <table:table-cell office:value-type="string" calcext:value-type="string">
            <text:p>Major myo-inositol transporter iolT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MGG_03368</text:p>
          </table:table-cell>
          <table:table-cell office:value-type="float" office:value="-3.5305469789027" calcext:value-type="float">
            <text:p>-3.530546978902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5116</text:p>
          </table:table-cell>
          <table:table-cell office:value-type="float" office:value="3.9102879121669" calcext:value-type="float">
            <text:p>3.9102879121669</text:p>
          </table:table-cell>
          <table:table-cell office:value-type="string" calcext:value-type="string">
            <text:p>Malic acid transporter </text:p>
          </table:table-cell>
          <table:table-cell office:value-type="string" calcext:value-type="string">
            <text:p>C4-dicarboxylate transporter/malic acid transport protein</text:p>
          </table:table-cell>
        </table:table-row>
        <table:table-row table:style-name="ro1">
          <table:table-cell office:value-type="string" calcext:value-type="string">
            <text:p>MGG_09842</text:p>
          </table:table-cell>
          <table:table-cell office:value-type="float" office:value="-3.45204995833125" calcext:value-type="float">
            <text:p>-3.45204995833125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755</text:p>
          </table:table-cell>
          <table:table-cell office:value-type="float" office:value="3.69424560738873" calcext:value-type="float">
            <text:p>3.69424560738873</text:p>
          </table:table-cell>
          <table:table-cell office:value-type="string" calcext:value-type="string">
            <text:p>Indoleamine 2,3-dioxygenase </text:p>
          </table:table-cell>
          <table:table-cell office:value-type="string" calcext:value-type="string">
            <text:p>Indoleamine 2,3-dioxygenase</text:p>
          </table:table-cell>
        </table:table-row>
        <table:table-row table:style-name="ro11">
          <table:table-cell office:value-type="string" calcext:value-type="string">
            <text:p>MGG_04118</text:p>
          </table:table-cell>
          <table:table-cell office:value-type="float" office:value="-3.40062145006978" calcext:value-type="float">
            <text:p>-3.40062145006978</text:p>
          </table:table-cell>
          <table:table-cell office:value-type="string" calcext:value-type="string">
            <text:p>Fatty acid synthase beta subunit dehydratase </text:p>
          </table:table-cell>
          <table:table-cell office:value-type="string" calcext:value-type="string">
            <text:p>Acyl transferase/acyl hydrolase/lysophospholipase; Acyl transferase; Fatty acid synthase; Domain of unknown function DUF1729; Fatty acid synthase, beta subunit, fungi; Acyl transferase domain; Polyketide synthase, acyl transferase domain; MaoC-like dehydratase</text:p>
          </table:table-cell>
          <table:table-cell/>
          <table:table-cell office:value-type="string" calcext:value-type="string">
            <text:p>MGG_12589</text:p>
          </table:table-cell>
          <table:table-cell office:value-type="float" office:value="3.65721031725962" calcext:value-type="float">
            <text:p>3.65721031725962</text:p>
          </table:table-cell>
          <table:table-cell office:value-type="string" calcext:value-type="string">
            <text:p>4-coumarate-CoA ligase 1 </text:p>
          </table:table-cell>
          <table:table-cell office:value-type="string" calcext:value-type="string">
            <text:p>AMP-binding, conserved site; AMP-dependent synthetase/ligase; Domain of unknown function DUF4009</text:p>
          </table:table-cell>
        </table:table-row>
        <table:table-row table:style-name="ro3">
          <table:table-cell office:value-type="string" calcext:value-type="string">
            <text:p>MGG_00892</text:p>
          </table:table-cell>
          <table:table-cell office:value-type="float" office:value="-3.37753821984979" calcext:value-type="float">
            <text:p>-3.37753821984979</text:p>
          </table:table-cell>
          <table:table-cell office:value-type="string" calcext:value-type="string">
            <text:p>ATP synthase subunit 9 </text:p>
          </table:table-cell>
          <table:table-cell office:value-type="string" calcext:value-type="string">
            <text:p>ATPase, F0/V0 complex, subunit C; ATPase, F0 complex, subunit C; ATPase, F0 complex, subunit C, DCCD-binding site</text:p>
          </table:table-cell>
          <table:table-cell/>
          <table:table-cell office:value-type="string" calcext:value-type="string">
            <text:p>MGG_12043</text:p>
          </table:table-cell>
          <table:table-cell office:value-type="float" office:value="3.6214666942074" calcext:value-type="float">
            <text:p>3.621466694207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5">
          <table:table-cell office:value-type="string" calcext:value-type="string">
            <text:p>MGG_09899</text:p>
          </table:table-cell>
          <table:table-cell office:value-type="float" office:value="-3.20831665358482" calcext:value-type="float">
            <text:p>-3.2083166535848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602</text:p>
          </table:table-cell>
          <table:table-cell/>
          <table:table-cell office:value-type="string" calcext:value-type="string">
            <text:p>MGG_11289</text:p>
          </table:table-cell>
          <table:table-cell office:value-type="float" office:value="3.60173270555883" calcext:value-type="float">
            <text:p>3.6017327055588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lycoside hydrolase, family 2, N-terminal; Glycoside hydrolase, family 2, immunoglobulin-like beta-sandwich; Glycoside hydrolase-type carbohydrate-binding, subgroup; Glycoside hydrolase, family 2/20, immunoglobulin-like beta-sandwich domain; Glycoside hydrolase, superfamily; Beta galactosidase small chain/ domain 5; Glycoside hydrolase-type carbohydrate-binding; Glycoside hydrolase, subgroup, catalytic domain; Glycoside hydrolase, family 2, TIM barrel; Glycoside hydrolase, family 2; Galactose-binding domain-like</text:p>
          </table:table-cell>
        </table:table-row>
        <table:table-row table:style-name="ro2">
          <table:table-cell office:value-type="string" calcext:value-type="string">
            <text:p>MGG_08253</text:p>
          </table:table-cell>
          <table:table-cell office:value-type="float" office:value="-3.15687127160386" calcext:value-type="float">
            <text:p>-3.1568712716038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2783</text:p>
          </table:table-cell>
          <table:table-cell office:value-type="float" office:value="3.54875653210746" calcext:value-type="float">
            <text:p>3.54875653210746</text:p>
          </table:table-cell>
          <table:table-cell office:value-type="string" calcext:value-type="string">
            <text:p>Lactos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Major facilitator superfamily domain</text:p>
          </table:table-cell>
        </table:table-row>
        <table:table-row table:style-name="ro6">
          <table:table-cell office:value-type="string" calcext:value-type="string">
            <text:p>EFMOG00000000200</text:p>
          </table:table-cell>
          <table:table-cell office:value-type="float" office:value="-3.14770546868248" calcext:value-type="float">
            <text:p>-3.14770546868248</text:p>
          </table:table-cell>
          <table:table-cell office:value-type="string" calcext:value-type="string">
            <text:p>tRNA-Ser for anticodon UGA </text:p>
          </table:table-cell>
          <table:table-cell table:number-columns-repeated="2"/>
          <table:table-cell office:value-type="string" calcext:value-type="string">
            <text:p>MGG_07779</text:p>
          </table:table-cell>
          <table:table-cell office:value-type="float" office:value="3.43609218842128" calcext:value-type="float">
            <text:p>3.43609218842128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2">
          <table:table-cell office:value-type="string" calcext:value-type="string">
            <text:p>MGG_00270</text:p>
          </table:table-cell>
          <table:table-cell office:value-type="float" office:value="-3.14232421563581" calcext:value-type="float">
            <text:p>-3.14232421563581</text:p>
          </table:table-cell>
          <table:table-cell office:value-type="string" calcext:value-type="string">
            <text:p>Zinc-containing alcohol dehydrogen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/>
          <table:table-cell office:value-type="string" calcext:value-type="string">
            <text:p>MGG_03773</text:p>
          </table:table-cell>
          <table:table-cell office:value-type="float" office:value="3.39947350534785" calcext:value-type="float">
            <text:p>3.39947350534785</text:p>
          </table:table-cell>
          <table:table-cell office:value-type="string" calcext:value-type="string">
            <text:p>Hydroxyquinol 1,2-dioxygenase </text:p>
          </table:table-cell>
          <table:table-cell office:value-type="string" calcext:value-type="string">
            <text:p>Catechol dioxygenase, N-terminal; Intradiol ring-cleavage dioxygenase, core; Intradiol ring-cleavage dioxygenase, C-terminal</text:p>
          </table:table-cell>
        </table:table-row>
        <table:table-row table:style-name="ro1">
          <table:table-cell office:value-type="string" calcext:value-type="string">
            <text:p>MGG_02654</text:p>
          </table:table-cell>
          <table:table-cell office:value-type="float" office:value="-3.09118766111959" calcext:value-type="float">
            <text:p>-3.09118766111959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225</text:p>
          </table:table-cell>
          <table:table-cell office:value-type="float" office:value="3.36666497229696" calcext:value-type="float">
            <text:p>3.36666497229696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10503</text:p>
          </table:table-cell>
          <table:table-cell office:value-type="float" office:value="-3.01295305906024" calcext:value-type="float">
            <text:p>-3.01295305906024</text:p>
          </table:table-cell>
          <table:table-cell office:value-type="string" calcext:value-type="string">
            <text:p>Mannitol-1-phosphate 5-dehydrogenase </text:p>
          </table:table-cell>
          <table:table-cell office:value-type="string" calcext:value-type="string">
            <text:p>Dehydrogenase, multihelical; 6-phosphogluconate dehydrogenase, C-terminal-like; Mannitol dehydrogenase; Mannitol dehydrogenase, N-terminal; NAD(P)-binding domain; Mannitol dehydrogenase, C-terminal</text:p>
          </table:table-cell>
          <table:table-cell/>
          <table:table-cell office:value-type="string" calcext:value-type="string">
            <text:p>MGG_07210</text:p>
          </table:table-cell>
          <table:table-cell office:value-type="float" office:value="3.36069302818921" calcext:value-type="float">
            <text:p>3.3606930281892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6">
          <table:table-cell office:value-type="string" calcext:value-type="string">
            <text:p>MGG_00537</text:p>
          </table:table-cell>
          <table:table-cell office:value-type="float" office:value="-2.98867157137006" calcext:value-type="float">
            <text:p>-2.98867157137006</text:p>
          </table:table-cell>
          <table:table-cell office:value-type="string" calcext:value-type="string">
            <text:p>Ammonium transporter MEP1, variant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/>
          <table:table-cell office:value-type="string" calcext:value-type="string">
            <text:p>MGG_14136</text:p>
          </table:table-cell>
          <table:table-cell office:value-type="float" office:value="3.34700931886148" calcext:value-type="float">
            <text:p>3.34700931886148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1">
          <table:table-cell office:value-type="string" calcext:value-type="string">
            <text:p>MGG_02207</text:p>
          </table:table-cell>
          <table:table-cell office:value-type="float" office:value="-2.97267254809083" calcext:value-type="float">
            <text:p>-2.9726725480908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1143</text:p>
          </table:table-cell>
          <table:table-cell office:value-type="float" office:value="3.33855972605068" calcext:value-type="float">
            <text:p>3.3385597260506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CM_vs_2D4-CM</text:p>
          </table:table-cell>
          <table:table-cell table:number-columns-repeated="4"/>
          <table:table-cell table:style-name="ce1" office:value-type="string" calcext:value-type="string">
            <text:p>WT-CM_vs_2D4-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office:value-type="string" calcext:value-type="string">
            <text:p>MGG_02109</text:p>
          </table:table-cell>
          <table:table-cell office:value-type="float" office:value="-3.42035657695702" calcext:value-type="float">
            <text:p>-3.42035657695702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4944</text:p>
          </table:table-cell>
          <table:table-cell office:value-type="float" office:value="2.94561235669535" calcext:value-type="float">
            <text:p>2.9456123566953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7961</text:p>
          </table:table-cell>
          <table:table-cell office:value-type="float" office:value="-3.15623973281946" calcext:value-type="float">
            <text:p>-3.1562397328194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ss4-like; Glutathione-dependent formaldehyde-activating enzyme/centromere protein V</text:p>
          </table:table-cell>
          <table:table-cell/>
          <table:table-cell office:value-type="string" calcext:value-type="string">
            <text:p>MGG_17988</text:p>
          </table:table-cell>
          <table:table-cell office:value-type="float" office:value="2.92149561395305" calcext:value-type="float">
            <text:p>2.9214956139530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9818</text:p>
          </table:table-cell>
          <table:table-cell office:value-type="float" office:value="-2.92735954009868" calcext:value-type="float">
            <text:p>-2.9273595400986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eptidase aspartic, catalytic; Peptidase aspartic; Peptidase A1</text:p>
          </table:table-cell>
          <table:table-cell/>
          <table:table-cell office:value-type="string" calcext:value-type="string">
            <text:p>MGG_16054</text:p>
          </table:table-cell>
          <table:table-cell office:value-type="float" office:value="2.82996816947865" calcext:value-type="float">
            <text:p>2.8299681694786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8453</text:p>
          </table:table-cell>
          <table:table-cell office:value-type="float" office:value="-2.81486158103807" calcext:value-type="float">
            <text:p>-2.8148615810380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7066</text:p>
          </table:table-cell>
          <table:table-cell office:value-type="float" office:value="2.73243106734608" calcext:value-type="float">
            <text:p>2.73243106734608</text:p>
          </table:table-cell>
          <table:table-cell office:value-type="string" calcext:value-type="string">
            <text:p>Calcium-binding mitochondrial carrier protein Aralar1 </text:p>
          </table:table-cell>
          <table:table-cell office:value-type="string" calcext:value-type="string">
            <text:p>EF-hand-like domain; Calcium-binding EF-hand; Mitochondrial substrate/solute carrier; Mitochondrial carrier domain; EF-Hand 1, calcium-binding site; Mitochondrial carrier protein; EF-hand; EF-HAND 2</text:p>
          </table:table-cell>
        </table:table-row>
        <table:table-row table:style-name="ro9">
          <table:table-cell office:value-type="string" calcext:value-type="string">
            <text:p>MGG_00194</text:p>
          </table:table-cell>
          <table:table-cell office:value-type="float" office:value="-2.76993298180955" calcext:value-type="float">
            <text:p>-2.76993298180955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7861</text:p>
          </table:table-cell>
          <table:table-cell office:value-type="float" office:value="2.68280905543141" calcext:value-type="float">
            <text:p>2.68280905543141</text:p>
          </table:table-cell>
          <table:table-cell office:value-type="string" calcext:value-type="string">
            <text:p>Carboxypeptidase S1 </text:p>
          </table:table-cell>
          <table:table-cell office:value-type="string" calcext:value-type="string">
            <text:p>Peptidase S10, serine carboxypeptidase, active site; Peptidase S10, serine carboxypeptidase</text:p>
          </table:table-cell>
        </table:table-row>
        <table:table-row table:style-name="ro1">
          <table:table-cell office:value-type="string" calcext:value-type="string">
            <text:p>MGG_09188</text:p>
          </table:table-cell>
          <table:table-cell office:value-type="float" office:value="-2.64259870572927" calcext:value-type="float">
            <text:p>-2.64259870572927</text:p>
          </table:table-cell>
          <table:table-cell office:value-type="string" calcext:value-type="string">
            <text:p>Malate dehydrogenase </text:p>
          </table:table-cell>
          <table:table-cell office:value-type="string" calcext:value-type="string">
            <text:p>Protein of unknown function DUF3455</text:p>
          </table:table-cell>
          <table:table-cell/>
          <table:table-cell office:value-type="string" calcext:value-type="string">
            <text:p>MGG_17881</text:p>
          </table:table-cell>
          <table:table-cell office:value-type="float" office:value="2.49148669393888" calcext:value-type="float">
            <text:p>2.4914866939388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0456</text:p>
          </table:table-cell>
          <table:table-cell office:value-type="float" office:value="-2.58623298291633" calcext:value-type="float">
            <text:p>-2.5862329829163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710</text:p>
          </table:table-cell>
          <table:table-cell office:value-type="float" office:value="2.48057653963655" calcext:value-type="float">
            <text:p>2.4805765396365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5233</text:p>
          </table:table-cell>
          <table:table-cell office:value-type="float" office:value="-2.44337138018205" calcext:value-type="float">
            <text:p>-2.44337138018205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0614</text:p>
          </table:table-cell>
          <table:table-cell office:value-type="float" office:value="2.47971976200757" calcext:value-type="float">
            <text:p>2.47971976200757</text:p>
          </table:table-cell>
          <table:table-cell office:value-type="string" calcext:value-type="string">
            <text:p>Isoflavone reductase </text:p>
          </table:table-cell>
          <table:table-cell office:value-type="string" calcext:value-type="string">
            <text:p>NmrA-like; NAD(P)-binding domain</text:p>
          </table:table-cell>
        </table:table-row>
        <table:table-row table:style-name="ro1">
          <table:table-cell office:value-type="string" calcext:value-type="string">
            <text:p>MGG_12942</text:p>
          </table:table-cell>
          <table:table-cell office:value-type="float" office:value="-2.23683964471955" calcext:value-type="float">
            <text:p>-2.23683964471955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6733</text:p>
          </table:table-cell>
          <table:table-cell office:value-type="float" office:value="2.45648740285638" calcext:value-type="float">
            <text:p>2.4564874028563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6751</text:p>
          </table:table-cell>
          <table:table-cell office:value-type="float" office:value="-2.2192286334212" calcext:value-type="float">
            <text:p>-2.219228633421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MP/dCMP deaminase, zinc-binding; Cytidine deaminase-like</text:p>
          </table:table-cell>
          <table:table-cell/>
          <table:table-cell office:value-type="string" calcext:value-type="string">
            <text:p>MGG_12967</text:p>
          </table:table-cell>
          <table:table-cell office:value-type="float" office:value="2.33284064231489" calcext:value-type="float">
            <text:p>2.3328406423148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1764</text:p>
          </table:table-cell>
          <table:table-cell office:value-type="float" office:value="-2.21535513970137" calcext:value-type="float">
            <text:p>-2.2153551397013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olysaccharide lyase</text:p>
          </table:table-cell>
          <table:table-cell/>
          <table:table-cell office:value-type="string" calcext:value-type="string">
            <text:p>EFMOG00000000373</text:p>
          </table:table-cell>
          <table:table-cell office:value-type="float" office:value="2.2405434425931" calcext:value-type="float">
            <text:p>2.2405434425931</text:p>
          </table:table-cell>
          <table:table-cell office:value-type="string" calcext:value-type="string">
            <text:p>tRNA-Ala for anticodon UGC </text:p>
          </table:table-cell>
          <table:table-cell/>
        </table:table-row>
        <table:table-row table:style-name="ro9">
          <table:table-cell office:value-type="string" calcext:value-type="string">
            <text:p>MGG_01347</text:p>
          </table:table-cell>
          <table:table-cell office:value-type="float" office:value="-2.20828453744821" calcext:value-type="float">
            <text:p>-2.20828453744821</text:p>
          </table:table-cell>
          <table:table-cell office:value-type="string" calcext:value-type="string">
            <text:p>4-carboxymuconolactone decarboxylase </text:p>
          </table:table-cell>
          <table:table-cell office:value-type="string" calcext:value-type="string">
            <text:p>Carboxymuconolactone decarboxylase</text:p>
          </table:table-cell>
          <table:table-cell/>
          <table:table-cell office:value-type="string" calcext:value-type="string">
            <text:p>MGG_11075</text:p>
          </table:table-cell>
          <table:table-cell office:value-type="float" office:value="2.23909927730603" calcext:value-type="float">
            <text:p>2.239099277306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</text:p>
          </table:table-cell>
        </table:table-row>
        <table:table-row table:style-name="ro6">
          <table:table-cell office:value-type="string" calcext:value-type="string">
            <text:p>MGG_09817</text:p>
          </table:table-cell>
          <table:table-cell office:value-type="float" office:value="-2.15745253251649" calcext:value-type="float">
            <text:p>-2.15745253251649</text:p>
          </table:table-cell>
          <table:table-cell office:value-type="string" calcext:value-type="string">
            <text:p>Minor extracellular protease vpr </text:p>
          </table:table-cell>
          <table:table-cell office:value-type="string" calcext:value-type="string">
            <text:p>Peptidase S8, subtilisin, Ser-active site; Peptidase S8/S53, subtilisin/kexin/sedolisin; Peptidase S8, subtilisin, His-active site; Peptidase S8, subtilisin-related; Peptidase S8, subtilisin, <text:s/>Asp-active site; Protease-associated domain, PA</text:p>
          </table:table-cell>
          <table:table-cell/>
          <table:table-cell office:value-type="string" calcext:value-type="string">
            <text:p>EFMOG00000000351</text:p>
          </table:table-cell>
          <table:table-cell office:value-type="float" office:value="2.22703308564353" calcext:value-type="float">
            <text:p>2.22703308564353</text:p>
          </table:table-cell>
          <table:table-cell office:value-type="string" calcext:value-type="string">
            <text:p>tRNA-Ser for anticodon GCU </text:p>
          </table:table-cell>
          <table:table-cell/>
        </table:table-row>
        <table:table-row table:style-name="ro3">
          <table:table-cell office:value-type="string" calcext:value-type="string">
            <text:p>MGG_05554</text:p>
          </table:table-cell>
          <table:table-cell office:value-type="float" office:value="-2.14397963396084" calcext:value-type="float">
            <text:p>-2.1439796339608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roES-like; NAD(P)-binding domain; Alcohol dehydrogenase superfamily, zinc-type; Alcohol dehydrogenase GroES-like</text:p>
          </table:table-cell>
          <table:table-cell/>
          <table:table-cell office:value-type="string" calcext:value-type="string">
            <text:p>MGG_10956</text:p>
          </table:table-cell>
          <table:table-cell office:value-type="float" office:value="2.21295955513718" calcext:value-type="float">
            <text:p>2.2129595551371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utative amidoligase enzyme</text:p>
          </table:table-cell>
        </table:table-row>
        <table:table-row table:style-name="ro1">
          <table:table-cell office:value-type="string" calcext:value-type="string">
            <text:p>MGG_03585</text:p>
          </table:table-cell>
          <table:table-cell office:value-type="float" office:value="-2.12564829173911" calcext:value-type="float">
            <text:p>-2.12564829173911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EFMOG00000000273</text:p>
          </table:table-cell>
          <table:table-cell office:value-type="float" office:value="2.18913214569941" calcext:value-type="float">
            <text:p>2.18913214569941</text:p>
          </table:table-cell>
          <table:table-cell office:value-type="string" calcext:value-type="string">
            <text:p>tRNA-Leu for anticodon UAG </text:p>
          </table:table-cell>
          <table:table-cell/>
        </table:table-row>
        <table:table-row table:style-name="ro1">
          <table:table-cell office:value-type="string" calcext:value-type="string">
            <text:p>MGG_06461</text:p>
          </table:table-cell>
          <table:table-cell office:value-type="float" office:value="-2.10706762849151" calcext:value-type="float">
            <text:p>-2.10706762849151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EFMOG00000000309</text:p>
          </table:table-cell>
          <table:table-cell office:value-type="float" office:value="2.16186832748124" calcext:value-type="float">
            <text:p>2.16186832748124</text:p>
          </table:table-cell>
          <table:table-cell office:value-type="string" calcext:value-type="string">
            <text:p>tRNA-Met for anticodon CAU </text:p>
          </table:table-cell>
          <table:table-cell/>
        </table:table-row>
        <table:table-row table:style-name="ro1">
          <table:table-cell office:value-type="string" calcext:value-type="string">
            <text:p>MGG_11813</text:p>
          </table:table-cell>
          <table:table-cell office:value-type="float" office:value="-2.10253427325604" calcext:value-type="float">
            <text:p>-2.10253427325604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EFMOG00000000121</text:p>
          </table:table-cell>
          <table:table-cell office:value-type="float" office:value="2.15545842131588" calcext:value-type="float">
            <text:p>2.15545842131588</text:p>
          </table:table-cell>
          <table:table-cell office:value-type="string" calcext:value-type="string">
            <text:p>5S_rRNA </text:p>
          </table:table-cell>
          <table:table-cell/>
        </table:table-row>
        <table:table-row table:style-name="ro2">
          <table:table-cell office:value-type="string" calcext:value-type="string">
            <text:p>MGG_14232</text:p>
          </table:table-cell>
          <table:table-cell office:value-type="float" office:value="-2.1018020786752" calcext:value-type="float">
            <text:p>-2.1018020786752</text:p>
          </table:table-cell>
          <table:table-cell office:value-type="string" calcext:value-type="string">
            <text:p>Nitrate reductase 1 </text:p>
          </table:table-cell>
          <table:table-cell office:value-type="string" calcext:value-type="string">
            <text:p>Eukaryotic molybdopterin oxidoreductase; Immunoglobulin E-set; Oxidoreductase, molybdopterin-binding domain; Moybdenum cofactor oxidoreductase, dimerisation</text:p>
          </table:table-cell>
          <table:table-cell/>
          <table:table-cell office:value-type="string" calcext:value-type="string">
            <text:p>EFMOG00000000384</text:p>
          </table:table-cell>
          <table:table-cell office:value-type="float" office:value="2.15440904221561" calcext:value-type="float">
            <text:p>2.15440904221561</text:p>
          </table:table-cell>
          <table:table-cell office:value-type="string" calcext:value-type="string">
            <text:p>tRNA-Phe for anticodon GAA </text:p>
          </table:table-cell>
          <table:table-cell/>
        </table:table-row>
        <table:table-row table:style-name="ro9">
          <table:table-cell office:value-type="string" calcext:value-type="string">
            <text:p>MGG_09899</text:p>
          </table:table-cell>
          <table:table-cell office:value-type="float" office:value="-2.09015965524631" calcext:value-type="float">
            <text:p>-2.0901596552463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602</text:p>
          </table:table-cell>
          <table:table-cell/>
          <table:table-cell office:value-type="string" calcext:value-type="string">
            <text:p>MGG_01791</text:p>
          </table:table-cell>
          <table:table-cell office:value-type="float" office:value="2.10039714205672" calcext:value-type="float">
            <text:p>2.10039714205672</text:p>
          </table:table-cell>
          <table:table-cell office:value-type="string" calcext:value-type="string">
            <text:p>WD repeat-containing protein </text:p>
          </table:table-cell>
          <table:table-cell office:value-type="string" calcext:value-type="string">
            <text:p>WD40/YVTN repeat-like-containing domain; WD40 repeat; WD40-repeat-containing domain</text:p>
          </table:table-cell>
        </table:table-row>
        <table:table-row table:style-name="ro1">
          <table:table-cell office:value-type="string" calcext:value-type="string">
            <text:p>MGG_16823</text:p>
          </table:table-cell>
          <table:table-cell office:value-type="float" office:value="-2.08836744197572" calcext:value-type="float">
            <text:p>-2.08836744197572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EFMOG00000000272</text:p>
          </table:table-cell>
          <table:table-cell office:value-type="float" office:value="2.03162928130157" calcext:value-type="float">
            <text:p>2.03162928130157</text:p>
          </table:table-cell>
          <table:table-cell office:value-type="string" calcext:value-type="string">
            <text:p>tRNA-Ser for anticodon CGA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CM_vs_WT--C</text:p>
          </table:table-cell>
          <table:table-cell table:number-columns-repeated="4"/>
          <table:table-cell table:style-name="ce1" office:value-type="string" calcext:value-type="string">
            <text:p>WT-CM_vs_WT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17996</text:p>
          </table:table-cell>
          <table:table-cell office:value-type="float" office:value="-5.60666087952887" calcext:value-type="float">
            <text:p>-5.60666087952887</text:p>
          </table:table-cell>
          <table:table-cell office:value-type="string" calcext:value-type="string">
            <text:p>no_description</text:p>
          </table:table-cell>
          <table:table-cell table:number-columns-repeated="2"/>
          <table:table-cell office:value-type="string" calcext:value-type="string">
            <text:p>MGG_09072</text:p>
          </table:table-cell>
          <table:table-cell office:value-type="float" office:value="8.15385235154804" calcext:value-type="float">
            <text:p>8.15385235154804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2">
          <table:table-cell office:value-type="string" calcext:value-type="string">
            <text:p>MGG_07973</text:p>
          </table:table-cell>
          <table:table-cell office:value-type="float" office:value="-5.30264519794402" calcext:value-type="float">
            <text:p>-5.30264519794402</text:p>
          </table:table-cell>
          <table:table-cell office:value-type="string" calcext:value-type="string">
            <text:p>Surface protein 1 </text:p>
          </table:table-cell>
          <table:table-cell table:number-columns-repeated="2"/>
          <table:table-cell office:value-type="string" calcext:value-type="string">
            <text:p>MGG_00244</text:p>
          </table:table-cell>
          <table:table-cell office:value-type="float" office:value="8.00708714507024" calcext:value-type="float">
            <text:p>8.00708714507024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9">
          <table:table-cell office:value-type="string" calcext:value-type="string">
            <text:p>MGG_08019</text:p>
          </table:table-cell>
          <table:table-cell office:value-type="float" office:value="-5.1566984809723" calcext:value-type="float">
            <text:p>-5.1566984809723</text:p>
          </table:table-cell>
          <table:table-cell office:value-type="string" calcext:value-type="string">
            <text:p>F-box domain-containing protein </text:p>
          </table:table-cell>
          <table:table-cell office:value-type="string" calcext:value-type="string">
            <text:p>F-box domain, cyclin-like</text:p>
          </table:table-cell>
          <table:table-cell/>
          <table:table-cell office:value-type="string" calcext:value-type="string">
            <text:p>MGG_07210</text:p>
          </table:table-cell>
          <table:table-cell office:value-type="float" office:value="7.99425210539951" calcext:value-type="float">
            <text:p>7.9942521053995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6">
          <table:table-cell office:value-type="string" calcext:value-type="string">
            <text:p>MGG_06234</text:p>
          </table:table-cell>
          <table:table-cell office:value-type="float" office:value="-5.01498331393646" calcext:value-type="float">
            <text:p>-5.0149833139364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607</text:p>
          </table:table-cell>
          <table:table-cell office:value-type="float" office:value="7.45959147039618" calcext:value-type="float">
            <text:p>7.45959147039618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MGG_04258</text:p>
          </table:table-cell>
          <table:table-cell office:value-type="float" office:value="-4.97864655812345" calcext:value-type="float">
            <text:p>-4.97864655812345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1367</text:p>
          </table:table-cell>
          <table:table-cell office:value-type="float" office:value="7.21712213760665" calcext:value-type="float">
            <text:p>7.2171221376066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hospholipase A2, prokaryotic/fungal; Phospholipase A2</text:p>
          </table:table-cell>
        </table:table-row>
        <table:table-row table:style-name="ro1">
          <table:table-cell office:value-type="string" calcext:value-type="string">
            <text:p>MGG_01952</text:p>
          </table:table-cell>
          <table:table-cell office:value-type="float" office:value="-4.83199471858655" calcext:value-type="float">
            <text:p>-4.83199471858655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7253</text:p>
          </table:table-cell>
          <table:table-cell office:value-type="float" office:value="7.13757578287717" calcext:value-type="float">
            <text:p>7.1375757828771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Lipocalin-like</text:p>
          </table:table-cell>
        </table:table-row>
        <table:table-row table:style-name="ro5">
          <table:table-cell office:value-type="string" calcext:value-type="string">
            <text:p>MGG_17706</text:p>
          </table:table-cell>
          <table:table-cell office:value-type="float" office:value="-4.77048498266734" calcext:value-type="float">
            <text:p>-4.77048498266734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1289</text:p>
          </table:table-cell>
          <table:table-cell office:value-type="float" office:value="7.08945683620767" calcext:value-type="float">
            <text:p>7.0894568362076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lycoside hydrolase, family 2, N-terminal; Glycoside hydrolase, family 2, immunoglobulin-like beta-sandwich; Glycoside hydrolase-type carbohydrate-binding, subgroup; Glycoside hydrolase, family 2/20, immunoglobulin-like beta-sandwich domain; Glycoside hydrolase, superfamily; Beta galactosidase small chain/ domain 5; Glycoside hydrolase-type carbohydrate-binding; Glycoside hydrolase, subgroup, catalytic domain; Glycoside hydrolase, family 2, TIM barrel; Glycoside hydrolase, family 2; Galactose-binding domain-like</text:p>
          </table:table-cell>
        </table:table-row>
        <table:table-row table:style-name="ro6">
          <table:table-cell office:value-type="string" calcext:value-type="string">
            <text:p>MGG_10456</text:p>
          </table:table-cell>
          <table:table-cell office:value-type="float" office:value="-4.72347573592203" calcext:value-type="float">
            <text:p>-4.7234757359220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8937</text:p>
          </table:table-cell>
          <table:table-cell office:value-type="float" office:value="7.03756319387154" calcext:value-type="float">
            <text:p>7.03756319387154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1">
          <table:table-cell office:value-type="string" calcext:value-type="string">
            <text:p>MGG_09015</text:p>
          </table:table-cell>
          <table:table-cell office:value-type="float" office:value="-4.70097656101524" calcext:value-type="float">
            <text:p>-4.7009765610152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Rhodopsin, archaeal/bacterial/fungal</text:p>
          </table:table-cell>
          <table:table-cell/>
          <table:table-cell office:value-type="string" calcext:value-type="string">
            <text:p>MGG_15267</text:p>
          </table:table-cell>
          <table:table-cell office:value-type="float" office:value="6.99719328845603" calcext:value-type="float">
            <text:p>6.997193288456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xtracellular membrane protein, CFEM domain</text:p>
          </table:table-cell>
        </table:table-row>
        <table:table-row table:style-name="ro1">
          <table:table-cell office:value-type="string" calcext:value-type="string">
            <text:p>MGG_17103</text:p>
          </table:table-cell>
          <table:table-cell office:value-type="float" office:value="-4.64645130619909" calcext:value-type="float">
            <text:p>-4.6464513061990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Fatty acid hydroxylase</text:p>
          </table:table-cell>
          <table:table-cell/>
          <table:table-cell office:value-type="string" calcext:value-type="string">
            <text:p>MGG_03793</text:p>
          </table:table-cell>
          <table:table-cell office:value-type="float" office:value="6.89882212381125" calcext:value-type="float">
            <text:p>6.89882212381125</text:p>
          </table:table-cell>
          <table:table-cell office:value-type="string" calcext:value-type="string">
            <text:p>2,3-dihydroxybenzoic acid decarboxylase </text:p>
          </table:table-cell>
          <table:table-cell office:value-type="string" calcext:value-type="string">
            <text:p>Amidohydrolase 2</text:p>
          </table:table-cell>
        </table:table-row>
        <table:table-row table:style-name="ro2">
          <table:table-cell office:value-type="string" calcext:value-type="string">
            <text:p>MGG_08360</text:p>
          </table:table-cell>
          <table:table-cell office:value-type="float" office:value="-4.62750108260633" calcext:value-type="float">
            <text:p>-4.6275010826063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Serine hydrolase FSH</text:p>
          </table:table-cell>
          <table:table-cell/>
          <table:table-cell office:value-type="string" calcext:value-type="string">
            <text:p>MGG_06828</text:p>
          </table:table-cell>
          <table:table-cell office:value-type="float" office:value="6.87223868100302" calcext:value-type="float">
            <text:p>6.8722386810030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2">
          <table:table-cell office:value-type="string" calcext:value-type="string">
            <text:p>MGG_17677</text:p>
          </table:table-cell>
          <table:table-cell office:value-type="float" office:value="-4.57238144782383" calcext:value-type="float">
            <text:p>-4.5723814478238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/>
          <table:table-cell office:value-type="string" calcext:value-type="string">
            <text:p>MGG_05941</text:p>
          </table:table-cell>
          <table:table-cell office:value-type="float" office:value="6.82173143292384" calcext:value-type="float">
            <text:p>6.82173143292384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Major facilitator superfamily domain; General substrate transporter; Sugar/inositol transporter</text:p>
          </table:table-cell>
        </table:table-row>
        <table:table-row table:style-name="ro2">
          <table:table-cell office:value-type="string" calcext:value-type="string">
            <text:p>MGG_11608</text:p>
          </table:table-cell>
          <table:table-cell office:value-type="float" office:value="-4.55099096460142" calcext:value-type="float">
            <text:p>-4.55099096460142</text:p>
          </table:table-cell>
          <table:table-cell office:value-type="string" calcext:value-type="string">
            <text:p>Laccase-2 </text:p>
          </table:table-cell>
          <table:table-cell office:value-type="string" calcext:value-type="string">
            <text:p>Multicopper oxidase, type 1; Multicopper oxidase, type 2; Cupredoxin; Multicopper oxidase, type 3; Multicopper oxidase, copper-binding site</text:p>
          </table:table-cell>
          <table:table-cell/>
          <table:table-cell office:value-type="string" calcext:value-type="string">
            <text:p>MGG_02245</text:p>
          </table:table-cell>
          <table:table-cell office:value-type="float" office:value="6.70089148843768" calcext:value-type="float">
            <text:p>6.70089148843768</text:p>
          </table:table-cell>
          <table:table-cell office:value-type="string" calcext:value-type="string">
            <text:p>Endoglucanase type F </text:p>
          </table:table-cell>
          <table:table-cell office:value-type="string" calcext:value-type="string">
            <text:p>Glycoside hydrolase, superfamily; Glycoside hydrolase, family 10; Glycoside hydrolase, subgroup, catalytic domain; Cellulose-binding domain, fungal</text:p>
          </table:table-cell>
        </table:table-row>
        <table:table-row table:style-name="ro9">
          <table:table-cell office:value-type="string" calcext:value-type="string">
            <text:p>MGG_05344</text:p>
          </table:table-cell>
          <table:table-cell office:value-type="float" office:value="-4.53568735810017" calcext:value-type="float">
            <text:p>-4.53568735810017</text:p>
          </table:table-cell>
          <table:table-cell office:value-type="string" calcext:value-type="string">
            <text:p>SnodProt1 </text:p>
          </table:table-cell>
          <table:table-cell office:value-type="string" calcext:value-type="string">
            <text:p>Cerato-platanin; Barwin-related endoglucanase</text:p>
          </table:table-cell>
          <table:table-cell/>
          <table:table-cell office:value-type="string" calcext:value-type="string">
            <text:p>MGG_00659</text:p>
          </table:table-cell>
          <table:table-cell office:value-type="float" office:value="6.6866120352521" calcext:value-type="float">
            <text:p>6.6866120352521</text:p>
          </table:table-cell>
          <table:table-cell office:value-type="string" calcext:value-type="string">
            <text:p>Glucan 1,3-beta-glucosidase </text:p>
          </table:table-cell>
          <table:table-cell office:value-type="string" calcext:value-type="string">
            <text:p>Pectin lyase fold/virulence factor; Pectin lyase fold</text:p>
          </table:table-cell>
        </table:table-row>
        <table:table-row table:style-name="ro9">
          <table:table-cell office:value-type="string" calcext:value-type="string">
            <text:p>MGG_07966</text:p>
          </table:table-cell>
          <table:table-cell office:value-type="float" office:value="-4.52977125331952" calcext:value-type="float">
            <text:p>-4.52977125331952</text:p>
          </table:table-cell>
          <table:table-cell office:value-type="string" calcext:value-type="string">
            <text:p>Phosphate transporter </text:p>
          </table:table-cell>
          <table:table-cell office:value-type="string" calcext:value-type="string">
            <text:p>Phosphate transporter</text:p>
          </table:table-cell>
          <table:table-cell/>
          <table:table-cell office:value-type="string" calcext:value-type="string">
            <text:p>MGG_10663</text:p>
          </table:table-cell>
          <table:table-cell office:value-type="float" office:value="6.48051714446305" calcext:value-type="float">
            <text:p>6.48051714446305</text:p>
          </table:table-cell>
          <table:table-cell office:value-type="string" calcext:value-type="string">
            <text:p>cAMP-regulated D2 protein </text:p>
          </table:table-cell>
          <table:table-cell office:value-type="string" calcext:value-type="string">
            <text:p>Carboxylesterase, type B; Carboxylesterase type B, active site</text:p>
          </table:table-cell>
        </table:table-row>
        <table:table-row table:style-name="ro9">
          <table:table-cell office:value-type="string" calcext:value-type="string">
            <text:p>MGG_14715</text:p>
          </table:table-cell>
          <table:table-cell office:value-type="float" office:value="-4.52119426181213" calcext:value-type="float">
            <text:p>-4.5211942618121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8777</text:p>
          </table:table-cell>
          <table:table-cell office:value-type="float" office:value="6.42596409293255" calcext:value-type="float">
            <text:p>6.4259640929325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Zn(2)-C6 fungal-type DNA-binding domain; Transcription factor, fungi</text:p>
          </table:table-cell>
        </table:table-row>
        <table:table-row table:style-name="ro3">
          <table:table-cell office:value-type="string" calcext:value-type="string">
            <text:p>MGG_16187</text:p>
          </table:table-cell>
          <table:table-cell office:value-type="float" office:value="-4.49030623192238" calcext:value-type="float">
            <text:p>-4.49030623192238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4639</text:p>
          </table:table-cell>
          <table:table-cell office:value-type="float" office:value="6.35424348602899" calcext:value-type="float">
            <text:p>6.35424348602899</text:p>
          </table:table-cell>
          <table:table-cell office:value-type="string" calcext:value-type="string">
            <text:p>Phenol 2-monooxygenase </text:p>
          </table:table-cell>
          <table:table-cell office:value-type="string" calcext:value-type="string">
            <text:p>Thioredoxin-like fold; Monooxygenase, FAD-binding; Phenol hydroxylase, C-terminal dimerisation; Aromatic-ring hydroxylase-like</text:p>
          </table:table-cell>
        </table:table-row>
        <table:table-row table:style-name="ro2">
          <table:table-cell office:value-type="string" calcext:value-type="string">
            <text:p>MGG_16102</text:p>
          </table:table-cell>
          <table:table-cell office:value-type="float" office:value="-4.47874579992454" calcext:value-type="float">
            <text:p>-4.47874579992454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0005</text:p>
          </table:table-cell>
          <table:table-cell office:value-type="float" office:value="6.34712523607833" calcext:value-type="float">
            <text:p>6.34712523607833</text:p>
          </table:table-cell>
          <table:table-cell office:value-type="string" calcext:value-type="string">
            <text:p>Glycerol kinase </text:p>
          </table:table-cell>
          <table:table-cell office:value-type="string" calcext:value-type="string">
            <text:p>Carbohydrate kinase, FGGY, N-terminal; Carbohydrate kinase, FGGY, conserved site; Carbohydrate kinase, FGGY, C-terminal; Glycerol kinase</text:p>
          </table:table-cell>
        </table:table-row>
        <table:table-row table:style-name="ro1">
          <table:table-cell office:value-type="string" calcext:value-type="string">
            <text:p>MGG_13654</text:p>
          </table:table-cell>
          <table:table-cell office:value-type="float" office:value="-4.46941998962109" calcext:value-type="float">
            <text:p>-4.46941998962109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2274</text:p>
          </table:table-cell>
          <table:table-cell office:value-type="float" office:value="6.28935617477564" calcext:value-type="float">
            <text:p>6.2893561747756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08725</text:p>
          </table:table-cell>
          <table:table-cell office:value-type="float" office:value="-4.46007333341548" calcext:value-type="float">
            <text:p>-4.46007333341548</text:p>
          </table:table-cell>
          <table:table-cell office:value-type="string" calcext:value-type="string">
            <text:p>D-lactate dehydrogenase </text:p>
          </table:table-cell>
          <table:table-cell office:value-type="string" calcext:value-type="string">
            <text:p>D-isomer specific 2-hydroxyacid dehydrogenase, catalytic domain; NAD(P)-binding domain; D-isomer specific 2-hydroxyacid dehydrogenase, NAD-binding</text:p>
          </table:table-cell>
          <table:table-cell/>
          <table:table-cell office:value-type="string" calcext:value-type="string">
            <text:p>MGG_03298</text:p>
          </table:table-cell>
          <table:table-cell office:value-type="float" office:value="6.22951557885487" calcext:value-type="float">
            <text:p>6.2295155788548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CM_vs_WT-MM</text:p>
          </table:table-cell>
          <table:table-cell table:number-columns-repeated="4"/>
          <table:table-cell table:style-name="ce1" office:value-type="string" calcext:value-type="string">
            <text:p>WT-CM_vs_WT-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06691</text:p>
          </table:table-cell>
          <table:table-cell office:value-type="float" office:value="-4.07722289461449" calcext:value-type="float">
            <text:p>-4.07722289461449</text:p>
          </table:table-cell>
          <table:table-cell office:value-type="string" calcext:value-type="string">
            <text:p>4-hydroxyphenylpyruvate dioxygenase </text:p>
          </table:table-cell>
          <table:table-cell office:value-type="string" calcext:value-type="string">
            <text:p>4-hydroxyphenylpyruvate dioxygenase; Glyoxalase/fosfomycin resistance/dioxygenase</text:p>
          </table:table-cell>
          <table:table-cell/>
          <table:table-cell office:value-type="string" calcext:value-type="string">
            <text:p>MGG_10251</text:p>
          </table:table-cell>
          <table:table-cell office:value-type="float" office:value="5.77177645772343" calcext:value-type="float">
            <text:p>5.77177645772343</text:p>
          </table:table-cell>
          <table:table-cell office:value-type="string" calcext:value-type="string">
            <text:p>hypothetical protein </text:p>
          </table:table-cell>
          <table:table-cell office:value-type="string" calcext:value-type="string">
            <text:p>Sulphate anion transporter; Helix-hairpin-helix DNA-binding motif, class 1; Sulphate transporter; Sulphate transporter/antisigma-factor antagonist STAS</text:p>
          </table:table-cell>
        </table:table-row>
        <table:table-row table:style-name="ro6">
          <table:table-cell office:value-type="string" calcext:value-type="string">
            <text:p>MGG_04449</text:p>
          </table:table-cell>
          <table:table-cell office:value-type="float" office:value="-3.86513118974187" calcext:value-type="float">
            <text:p>-3.86513118974187</text:p>
          </table:table-cell>
          <table:table-cell office:value-type="string" calcext:value-type="string">
            <text:p>Branched-chain alpha-keto acid lipoamide acyltransferase </text:p>
          </table:table-cell>
          <table:table-cell office:value-type="string" calcext:value-type="string">
            <text:p>Single hybrid motif; 2-oxoacid dehydrogenase acyltransferase, catalytic domain; Lipoamide Acyltransferase; Chloramphenicol acetyltransferase-like domain; 2-oxo acid dehydrogenase, lipoyl-binding site; Biotin/lipoyl attachment; E3 binding</text:p>
          </table:table-cell>
          <table:table-cell/>
          <table:table-cell office:value-type="string" calcext:value-type="string">
            <text:p>MGG_00019</text:p>
          </table:table-cell>
          <table:table-cell office:value-type="float" office:value="5.24309325366897" calcext:value-type="float">
            <text:p>5.2430932536689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09818</text:p>
          </table:table-cell>
          <table:table-cell office:value-type="float" office:value="-3.8584869321123" calcext:value-type="float">
            <text:p>-3.858486932112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eptidase aspartic, catalytic; Peptidase aspartic; Peptidase A1</text:p>
          </table:table-cell>
          <table:table-cell/>
          <table:table-cell office:value-type="string" calcext:value-type="string">
            <text:p>MGG_10047</text:p>
          </table:table-cell>
          <table:table-cell office:value-type="float" office:value="5.14977843031135" calcext:value-type="float">
            <text:p>5.1497784303113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</table:table-row>
        <table:table-row table:style-name="ro9">
          <table:table-cell office:value-type="string" calcext:value-type="string">
            <text:p>MGG_01940</text:p>
          </table:table-cell>
          <table:table-cell office:value-type="float" office:value="-3.8494870482629" calcext:value-type="float">
            <text:p>-3.8494870482629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0315</text:p>
          </table:table-cell>
          <table:table-cell office:value-type="float" office:value="5.02143262041599" calcext:value-type="float">
            <text:p>5.02143262041599</text:p>
          </table:table-cell>
          <table:table-cell office:value-type="string" calcext:value-type="string">
            <text:p>Hydrophobin-like protein MPG1 </text:p>
          </table:table-cell>
          <table:table-cell office:value-type="string" calcext:value-type="string">
            <text:p>Hydrophobin, fungi, conserved site; Hydrophobin, fungi</text:p>
          </table:table-cell>
        </table:table-row>
        <table:table-row table:style-name="ro9">
          <table:table-cell office:value-type="string" calcext:value-type="string">
            <text:p>MGG_03375</text:p>
          </table:table-cell>
          <table:table-cell office:value-type="float" office:value="-3.80945447570315" calcext:value-type="float">
            <text:p>-3.80945447570315</text:p>
          </table:table-cell>
          <table:table-cell office:value-type="string" calcext:value-type="string">
            <text:p>Isotrichodermin C-15 hydroxylase </text:p>
          </table:table-cell>
          <table:table-cell office:value-type="string" calcext:value-type="string">
            <text:p>Cytochrome P450, conserved site; Cytochrome P450; Cytochrome P450, E-class, group I</text:p>
          </table:table-cell>
          <table:table-cell/>
          <table:table-cell office:value-type="string" calcext:value-type="string">
            <text:p>MGG_07210</text:p>
          </table:table-cell>
          <table:table-cell office:value-type="float" office:value="4.84651138156701" calcext:value-type="float">
            <text:p>4.8465113815670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</table:table-row>
        <table:table-row table:style-name="ro8">
          <table:table-cell office:value-type="string" calcext:value-type="string">
            <text:p>MGG_04994</text:p>
          </table:table-cell>
          <table:table-cell office:value-type="float" office:value="-3.6335181872516" calcext:value-type="float">
            <text:p>-3.6335181872516</text:p>
          </table:table-cell>
          <table:table-cell office:value-type="string" calcext:value-type="string">
            <text:p>Plasma membrane H+-ATPase </text:p>
          </table:table-cell>
          <table:table-cell office:value-type="string" calcext:value-type="string">
            <text:p>ATPase, P-type, K/Mg/Cd/Cu/Zn/Na/Ca/Na/H-transporter; ATPase, P-type, cytoplasmic domain N; HAD-like domain; ATPase, P-type cation-transporter, N-terminal; ATPase, <text:s/>P-type, cytoplasmic transduction domain A; ATPase, P-type phosphorylation site; ATPase, P-type, ATPase-associated domain; Haloacid dehalogenase-like hydrolase; ATPase, P-type, H+ transporting proton pump; ATPase, P-type, plasma-membrane proton-efflux; ATPase, P-type, <text:s/>transmembrane domain</text:p>
          </table:table-cell>
          <table:table-cell/>
          <table:table-cell office:value-type="string" calcext:value-type="string">
            <text:p>MGG_16814</text:p>
          </table:table-cell>
          <table:table-cell office:value-type="float" office:value="4.79383038609249" calcext:value-type="float">
            <text:p>4.79383038609249</text:p>
          </table:table-cell>
          <table:table-cell office:value-type="string" calcext:value-type="string">
            <text:p>no_description</text:p>
          </table:table-cell>
          <table:table-cell/>
        </table:table-row>
        <table:table-row table:style-name="ro9">
          <table:table-cell office:value-type="string" calcext:value-type="string">
            <text:p>MGG_03840</text:p>
          </table:table-cell>
          <table:table-cell office:value-type="float" office:value="-3.63203525174966" calcext:value-type="float">
            <text:p>-3.63203525174966</text:p>
          </table:table-cell>
          <table:table-cell office:value-type="string" calcext:value-type="string">
            <text:p>2-oxoisovalerate dehydrogenase subunit alpha </text:p>
          </table:table-cell>
          <table:table-cell office:value-type="string" calcext:value-type="string">
            <text:p>Dehydrogenase, E1 component</text:p>
          </table:table-cell>
          <table:table-cell/>
          <table:table-cell office:value-type="string" calcext:value-type="string">
            <text:p>MGG_09380</text:p>
          </table:table-cell>
          <table:table-cell office:value-type="float" office:value="4.61028905149728" calcext:value-type="float">
            <text:p>4.6102890514972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9">
          <table:table-cell office:value-type="string" calcext:value-type="string">
            <text:p>MGG_06095</text:p>
          </table:table-cell>
          <table:table-cell office:value-type="float" office:value="-3.59848602166938" calcext:value-type="float">
            <text:p>-3.59848602166938</text:p>
          </table:table-cell>
          <table:table-cell office:value-type="string" calcext:value-type="string">
            <text:p>Cysteine dioxygenase </text:p>
          </table:table-cell>
          <table:table-cell office:value-type="string" calcext:value-type="string">
            <text:p>Cupin, RmlC-type; RmlC-like jelly roll fold; Cysteine dioxygenase type I</text:p>
          </table:table-cell>
          <table:table-cell/>
          <table:table-cell office:value-type="string" calcext:value-type="string">
            <text:p>MGG_00020</text:p>
          </table:table-cell>
          <table:table-cell office:value-type="float" office:value="4.57634778150732" calcext:value-type="float">
            <text:p>4.5763477815073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-type lectin fold; Formylglycine-generating sulphatase enzyme domain; DinB-like domain</text:p>
          </table:table-cell>
        </table:table-row>
        <table:table-row table:style-name="ro2">
          <table:table-cell office:value-type="string" calcext:value-type="string">
            <text:p>MGG_03822</text:p>
          </table:table-cell>
          <table:table-cell office:value-type="float" office:value="-3.54015977843981" calcext:value-type="float">
            <text:p>-3.54015977843981</text:p>
          </table:table-cell>
          <table:table-cell office:value-type="string" calcext:value-type="string">
            <text:p>Peptidase family T4 </text:p>
          </table:table-cell>
          <table:table-cell office:value-type="string" calcext:value-type="string">
            <text:p>Peptidase S58 DmpA/arginine biosynthesis protein ArgJ; Peptidase S58, DmpA</text:p>
          </table:table-cell>
          <table:table-cell/>
          <table:table-cell office:value-type="string" calcext:value-type="string">
            <text:p>MGG_13793</text:p>
          </table:table-cell>
          <table:table-cell office:value-type="float" office:value="4.5671541151047" calcext:value-type="float">
            <text:p>4.5671541151047</text:p>
          </table:table-cell>
          <table:table-cell office:value-type="string" calcext:value-type="string">
            <text:p>Nitrate transporter </text:p>
          </table:table-cell>
          <table:table-cell office:value-type="string" calcext:value-type="string">
            <text:p>Major facilitator superfamily domain, general substrate transporter; Major facilitator superfamily; Nitrate transporter; Major facilitator superfamily domain</text:p>
          </table:table-cell>
        </table:table-row>
        <table:table-row table:style-name="ro1">
          <table:table-cell office:value-type="string" calcext:value-type="string">
            <text:p>MGG_06169</text:p>
          </table:table-cell>
          <table:table-cell office:value-type="float" office:value="-3.46659120723762" calcext:value-type="float">
            <text:p>-3.4665912072376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/>
          <table:table-cell office:value-type="string" calcext:value-type="string">
            <text:p>MGG_15150</text:p>
          </table:table-cell>
          <table:table-cell office:value-type="float" office:value="4.46304308669879" calcext:value-type="float">
            <text:p>4.4630430866987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13107</text:p>
          </table:table-cell>
          <table:table-cell office:value-type="float" office:value="-3.3499421506048" calcext:value-type="float">
            <text:p>-3.349942150604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PP</text:p>
          </table:table-cell>
          <table:table-cell/>
          <table:table-cell office:value-type="string" calcext:value-type="string">
            <text:p>MGG_00018</text:p>
          </table:table-cell>
          <table:table-cell office:value-type="float" office:value="4.4562900024342" calcext:value-type="float">
            <text:p>4.4562900024342</text:p>
          </table:table-cell>
          <table:table-cell office:value-type="string" calcext:value-type="string">
            <text:p>Integral membrane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office:value-type="string" calcext:value-type="string">
            <text:p>MGG_16869</text:p>
          </table:table-cell>
          <table:table-cell office:value-type="float" office:value="-3.30874796944247" calcext:value-type="float">
            <text:p>-3.3087479694424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2505</text:p>
          </table:table-cell>
          <table:table-cell office:value-type="float" office:value="4.41723261235629" calcext:value-type="float">
            <text:p>4.4172326123562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</table:table-row>
        <table:table-row table:style-name="ro9">
          <table:table-cell office:value-type="string" calcext:value-type="string">
            <text:p>MGG_16714</text:p>
          </table:table-cell>
          <table:table-cell office:value-type="float" office:value="-3.25158505012496" calcext:value-type="float">
            <text:p>-3.2515850501249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063</text:p>
          </table:table-cell>
          <table:table-cell office:value-type="float" office:value="4.38900208995782" calcext:value-type="float">
            <text:p>4.38900208995782</text:p>
          </table:table-cell>
          <table:table-cell office:value-type="string" calcext:value-type="string">
            <text:p>Urea active transporter </text:p>
          </table:table-cell>
          <table:table-cell office:value-type="string" calcext:value-type="string">
            <text:p>Sodium/solute symporter; Sodium/solute symporter, subgroup</text:p>
          </table:table-cell>
        </table:table-row>
        <table:table-row table:style-name="ro6">
          <table:table-cell office:value-type="string" calcext:value-type="string">
            <text:p>MGG_13276</text:p>
          </table:table-cell>
          <table:table-cell office:value-type="float" office:value="-3.24951260868494" calcext:value-type="float">
            <text:p>-3.24951260868494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138</text:p>
          </table:table-cell>
          <table:table-cell office:value-type="float" office:value="4.33674225956105" calcext:value-type="float">
            <text:p>4.3367422595610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hioredoxin-like fold; Glutathione S-transferase, C-terminal-like; Glutathione S-transferase/chloride channel, C-terminal; Glutathione S-transferase, N-terminal; Glutathione S-transferase, C-terminal</text:p>
          </table:table-cell>
        </table:table-row>
        <table:table-row table:style-name="ro3">
          <table:table-cell office:value-type="string" calcext:value-type="string">
            <text:p>MGG_00942</text:p>
          </table:table-cell>
          <table:table-cell office:value-type="float" office:value="-3.22386772341937" calcext:value-type="float">
            <text:p>-3.22386772341937</text:p>
          </table:table-cell>
          <table:table-cell office:value-type="string" calcext:value-type="string">
            <text:p>Branched-chain-amino-acid aminotransferase </text:p>
          </table:table-cell>
          <table:table-cell office:value-type="string" calcext:value-type="string">
            <text:p>Aminotransferase, class IV, conserved site; Aminotransferase, class IV; Branched-chain amino acid aminotransferase II</text:p>
          </table:table-cell>
          <table:table-cell/>
          <table:table-cell office:value-type="string" calcext:value-type="string">
            <text:p>MGG_10046</text:p>
          </table:table-cell>
          <table:table-cell office:value-type="float" office:value="4.27531788977344" calcext:value-type="float">
            <text:p>4.27531788977344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</table:table-row>
        <table:table-row table:style-name="ro2">
          <table:table-cell office:value-type="string" calcext:value-type="string">
            <text:p>MGG_07628</text:p>
          </table:table-cell>
          <table:table-cell office:value-type="float" office:value="-3.19624566240316" calcext:value-type="float">
            <text:p>-3.19624566240316</text:p>
          </table:table-cell>
          <table:table-cell office:value-type="string" calcext:value-type="string">
            <text:p>Acetolactate synthase </text:p>
          </table:table-cell>
          <table:table-cell office:value-type="string" calcext:value-type="string">
            <text:p>Thiamine pyrophosphate enzyme, C-terminal TPP-binding; Thiamine pyrophosphate enzyme, N-terminal TPP-binding domain; Thiamine pyrophosphate enzyme, central domain</text:p>
          </table:table-cell>
          <table:table-cell/>
          <table:table-cell office:value-type="string" calcext:value-type="string">
            <text:p>MGG_03689</text:p>
          </table:table-cell>
          <table:table-cell office:value-type="float" office:value="4.1657275234057" calcext:value-type="float">
            <text:p>4.1657275234057</text:p>
          </table:table-cell>
          <table:table-cell office:value-type="string" calcext:value-type="string">
            <text:p>3-oxoacyl-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9">
          <table:table-cell office:value-type="string" calcext:value-type="string">
            <text:p>MGG_13963</text:p>
          </table:table-cell>
          <table:table-cell office:value-type="float" office:value="-3.14581654835813" calcext:value-type="float">
            <text:p>-3.14581654835813</text:p>
          </table:table-cell>
          <table:table-cell office:value-type="string" calcext:value-type="string">
            <text:p>Aromatic and neutral aliphatic amino acid permease </text:p>
          </table:table-cell>
          <table:table-cell office:value-type="string" calcext:value-type="string">
            <text:p>Amino acid transporter, transmembrane</text:p>
          </table:table-cell>
          <table:table-cell/>
          <table:table-cell office:value-type="string" calcext:value-type="string">
            <text:p>MGG_14550</text:p>
          </table:table-cell>
          <table:table-cell office:value-type="float" office:value="4.13843202541193" calcext:value-type="float">
            <text:p>4.1384320254119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(P)-binding domain; Glucose/ribitol dehydrogenase</text:p>
          </table:table-cell>
        </table:table-row>
        <table:table-row table:style-name="ro9">
          <table:table-cell office:value-type="string" calcext:value-type="string">
            <text:p>MGG_06542</text:p>
          </table:table-cell>
          <table:table-cell office:value-type="float" office:value="-3.09221727636506" calcext:value-type="float">
            <text:p>-3.09221727636506</text:p>
          </table:table-cell>
          <table:table-cell office:value-type="string" calcext:value-type="string">
            <text:p>N amino acid transport system protein </text:p>
          </table:table-cell>
          <table:table-cell office:value-type="string" calcext:value-type="string">
            <text:p>Amino acid transporter, transmembrane</text:p>
          </table:table-cell>
          <table:table-cell/>
          <table:table-cell office:value-type="string" calcext:value-type="string">
            <text:p>MGG_01368</text:p>
          </table:table-cell>
          <table:table-cell office:value-type="float" office:value="4.09576390336851" calcext:value-type="float">
            <text:p>4.0957639033685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(P)-binding domain; Short-chain dehydrogenase/reductase SDR</text:p>
          </table:table-cell>
        </table:table-row>
        <table:table-row table:style-name="ro6">
          <table:table-cell office:value-type="string" calcext:value-type="string">
            <text:p>MGG_09817</text:p>
          </table:table-cell>
          <table:table-cell office:value-type="float" office:value="-3.08620439838203" calcext:value-type="float">
            <text:p>-3.08620439838203</text:p>
          </table:table-cell>
          <table:table-cell office:value-type="string" calcext:value-type="string">
            <text:p>Minor extracellular protease vpr </text:p>
          </table:table-cell>
          <table:table-cell office:value-type="string" calcext:value-type="string">
            <text:p>Peptidase S8, subtilisin, Ser-active site; Peptidase S8/S53, subtilisin/kexin/sedolisin; Peptidase S8, subtilisin, His-active site; Peptidase S8, subtilisin-related; Peptidase S8, subtilisin, <text:s/>Asp-active site; Protease-associated domain, PA</text:p>
          </table:table-cell>
          <table:table-cell/>
          <table:table-cell office:value-type="string" calcext:value-type="string">
            <text:p>MGG_10911</text:p>
          </table:table-cell>
          <table:table-cell office:value-type="float" office:value="4.02692541613201" calcext:value-type="float">
            <text:p>4.02692541613201</text:p>
          </table:table-cell>
          <table:table-cell office:value-type="string" calcext:value-type="string">
            <text:p>Cupin domain-containing protein </text:p>
          </table:table-cell>
          <table:table-cell office:value-type="string" calcext:value-type="string">
            <text:p>RmlC-like jelly roll fold; Cupin, RmlC-type; Cupin 2, conserved barrel</text:p>
          </table:table-cell>
        </table:table-row>
        <table:table-row table:style-name="ro3">
          <table:table-cell office:value-type="string" calcext:value-type="string">
            <text:p>MGG_08359</text:p>
          </table:table-cell>
          <table:table-cell office:value-type="float" office:value="-2.88650446730556" calcext:value-type="float">
            <text:p>-2.88650446730556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16392</text:p>
          </table:table-cell>
          <table:table-cell office:value-type="float" office:value="3.97588199755982" calcext:value-type="float">
            <text:p>3.9758819975598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CM_vs_WT--N</text:p>
          </table:table-cell>
          <table:table-cell table:number-columns-repeated="4"/>
          <table:table-cell table:style-name="ce1" office:value-type="string" calcext:value-type="string">
            <text:p>WT-CM_vs_WT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2">
          <table:table-cell office:value-type="string" calcext:value-type="string">
            <text:p>MGG_04034</text:p>
          </table:table-cell>
          <table:table-cell office:value-type="float" office:value="-5.70813028795659" calcext:value-type="float">
            <text:p>-5.70813028795659</text:p>
          </table:table-cell>
          <table:table-cell office:value-type="string" calcext:value-type="string">
            <text:p>Formate dehydrogenase </text:p>
          </table:table-cell>
          <table:table-cell office:value-type="string" calcext:value-type="string">
            <text:p>D-isomer specific 2-hydroxyacid dehydrogenase, catalytic domain; NAD(P)-binding domain; D-isomer specific 2-hydroxyacid dehydrogenase, NAD-binding</text:p>
          </table:table-cell>
          <table:table-cell/>
          <table:table-cell office:value-type="string" calcext:value-type="string">
            <text:p>MGG_10251</text:p>
          </table:table-cell>
          <table:table-cell office:value-type="float" office:value="7.77159471893546" calcext:value-type="float">
            <text:p>7.77159471893546</text:p>
          </table:table-cell>
          <table:table-cell office:value-type="string" calcext:value-type="string">
            <text:p>hypothetical protein </text:p>
          </table:table-cell>
          <table:table-cell office:value-type="string" calcext:value-type="string">
            <text:p>Sulphate anion transporter; Helix-hairpin-helix DNA-binding motif, class 1; Sulphate transporter; Sulphate transporter/antisigma-factor antagonist STAS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5.69242138657504" calcext:value-type="float">
            <text:p>-5.69242138657504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/>
          <table:table-cell office:value-type="string" calcext:value-type="string">
            <text:p>MGG_12231</text:p>
          </table:table-cell>
          <table:table-cell office:value-type="float" office:value="6.93707855158018" calcext:value-type="float">
            <text:p>6.93707855158018</text:p>
          </table:table-cell>
          <table:table-cell office:value-type="string" calcext:value-type="string">
            <text:p>Allantoate permease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3">
          <table:table-cell office:value-type="string" calcext:value-type="string">
            <text:p>MGG_08359</text:p>
          </table:table-cell>
          <table:table-cell office:value-type="float" office:value="-5.6403488842905" calcext:value-type="float">
            <text:p>-5.6403488842905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05830</text:p>
          </table:table-cell>
          <table:table-cell office:value-type="float" office:value="6.00861227396544" calcext:value-type="float">
            <text:p>6.00861227396544</text:p>
          </table:table-cell>
          <table:table-cell office:value-type="string" calcext:value-type="string">
            <text:p>Allantoin transporter </text:p>
          </table:table-cell>
          <table:table-cell office:value-type="string" calcext:value-type="string">
            <text:p>Permease, cytosine/purines, uracil, thiamine, allantoin</text:p>
          </table:table-cell>
        </table:table-row>
        <table:table-row table:style-name="ro1">
          <table:table-cell office:value-type="string" calcext:value-type="string">
            <text:p>MGG_17706</text:p>
          </table:table-cell>
          <table:table-cell office:value-type="float" office:value="-4.92973361883176" calcext:value-type="float">
            <text:p>-4.9297336188317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2230</text:p>
          </table:table-cell>
          <table:table-cell office:value-type="float" office:value="5.94560634838894" calcext:value-type="float">
            <text:p>5.9456063483889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7966</text:p>
          </table:table-cell>
          <table:table-cell office:value-type="float" office:value="-4.91863680218783" calcext:value-type="float">
            <text:p>-4.91863680218783</text:p>
          </table:table-cell>
          <table:table-cell office:value-type="string" calcext:value-type="string">
            <text:p>Phosphate transporter </text:p>
          </table:table-cell>
          <table:table-cell office:value-type="string" calcext:value-type="string">
            <text:p>Phosphate transporter</text:p>
          </table:table-cell>
          <table:table-cell/>
          <table:table-cell office:value-type="string" calcext:value-type="string">
            <text:p>MGG_09138</text:p>
          </table:table-cell>
          <table:table-cell office:value-type="float" office:value="5.8557440406954" calcext:value-type="float">
            <text:p>5.855744040695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hioredoxin-like fold; Glutathione S-transferase, C-terminal-like; Glutathione S-transferase/chloride channel, C-terminal; Glutathione S-transferase, N-terminal; Glutathione S-transferase, C-terminal</text:p>
          </table:table-cell>
        </table:table-row>
        <table:table-row table:style-name="ro4">
          <table:table-cell office:value-type="string" calcext:value-type="string">
            <text:p>MGG_15100</text:p>
          </table:table-cell>
          <table:table-cell office:value-type="float" office:value="-4.82829993944804" calcext:value-type="float">
            <text:p>-4.82829993944804</text:p>
          </table:table-cell>
          <table:table-cell office:value-type="string" calcext:value-type="string">
            <text:p>Polyketide synthase </text:p>
          </table:table-cell>
          <table:table-cell office:value-type="string" calcext:value-type="string">
            <text:p>Acyl transferase/acyl hydrolase/lysophospholipase; Acyl transferase; Thiolase-like, subgroup; Malonyl-CoA ACP transacylase, ACP-binding; Thiolase-like; Polyketide synthase, dehydratase domain; Condensation domain; Polyketide synthase, KR; Acyl transferase domain; Polyketide synthase, acyl transferase domain; NAD(P)-binding domain; Beta-ketoacyl synthase, active site; Beta-ketoacyl synthase, N-terminal; Acyl carrier protein-like; Beta-ketoacyl synthase, C-terminal; Methyltransferase type 12; Polyketide synthase/Fatty acid synthase, KR; Polyketide synthase, beta-ketoacyl synthase domain</text:p>
          </table:table-cell>
          <table:table-cell/>
          <table:table-cell office:value-type="string" calcext:value-type="string">
            <text:p>MGG_05828</text:p>
          </table:table-cell>
          <table:table-cell office:value-type="float" office:value="5.81952094944882" calcext:value-type="float">
            <text:p>5.81952094944882</text:p>
          </table:table-cell>
          <table:table-cell office:value-type="string" calcext:value-type="string">
            <text:p>Chitin deacetylase 1 </text:p>
          </table:table-cell>
          <table:table-cell office:value-type="string" calcext:value-type="string">
            <text:p>Glycoside hydrolase/deacetylase, beta/alpha-barrel; Polysaccharide deacetylase</text:p>
          </table:table-cell>
        </table:table-row>
        <table:table-row table:style-name="ro9">
          <table:table-cell office:value-type="string" calcext:value-type="string">
            <text:p>MGG_06234</text:p>
          </table:table-cell>
          <table:table-cell office:value-type="float" office:value="-4.75127248451977" calcext:value-type="float">
            <text:p>-4.7512724845197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1368</text:p>
          </table:table-cell>
          <table:table-cell office:value-type="float" office:value="5.7923546485132" calcext:value-type="float">
            <text:p>5.792354648513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AD(P)-binding domain; Short-chain dehydrogenase/reductase SDR</text:p>
          </table:table-cell>
        </table:table-row>
        <table:table-row table:style-name="ro8">
          <table:table-cell office:value-type="string" calcext:value-type="string">
            <text:p>MGG_04994</text:p>
          </table:table-cell>
          <table:table-cell office:value-type="float" office:value="-4.62048078564423" calcext:value-type="float">
            <text:p>-4.62048078564423</text:p>
          </table:table-cell>
          <table:table-cell office:value-type="string" calcext:value-type="string">
            <text:p>Plasma membrane H+-ATPase </text:p>
          </table:table-cell>
          <table:table-cell office:value-type="string" calcext:value-type="string">
            <text:p>ATPase, P-type, K/Mg/Cd/Cu/Zn/Na/Ca/Na/H-transporter; ATPase, P-type, cytoplasmic domain N; HAD-like domain; ATPase, P-type cation-transporter, N-terminal; ATPase, <text:s/>P-type, cytoplasmic transduction domain A; ATPase, P-type phosphorylation site; ATPase, P-type, ATPase-associated domain; Haloacid dehalogenase-like hydrolase; ATPase, P-type, H+ transporting proton pump; ATPase, P-type, plasma-membrane proton-efflux; ATPase, P-type, <text:s/>transmembrane domain</text:p>
          </table:table-cell>
          <table:table-cell/>
          <table:table-cell office:value-type="string" calcext:value-type="string">
            <text:p>MGG_13252</text:p>
          </table:table-cell>
          <table:table-cell office:value-type="float" office:value="5.55139958491497" calcext:value-type="float">
            <text:p>5.55139958491497</text:p>
          </table:table-cell>
          <table:table-cell office:value-type="string" calcext:value-type="string">
            <text:p>Extracellular metalloproteinase MEP </text:p>
          </table:table-cell>
          <table:table-cell office:value-type="string" calcext:value-type="string">
            <text:p>Peptidase M36, fungalysin; FTP domain; Peptidase M4, C-terminal</text:p>
          </table:table-cell>
        </table:table-row>
        <table:table-row table:style-name="ro9">
          <table:table-cell office:value-type="string" calcext:value-type="string">
            <text:p>MGG_09818</text:p>
          </table:table-cell>
          <table:table-cell office:value-type="float" office:value="-4.39297598715108" calcext:value-type="float">
            <text:p>-4.3929759871510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eptidase aspartic, catalytic; Peptidase aspartic; Peptidase A1</text:p>
          </table:table-cell>
          <table:table-cell/>
          <table:table-cell office:value-type="string" calcext:value-type="string">
            <text:p>MGG_04248</text:p>
          </table:table-cell>
          <table:table-cell office:value-type="float" office:value="5.52556166845068" calcext:value-type="float">
            <text:p>5.5255616684506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ligopeptide transporter OPT superfamily</text:p>
          </table:table-cell>
        </table:table-row>
        <table:table-row table:style-name="ro9">
          <table:table-cell office:value-type="string" calcext:value-type="string">
            <text:p>MGG_01940</text:p>
          </table:table-cell>
          <table:table-cell office:value-type="float" office:value="-4.33793932471736" calcext:value-type="float">
            <text:p>-4.3379393247173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380</text:p>
          </table:table-cell>
          <table:table-cell office:value-type="float" office:value="5.50240419453025" calcext:value-type="float">
            <text:p>5.5024041945302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</table:table-row>
        <table:table-row table:style-name="ro1">
          <table:table-cell office:value-type="string" calcext:value-type="string">
            <text:p>MGG_06169</text:p>
          </table:table-cell>
          <table:table-cell office:value-type="float" office:value="-4.14634318157959" calcext:value-type="float">
            <text:p>-4.1463431815795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yrosinase; Uncharacterised domain, di-copper centre</text:p>
          </table:table-cell>
          <table:table-cell/>
          <table:table-cell office:value-type="string" calcext:value-type="string">
            <text:p>MGG_16814</text:p>
          </table:table-cell>
          <table:table-cell office:value-type="float" office:value="5.28174947120569" calcext:value-type="float">
            <text:p>5.28174947120569</text:p>
          </table:table-cell>
          <table:table-cell office:value-type="string" calcext:value-type="string">
            <text:p>no_description</text:p>
          </table:table-cell>
          <table:table-cell/>
        </table:table-row>
        <table:table-row table:style-name="ro9">
          <table:table-cell office:value-type="string" calcext:value-type="string">
            <text:p>MGG_06095</text:p>
          </table:table-cell>
          <table:table-cell office:value-type="float" office:value="-4.11560476907474" calcext:value-type="float">
            <text:p>-4.11560476907474</text:p>
          </table:table-cell>
          <table:table-cell office:value-type="string" calcext:value-type="string">
            <text:p>Cysteine dioxygenase </text:p>
          </table:table-cell>
          <table:table-cell office:value-type="string" calcext:value-type="string">
            <text:p>Cupin, RmlC-type; RmlC-like jelly roll fold; Cysteine dioxygenase type I</text:p>
          </table:table-cell>
          <table:table-cell/>
          <table:table-cell office:value-type="string" calcext:value-type="string">
            <text:p>MGG_05829</text:p>
          </table:table-cell>
          <table:table-cell office:value-type="float" office:value="5.14503958118714" calcext:value-type="float">
            <text:p>5.1450395811871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ranscription factor, fungi</text:p>
          </table:table-cell>
        </table:table-row>
        <table:table-row table:style-name="ro1">
          <table:table-cell office:value-type="string" calcext:value-type="string">
            <text:p>MGG_13107</text:p>
          </table:table-cell>
          <table:table-cell office:value-type="float" office:value="-3.99979641158679" calcext:value-type="float">
            <text:p>-3.9997964115867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PP</text:p>
          </table:table-cell>
          <table:table-cell/>
          <table:table-cell office:value-type="string" calcext:value-type="string">
            <text:p>MGG_13912</text:p>
          </table:table-cell>
          <table:table-cell office:value-type="float" office:value="5.10271185653966" calcext:value-type="float">
            <text:p>5.10271185653966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09817</text:p>
          </table:table-cell>
          <table:table-cell office:value-type="float" office:value="-3.96197249000938" calcext:value-type="float">
            <text:p>-3.96197249000938</text:p>
          </table:table-cell>
          <table:table-cell office:value-type="string" calcext:value-type="string">
            <text:p>Minor extracellular protease vpr </text:p>
          </table:table-cell>
          <table:table-cell office:value-type="string" calcext:value-type="string">
            <text:p>Peptidase S8, subtilisin, Ser-active site; Peptidase S8/S53, subtilisin/kexin/sedolisin; Peptidase S8, subtilisin, His-active site; Peptidase S8, subtilisin-related; Peptidase S8, subtilisin, <text:s/>Asp-active site; Protease-associated domain, PA</text:p>
          </table:table-cell>
          <table:table-cell/>
          <table:table-cell office:value-type="string" calcext:value-type="string">
            <text:p>MGG_01569</text:p>
          </table:table-cell>
          <table:table-cell office:value-type="float" office:value="5.08919227765963" calcext:value-type="float">
            <text:p>5.08919227765963</text:p>
          </table:table-cell>
          <table:table-cell office:value-type="string" calcext:value-type="string">
            <text:p>Minor allergen Alt a 7 </text:p>
          </table:table-cell>
          <table:table-cell office:value-type="string" calcext:value-type="string">
            <text:p>Flavodoxin/nitric oxide synthase; Flavoprotein WrbA; NADPH-dependent FMN reductase</text:p>
          </table:table-cell>
        </table:table-row>
        <table:table-row table:style-name="ro1">
          <table:table-cell office:value-type="string" calcext:value-type="string">
            <text:p>MGG_17145</text:p>
          </table:table-cell>
          <table:table-cell office:value-type="float" office:value="-3.84688561556106" calcext:value-type="float">
            <text:p>-3.8468856155610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019</text:p>
          </table:table-cell>
          <table:table-cell office:value-type="float" office:value="5.06420292709758" calcext:value-type="float">
            <text:p>5.0642029270975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7146</text:p>
          </table:table-cell>
          <table:table-cell office:value-type="float" office:value="-3.68818290447835" calcext:value-type="float">
            <text:p>-3.68818290447835</text:p>
          </table:table-cell>
          <table:table-cell office:value-type="string" calcext:value-type="string">
            <text:p>no_description</text:p>
          </table:table-cell>
          <table:table-cell table:number-columns-repeated="2"/>
          <table:table-cell office:value-type="string" calcext:value-type="string">
            <text:p>MGG_03529</text:p>
          </table:table-cell>
          <table:table-cell office:value-type="float" office:value="5.03612589526901" calcext:value-type="float">
            <text:p>5.03612589526901</text:p>
          </table:table-cell>
          <table:table-cell office:value-type="string" calcext:value-type="string">
            <text:p>Integral membrane protein </text:p>
          </table:table-cell>
          <table:table-cell office:value-type="string" calcext:value-type="string">
            <text:p>Uncharacterised domain YCR061W, C-terminal; Domain of unknown function DUF2427</text:p>
          </table:table-cell>
        </table:table-row>
        <table:table-row table:style-name="ro3">
          <table:table-cell office:value-type="string" calcext:value-type="string">
            <text:p>MGG_00322</text:p>
          </table:table-cell>
          <table:table-cell office:value-type="float" office:value="-3.66504111297116" calcext:value-type="float">
            <text:p>-3.6650411129711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N2227-like</text:p>
          </table:table-cell>
          <table:table-cell/>
          <table:table-cell office:value-type="string" calcext:value-type="string">
            <text:p>MGG_05940</text:p>
          </table:table-cell>
          <table:table-cell office:value-type="float" office:value="4.80513279047368" calcext:value-type="float">
            <text:p>4.80513279047368</text:p>
          </table:table-cell>
          <table:table-cell office:value-type="string" calcext:value-type="string">
            <text:p>Short chain dehydrogenase </text:p>
          </table:table-cell>
          <table:table-cell office:value-type="string" calcext:value-type="string">
            <text:p>NAD(P)-binding domain; Short-chain dehydrogenase/reductase SDR; Glucose/ribitol dehydrogenase</text:p>
          </table:table-cell>
        </table:table-row>
        <table:table-row table:style-name="ro9">
          <table:table-cell office:value-type="string" calcext:value-type="string">
            <text:p>MGG_08486</text:p>
          </table:table-cell>
          <table:table-cell office:value-type="float" office:value="-3.66490822198676" calcext:value-type="float">
            <text:p>-3.66490822198676</text:p>
          </table:table-cell>
          <table:table-cell office:value-type="string" calcext:value-type="string">
            <text:p>Beta-lactamase </text:p>
          </table:table-cell>
          <table:table-cell office:value-type="string" calcext:value-type="string">
            <text:p>Beta-lactamase/transpeptidase-like; Beta-lactamase-related</text:p>
          </table:table-cell>
          <table:table-cell/>
          <table:table-cell office:value-type="string" calcext:value-type="string">
            <text:p>MGG_02168</text:p>
          </table:table-cell>
          <table:table-cell office:value-type="float" office:value="4.79630980001159" calcext:value-type="float">
            <text:p>4.7963098000115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445</text:p>
          </table:table-cell>
        </table:table-row>
        <table:table-row table:style-name="ro2">
          <table:table-cell office:value-type="string" calcext:value-type="string">
            <text:p>MGG_04036</text:p>
          </table:table-cell>
          <table:table-cell office:value-type="float" office:value="-3.63940680211116" calcext:value-type="float">
            <text:p>-3.63940680211116</text:p>
          </table:table-cell>
          <table:table-cell office:value-type="string" calcext:value-type="string">
            <text:p>Methyltransferase domain-containing protein </text:p>
          </table:table-cell>
          <table:table-cell office:value-type="string" calcext:value-type="string">
            <text:p>Methyltransferase type 11</text:p>
          </table:table-cell>
          <table:table-cell/>
          <table:table-cell office:value-type="string" calcext:value-type="string">
            <text:p>MGG_00018</text:p>
          </table:table-cell>
          <table:table-cell office:value-type="float" office:value="4.76305506393542" calcext:value-type="float">
            <text:p>4.76305506393542</text:p>
          </table:table-cell>
          <table:table-cell office:value-type="string" calcext:value-type="string">
            <text:p>Integral membrane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9">
          <table:table-cell office:value-type="string" calcext:value-type="string">
            <text:p>MGG_03115</text:p>
          </table:table-cell>
          <table:table-cell office:value-type="float" office:value="-3.63633410467964" calcext:value-type="float">
            <text:p>-3.6363341046796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BTB/POZ fold; BTB/POZ-like</text:p>
          </table:table-cell>
          <table:table-cell/>
          <table:table-cell office:value-type="string" calcext:value-type="string">
            <text:p>MGG_09063</text:p>
          </table:table-cell>
          <table:table-cell office:value-type="float" office:value="4.72747889986864" calcext:value-type="float">
            <text:p>4.72747889986864</text:p>
          </table:table-cell>
          <table:table-cell office:value-type="string" calcext:value-type="string">
            <text:p>Urea active transporter </text:p>
          </table:table-cell>
          <table:table-cell office:value-type="string" calcext:value-type="string">
            <text:p>Sodium/solute symporter; Sodium/solute symporter, subgroup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-C_vs_2D4--C</text:p>
          </table:table-cell>
          <table:table-cell table:number-columns-repeated="4"/>
          <table:table-cell table:style-name="ce1" office:value-type="string" calcext:value-type="string">
            <text:p>WT--C_vs_2D4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9">
          <table:table-cell office:value-type="string" calcext:value-type="string">
            <text:p>MGG_09380</text:p>
          </table:table-cell>
          <table:table-cell office:value-type="float" office:value="-3.13151981769239" calcext:value-type="float">
            <text:p>-3.1315198176923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  <table:table-cell/>
          <table:table-cell office:value-type="string" calcext:value-type="string">
            <text:p>MGG_11230</text:p>
          </table:table-cell>
          <table:table-cell office:value-type="float" office:value="3.30854228017903" calcext:value-type="float">
            <text:p>3.3085422801790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1347</text:p>
          </table:table-cell>
          <table:table-cell office:value-type="float" office:value="-3.09698722171127" calcext:value-type="float">
            <text:p>-3.09698722171127</text:p>
          </table:table-cell>
          <table:table-cell office:value-type="string" calcext:value-type="string">
            <text:p>4-carboxymuconolactone decarboxylase </text:p>
          </table:table-cell>
          <table:table-cell office:value-type="string" calcext:value-type="string">
            <text:p>Carboxymuconolactone decarboxylase</text:p>
          </table:table-cell>
          <table:table-cell/>
          <table:table-cell office:value-type="string" calcext:value-type="string">
            <text:p>MGG_17860</text:p>
          </table:table-cell>
          <table:table-cell office:value-type="float" office:value="3.1956427698463" calcext:value-type="float">
            <text:p>3.195642769846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5920</text:p>
          </table:table-cell>
          <table:table-cell office:value-type="float" office:value="-3.09053395057858" calcext:value-type="float">
            <text:p>-3.0905339505785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etallopeptidase, catalytic domain</text:p>
          </table:table-cell>
          <table:table-cell/>
          <table:table-cell office:value-type="string" calcext:value-type="string">
            <text:p>MGG_15675</text:p>
          </table:table-cell>
          <table:table-cell office:value-type="float" office:value="3.09944783372835" calcext:value-type="float">
            <text:p>3.09944783372835</text:p>
          </table:table-cell>
          <table:table-cell office:value-type="string" calcext:value-type="string">
            <text:p>Mitogen-activated protein kinase MAF1 </text:p>
          </table:table-cell>
          <table:table-cell office:value-type="string" calcext:value-type="string">
            <text:p>RNA polymerase III transcriptional repressor, MAF1; Maf1 regulator</text:p>
          </table:table-cell>
        </table:table-row>
        <table:table-row table:style-name="ro1">
          <table:table-cell office:value-type="string" calcext:value-type="string">
            <text:p>MGG_07429</text:p>
          </table:table-cell>
          <table:table-cell office:value-type="float" office:value="-2.99869193792833" calcext:value-type="float">
            <text:p>-2.9986919379283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0956</text:p>
          </table:table-cell>
          <table:table-cell office:value-type="float" office:value="2.83986709407651" calcext:value-type="float">
            <text:p>2.8398670940765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utative amidoligase enzyme</text:p>
          </table:table-cell>
        </table:table-row>
        <table:table-row table:style-name="ro1">
          <table:table-cell office:value-type="string" calcext:value-type="string">
            <text:p>MGG_08468</text:p>
          </table:table-cell>
          <table:table-cell office:value-type="float" office:value="-2.91975767894997" calcext:value-type="float">
            <text:p>-2.91975767894997</text:p>
          </table:table-cell>
          <table:table-cell office:value-type="string" calcext:value-type="string">
            <text:p>Fatty acyl-CoA hydrolase </text:p>
          </table:table-cell>
          <table:table-cell office:value-type="string" calcext:value-type="string">
            <text:p>Carboxylesterase, type B</text:p>
          </table:table-cell>
          <table:table-cell/>
          <table:table-cell office:value-type="string" calcext:value-type="string">
            <text:p>MGG_15553</text:p>
          </table:table-cell>
          <table:table-cell office:value-type="float" office:value="2.79679224295929" calcext:value-type="float">
            <text:p>2.7967922429592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9998</text:p>
          </table:table-cell>
          <table:table-cell office:value-type="float" office:value="-2.67627576128383" calcext:value-type="float">
            <text:p>-2.6762757612838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1057</text:p>
          </table:table-cell>
          <table:table-cell office:value-type="float" office:value="2.65862885658288" calcext:value-type="float">
            <text:p>2.65862885658288</text:p>
          </table:table-cell>
          <table:table-cell office:value-type="string" calcext:value-type="string">
            <text:p>no_description</text:p>
          </table:table-cell>
          <table:table-cell/>
        </table:table-row>
        <table:table-row table:style-name="ro1">
          <table:table-cell office:value-type="string" calcext:value-type="string">
            <text:p>MGG_07355</text:p>
          </table:table-cell>
          <table:table-cell office:value-type="float" office:value="-2.61640251407268" calcext:value-type="float">
            <text:p>-2.61640251407268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2454</text:p>
          </table:table-cell>
          <table:table-cell office:value-type="float" office:value="2.65319839499372" calcext:value-type="float">
            <text:p>2.65319839499372</text:p>
          </table:table-cell>
          <table:table-cell office:value-type="string" calcext:value-type="string">
            <text:p>SamB protein </text:p>
          </table:table-cell>
          <table:table-cell office:value-type="string" calcext:value-type="string">
            <text:p>Zinc finger, MYND-type</text:p>
          </table:table-cell>
        </table:table-row>
        <table:table-row table:style-name="ro1">
          <table:table-cell office:value-type="string" calcext:value-type="string">
            <text:p>MGG_04229</text:p>
          </table:table-cell>
          <table:table-cell office:value-type="float" office:value="-2.61486552620318" calcext:value-type="float">
            <text:p>-2.61486552620318</text:p>
          </table:table-cell>
          <table:table-cell office:value-type="string" calcext:value-type="string">
            <text:p>L-asparaginase 1 </text:p>
          </table:table-cell>
          <table:table-cell office:value-type="string" calcext:value-type="string">
            <text:p>Peptidase T2, asparaginase 2</text:p>
          </table:table-cell>
          <table:table-cell/>
          <table:table-cell office:value-type="string" calcext:value-type="string">
            <text:p>MGG_16054</text:p>
          </table:table-cell>
          <table:table-cell office:value-type="float" office:value="2.49664209897727" calcext:value-type="float">
            <text:p>2.4966420989772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7792</text:p>
          </table:table-cell>
          <table:table-cell office:value-type="float" office:value="-2.58508009192499" calcext:value-type="float">
            <text:p>-2.58508009192499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6733</text:p>
          </table:table-cell>
          <table:table-cell office:value-type="float" office:value="2.44627486636835" calcext:value-type="float">
            <text:p>2.4462748663683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06747</text:p>
          </table:table-cell>
          <table:table-cell office:value-type="float" office:value="-2.51620270799011" calcext:value-type="float">
            <text:p>-2.51620270799011</text:p>
          </table:table-cell>
          <table:table-cell office:value-type="string" calcext:value-type="string">
            <text:p>Glutathione S-transferase </text:p>
          </table:table-cell>
          <table:table-cell office:value-type="string" calcext:value-type="string">
            <text:p>Glutathione S-transferase, C-terminal-like; Glutathione S-transferase/chloride channel, C-terminal; Glutathione S-transferase, N-terminal; Thioredoxin-like fold</text:p>
          </table:table-cell>
          <table:table-cell/>
          <table:table-cell office:value-type="string" calcext:value-type="string">
            <text:p>MGG_15959</text:p>
          </table:table-cell>
          <table:table-cell office:value-type="float" office:value="2.41606029280967" calcext:value-type="float">
            <text:p>2.4160602928096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6751</text:p>
          </table:table-cell>
          <table:table-cell office:value-type="float" office:value="-2.42708742615877" calcext:value-type="float">
            <text:p>-2.4270874261587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MP/dCMP deaminase, zinc-binding; Cytidine deaminase-like</text:p>
          </table:table-cell>
          <table:table-cell/>
          <table:table-cell office:value-type="string" calcext:value-type="string">
            <text:p>MGG_07070</text:p>
          </table:table-cell>
          <table:table-cell office:value-type="float" office:value="2.10355505433586" calcext:value-type="float">
            <text:p>2.1035550543358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rmadillo-type fold; STAG; Stromalin conservative domain; Armadillo-like helical</text:p>
          </table:table-cell>
        </table:table-row>
        <table:table-row table:style-name="ro1">
          <table:table-cell office:value-type="string" calcext:value-type="string">
            <text:p>EFMOG00000000165</text:p>
          </table:table-cell>
          <table:table-cell office:value-type="float" office:value="-2.36844475899295" calcext:value-type="float">
            <text:p>-2.36844475899295</text:p>
          </table:table-cell>
          <table:table-cell office:value-type="string" calcext:value-type="string">
            <text:p>tRNA-Pseudo for anticodon GUU </text:p>
          </table:table-cell>
          <table:table-cell table:number-columns-repeated="2"/>
          <table:table-cell office:value-type="string" calcext:value-type="string">
            <text:p>MGG_00693</text:p>
          </table:table-cell>
          <table:table-cell office:value-type="float" office:value="2.09656362612521" calcext:value-type="float">
            <text:p>2.0965636261252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entral kinetochore-associated</text:p>
          </table:table-cell>
        </table:table-row>
        <table:table-row table:style-name="ro1">
          <table:table-cell office:value-type="string" calcext:value-type="string">
            <text:p>MGG_17255</text:p>
          </table:table-cell>
          <table:table-cell office:value-type="float" office:value="-2.36775180310827" calcext:value-type="float">
            <text:p>-2.3677518031082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392</text:p>
          </table:table-cell>
          <table:table-cell office:value-type="float" office:value="2.02505181054353" calcext:value-type="float">
            <text:p>2.0250518105435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433</text:p>
          </table:table-cell>
        </table:table-row>
        <table:table-row table:style-name="ro1">
          <table:table-cell office:value-type="string" calcext:value-type="string">
            <text:p>MGG_16814</text:p>
          </table:table-cell>
          <table:table-cell office:value-type="float" office:value="-2.34973891525245" calcext:value-type="float">
            <text:p>-2.34973891525245</text:p>
          </table:table-cell>
          <table:table-cell office:value-type="string" calcext:value-type="string">
            <text:p>no_description</text:p>
          </table:table-cell>
          <table:table-cell table:number-columns-repeated="2"/>
          <table:table-cell office:value-type="string" calcext:value-type="string">
            <text:p>MGG_15277</text:p>
          </table:table-cell>
          <table:table-cell office:value-type="float" office:value="2.01826435713553" calcext:value-type="float">
            <text:p>2.0182643571355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4164</text:p>
          </table:table-cell>
          <table:table-cell office:value-type="float" office:value="-2.34149426150749" calcext:value-type="float">
            <text:p>-2.3414942615074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427</text:p>
          </table:table-cell>
          <table:table-cell/>
          <table:table-cell office:value-type="string" calcext:value-type="string">
            <text:p>MGG_15271</text:p>
          </table:table-cell>
          <table:table-cell office:value-type="float" office:value="1.99896075358393" calcext:value-type="float">
            <text:p>1.9989607535839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5235</text:p>
          </table:table-cell>
          <table:table-cell office:value-type="float" office:value="-2.28067685804812" calcext:value-type="float">
            <text:p>-2.28067685804812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4108</text:p>
          </table:table-cell>
          <table:table-cell office:value-type="float" office:value="1.9597988376205" calcext:value-type="float">
            <text:p>1.9597988376205</text:p>
          </table:table-cell>
          <table:table-cell office:value-type="string" calcext:value-type="string">
            <text:p>Transcriptional activator protein acu-15 </text:p>
          </table:table-cell>
          <table:table-cell office:value-type="string" calcext:value-type="string">
            <text:p>Zn(2)-C6 fungal-type DNA-binding domain; Transcription factor, fungi</text:p>
          </table:table-cell>
        </table:table-row>
        <table:table-row table:style-name="ro1">
          <table:table-cell office:value-type="string" calcext:value-type="string">
            <text:p>MGG_05982</text:p>
          </table:table-cell>
          <table:table-cell office:value-type="float" office:value="-2.27912716950265" calcext:value-type="float">
            <text:p>-2.27912716950265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3176</text:p>
          </table:table-cell>
          <table:table-cell office:value-type="float" office:value="1.94909513297404" calcext:value-type="float">
            <text:p>1.9490951329740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9816</text:p>
          </table:table-cell>
          <table:table-cell office:value-type="float" office:value="-2.22204660718499" calcext:value-type="float">
            <text:p>-2.22204660718499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965</text:p>
          </table:table-cell>
          <table:table-cell office:value-type="float" office:value="1.91797929421305" calcext:value-type="float">
            <text:p>1.91797929421305</text:p>
          </table:table-cell>
          <table:table-cell office:value-type="string" calcext:value-type="string">
            <text:p>MSF1 domain-containing protein </text:p>
          </table:table-cell>
          <table:table-cell office:value-type="string" calcext:value-type="string">
            <text:p>PRELI/MSF1</text:p>
          </table:table-cell>
        </table:table-row>
        <table:table-row table:style-name="ro1">
          <table:table-cell office:value-type="string" calcext:value-type="string">
            <text:p>MGG_02109</text:p>
          </table:table-cell>
          <table:table-cell office:value-type="float" office:value="-2.21169075734081" calcext:value-type="float">
            <text:p>-2.21169075734081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7666</text:p>
          </table:table-cell>
          <table:table-cell office:value-type="float" office:value="1.91745416000897" calcext:value-type="float">
            <text:p>1.9174541600089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08660</text:p>
          </table:table-cell>
          <table:table-cell office:value-type="float" office:value="-2.19834550701604" calcext:value-type="float">
            <text:p>-2.19834550701604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915</text:p>
          </table:table-cell>
          <table:table-cell office:value-type="float" office:value="1.90110296559435" calcext:value-type="float">
            <text:p>1.90110296559435</text:p>
          </table:table-cell>
          <table:table-cell office:value-type="string" calcext:value-type="string">
            <text:p>Lysine-specific histone demethylase 1 </text:p>
          </table:table-cell>
          <table:table-cell office:value-type="string" calcext:value-type="string">
            <text:p>Homeodomain-like; SWIRM; Winged helix-turn-helix transcription repressor DNA-binding; High mobility group, superfamily; Amine oxidas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MM_vs_2D4-MM</text:p>
          </table:table-cell>
          <table:table-cell table:number-columns-repeated="4"/>
          <table:table-cell table:style-name="ce1" office:value-type="string" calcext:value-type="string">
            <text:p>WT-MM_vs_2D4-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office:value-type="string" calcext:value-type="string">
            <text:p>MGG_12505</text:p>
          </table:table-cell>
          <table:table-cell office:value-type="float" office:value="-5.79435763146195" calcext:value-type="float">
            <text:p>-5.7943576314619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/>
          <table:table-cell office:value-type="string" calcext:value-type="string">
            <text:p>MGG_15959</text:p>
          </table:table-cell>
          <table:table-cell office:value-type="float" office:value="3.8738389160443" calcext:value-type="float">
            <text:p>3.873838916044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10047</text:p>
          </table:table-cell>
          <table:table-cell office:value-type="float" office:value="-5.32139642154998" calcext:value-type="float">
            <text:p>-5.3213964215499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11230</text:p>
          </table:table-cell>
          <table:table-cell office:value-type="float" office:value="3.06310783964293" calcext:value-type="float">
            <text:p>3.0631078396429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2109</text:p>
          </table:table-cell>
          <table:table-cell office:value-type="float" office:value="-4.91014590942717" calcext:value-type="float">
            <text:p>-4.9101459094271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392</text:p>
          </table:table-cell>
          <table:table-cell office:value-type="float" office:value="2.97954590820171" calcext:value-type="float">
            <text:p>2.9795459082017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433</text:p>
          </table:table-cell>
        </table:table-row>
        <table:table-row table:style-name="ro3">
          <table:table-cell office:value-type="string" calcext:value-type="string">
            <text:p>MGG_05555</text:p>
          </table:table-cell>
          <table:table-cell office:value-type="float" office:value="-4.89500608630103" calcext:value-type="float">
            <text:p>-4.89500608630103</text:p>
          </table:table-cell>
          <table:table-cell office:value-type="string" calcext:value-type="string">
            <text:p>Xenobiotic compound monooxygenase </text:p>
          </table:table-cell>
          <table:table-cell office:value-type="string" calcext:value-type="string">
            <text:p>Luciferase-like domain; Nitrilotriacetate monooxygenase component A/pristinamycin IIA synthase subunit A</text:p>
          </table:table-cell>
          <table:table-cell/>
          <table:table-cell office:value-type="string" calcext:value-type="string">
            <text:p>MGG_14908</text:p>
          </table:table-cell>
          <table:table-cell office:value-type="float" office:value="2.9256511100782" calcext:value-type="float">
            <text:p>2.925651110078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9130</text:p>
          </table:table-cell>
          <table:table-cell office:value-type="float" office:value="-4.89447354907709" calcext:value-type="float">
            <text:p>-4.89447354907709</text:p>
          </table:table-cell>
          <table:table-cell office:value-type="string" calcext:value-type="string">
            <text:p>MFS transporter </text:p>
          </table:table-cell>
          <table:table-cell office:value-type="string" calcext:value-type="string">
            <text:p>Major facilitator superfamily domain, general substrate transporter</text:p>
          </table:table-cell>
          <table:table-cell/>
          <table:table-cell office:value-type="string" calcext:value-type="string">
            <text:p>MGG_06691</text:p>
          </table:table-cell>
          <table:table-cell office:value-type="float" office:value="2.81205316246638" calcext:value-type="float">
            <text:p>2.81205316246638</text:p>
          </table:table-cell>
          <table:table-cell office:value-type="string" calcext:value-type="string">
            <text:p>4-hydroxyphenylpyruvate dioxygenase </text:p>
          </table:table-cell>
          <table:table-cell office:value-type="string" calcext:value-type="string">
            <text:p>4-hydroxyphenylpyruvate dioxygenase; Glyoxalase/fosfomycin resistance/dioxygenase</text:p>
          </table:table-cell>
        </table:table-row>
        <table:table-row table:style-name="ro3">
          <table:table-cell office:value-type="string" calcext:value-type="string">
            <text:p>MGG_10255</text:p>
          </table:table-cell>
          <table:table-cell office:value-type="float" office:value="-4.1058664832826" calcext:value-type="float">
            <text:p>-4.105866483282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/>
          <table:table-cell office:value-type="string" calcext:value-type="string">
            <text:p>MGG_07522</text:p>
          </table:table-cell>
          <table:table-cell office:value-type="float" office:value="2.72531200606133" calcext:value-type="float">
            <text:p>2.7253120060613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Domain of unknown function DUF2235</text:p>
          </table:table-cell>
        </table:table-row>
        <table:table-row table:style-name="ro9">
          <table:table-cell office:value-type="string" calcext:value-type="string">
            <text:p>MGG_10046</text:p>
          </table:table-cell>
          <table:table-cell office:value-type="float" office:value="-4.08448145199357" calcext:value-type="float">
            <text:p>-4.08448145199357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/>
          <table:table-cell office:value-type="string" calcext:value-type="string">
            <text:p>MGG_03176</text:p>
          </table:table-cell>
          <table:table-cell office:value-type="float" office:value="2.60416487018585" calcext:value-type="float">
            <text:p>2.6041648701858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05554</text:p>
          </table:table-cell>
          <table:table-cell office:value-type="float" office:value="-3.96540623084856" calcext:value-type="float">
            <text:p>-3.9654062308485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roES-like; NAD(P)-binding domain; Alcohol dehydrogenase superfamily, zinc-type; Alcohol dehydrogenase GroES-like</text:p>
          </table:table-cell>
          <table:table-cell/>
          <table:table-cell office:value-type="string" calcext:value-type="string">
            <text:p>MGG_03913</text:p>
          </table:table-cell>
          <table:table-cell office:value-type="float" office:value="2.58749828625891" calcext:value-type="float">
            <text:p>2.5874982862589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07920</text:p>
          </table:table-cell>
          <table:table-cell office:value-type="float" office:value="-3.92060867847993" calcext:value-type="float">
            <text:p>-3.92060867847993</text:p>
          </table:table-cell>
          <table:table-cell office:value-type="string" calcext:value-type="string">
            <text:p>Arylsulfatase </text:p>
          </table:table-cell>
          <table:table-cell office:value-type="string" calcext:value-type="string">
            <text:p>Alkaline-phosphatase-like, core domain; Alkaline phosphatase-like, alpha/beta/alpha; Sulfatase, conserved site; Sulfatase</text:p>
          </table:table-cell>
          <table:table-cell/>
          <table:table-cell office:value-type="string" calcext:value-type="string">
            <text:p>MGG_06630</text:p>
          </table:table-cell>
          <table:table-cell office:value-type="float" office:value="2.57748926960641" calcext:value-type="float">
            <text:p>2.5774892696064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lr5 domain</text:p>
          </table:table-cell>
        </table:table-row>
        <table:table-row table:style-name="ro3">
          <table:table-cell office:value-type="string" calcext:value-type="string">
            <text:p>MGG_02650</text:p>
          </table:table-cell>
          <table:table-cell office:value-type="float" office:value="-3.75198689421276" calcext:value-type="float">
            <text:p>-3.75198689421276</text:p>
          </table:table-cell>
          <table:table-cell office:value-type="string" calcext:value-type="string">
            <text:p>FAD binding domain-containing protein </text:p>
          </table:table-cell>
          <table:table-cell office:value-type="string" calcext:value-type="string">
            <text:p>FAD linked oxidase, N-terminal; FAD-binding, type 2; FAD-linked oxidase, FAD-binding, subdomain 2; Berberine/berberine-like</text:p>
          </table:table-cell>
          <table:table-cell/>
          <table:table-cell office:value-type="string" calcext:value-type="string">
            <text:p>MGG_04244</text:p>
          </table:table-cell>
          <table:table-cell office:value-type="float" office:value="2.52019452203627" calcext:value-type="float">
            <text:p>2.5201945220362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line oxidase; Proline dehydrogenase</text:p>
          </table:table-cell>
        </table:table-row>
        <table:table-row table:style-name="ro9">
          <table:table-cell office:value-type="string" calcext:value-type="string">
            <text:p>MGG_05553</text:p>
          </table:table-cell>
          <table:table-cell office:value-type="float" office:value="-3.60527690517316" calcext:value-type="float">
            <text:p>-3.6052769051731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Ion channel regulatory protein, UNC-93</text:p>
          </table:table-cell>
          <table:table-cell/>
          <table:table-cell office:value-type="string" calcext:value-type="string">
            <text:p>MGG_02454</text:p>
          </table:table-cell>
          <table:table-cell office:value-type="float" office:value="2.47744557208148" calcext:value-type="float">
            <text:p>2.47744557208148</text:p>
          </table:table-cell>
          <table:table-cell office:value-type="string" calcext:value-type="string">
            <text:p>SamB protein </text:p>
          </table:table-cell>
          <table:table-cell office:value-type="string" calcext:value-type="string">
            <text:p>Zinc finger, MYND-type</text:p>
          </table:table-cell>
        </table:table-row>
        <table:table-row table:style-name="ro3">
          <table:table-cell office:value-type="string" calcext:value-type="string">
            <text:p>MGG_08326</text:p>
          </table:table-cell>
          <table:table-cell office:value-type="float" office:value="-3.46616699865146" calcext:value-type="float">
            <text:p>-3.4661669986514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/>
          <table:table-cell office:value-type="string" calcext:value-type="string">
            <text:p>MGG_08962</text:p>
          </table:table-cell>
          <table:table-cell office:value-type="float" office:value="2.43183915945317" calcext:value-type="float">
            <text:p>2.4318391594531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7961</text:p>
          </table:table-cell>
          <table:table-cell office:value-type="float" office:value="-3.42003027465281" calcext:value-type="float">
            <text:p>-3.4200302746528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ss4-like; Glutathione-dependent formaldehyde-activating enzyme/centromere protein V</text:p>
          </table:table-cell>
          <table:table-cell/>
          <table:table-cell office:value-type="string" calcext:value-type="string">
            <text:p>MGG_08277</text:p>
          </table:table-cell>
          <table:table-cell office:value-type="float" office:value="2.42866019635561" calcext:value-type="float">
            <text:p>2.4286601963556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9380</text:p>
          </table:table-cell>
          <table:table-cell office:value-type="float" office:value="-3.33256204471156" calcext:value-type="float">
            <text:p>-3.3325620447115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  <table:table-cell/>
          <table:table-cell office:value-type="string" calcext:value-type="string">
            <text:p>MGG_00078</text:p>
          </table:table-cell>
          <table:table-cell office:value-type="float" office:value="2.42425483446139" calcext:value-type="float">
            <text:p>2.4242548344613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12942</text:p>
          </table:table-cell>
          <table:table-cell office:value-type="float" office:value="-3.32409035194956" calcext:value-type="float">
            <text:p>-3.32409035194956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7066</text:p>
          </table:table-cell>
          <table:table-cell office:value-type="float" office:value="2.41924758903878" calcext:value-type="float">
            <text:p>2.41924758903878</text:p>
          </table:table-cell>
          <table:table-cell office:value-type="string" calcext:value-type="string">
            <text:p>Calcium-binding mitochondrial carrier protein Aralar1 </text:p>
          </table:table-cell>
          <table:table-cell office:value-type="string" calcext:value-type="string">
            <text:p>EF-hand-like domain; Calcium-binding EF-hand; Mitochondrial substrate/solute carrier; Mitochondrial carrier domain; EF-Hand 1, calcium-binding site; Mitochondrial carrier protein; EF-hand; EF-HAND 2</text:p>
          </table:table-cell>
        </table:table-row>
        <table:table-row table:style-name="ro1">
          <table:table-cell office:value-type="string" calcext:value-type="string">
            <text:p>MGG_05982</text:p>
          </table:table-cell>
          <table:table-cell office:value-type="float" office:value="-3.2161478078787" calcext:value-type="float">
            <text:p>-3.216147807878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0956</text:p>
          </table:table-cell>
          <table:table-cell office:value-type="float" office:value="2.31794922572062" calcext:value-type="float">
            <text:p>2.3179492257206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utative amidoligase enzyme</text:p>
          </table:table-cell>
        </table:table-row>
        <table:table-row table:style-name="ro9">
          <table:table-cell office:value-type="string" calcext:value-type="string">
            <text:p>MGG_17792</text:p>
          </table:table-cell>
          <table:table-cell office:value-type="float" office:value="-3.21255251330419" calcext:value-type="float">
            <text:p>-3.21255251330419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3375</text:p>
          </table:table-cell>
          <table:table-cell office:value-type="float" office:value="2.23786554972346" calcext:value-type="float">
            <text:p>2.23786554972346</text:p>
          </table:table-cell>
          <table:table-cell office:value-type="string" calcext:value-type="string">
            <text:p>Isotrichodermin C-15 hydroxylase </text:p>
          </table:table-cell>
          <table:table-cell office:value-type="string" calcext:value-type="string">
            <text:p>Cytochrome P450, conserved site; Cytochrome P450; Cytochrome P450, E-class, group I</text:p>
          </table:table-cell>
        </table:table-row>
        <table:table-row table:style-name="ro3">
          <table:table-cell office:value-type="string" calcext:value-type="string">
            <text:p>MGG_13946</text:p>
          </table:table-cell>
          <table:table-cell office:value-type="float" office:value="-3.17478203378431" calcext:value-type="float">
            <text:p>-3.17478203378431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1229</text:p>
          </table:table-cell>
          <table:table-cell office:value-type="float" office:value="2.20315850716128" calcext:value-type="float">
            <text:p>2.2031585071612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Zinc finger, RING-type; Nucleotide-binding, alpha-beta plait; Zinc finger, RING/FYVE/PHD-type; RNA recognition motif domain</text:p>
          </table:table-cell>
        </table:table-row>
        <table:table-row table:style-name="ro9">
          <table:table-cell office:value-type="string" calcext:value-type="string">
            <text:p>MGG_07210</text:p>
          </table:table-cell>
          <table:table-cell office:value-type="float" office:value="-3.15735104467319" calcext:value-type="float">
            <text:p>-3.1573510446731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</text:p>
          </table:table-cell>
          <table:table-cell/>
          <table:table-cell office:value-type="string" calcext:value-type="string">
            <text:p>MGG_01475</text:p>
          </table:table-cell>
          <table:table-cell office:value-type="float" office:value="2.17704557195474" calcext:value-type="float">
            <text:p>2.1770455719547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53-like transcription factor, DNA-binding; NDT80 DNA-binding domain</text:p>
          </table:table-cell>
        </table:table-row>
        <table:table-row table:style-name="ro1">
          <table:table-cell office:value-type="string" calcext:value-type="string">
            <text:p>MGG_16814</text:p>
          </table:table-cell>
          <table:table-cell office:value-type="float" office:value="-3.08211101687283" calcext:value-type="float">
            <text:p>-3.08211101687283</text:p>
          </table:table-cell>
          <table:table-cell office:value-type="string" calcext:value-type="string">
            <text:p>no_description</text:p>
          </table:table-cell>
          <table:table-cell table:number-columns-repeated="2"/>
          <table:table-cell office:value-type="string" calcext:value-type="string">
            <text:p>MGG_01219</text:p>
          </table:table-cell>
          <table:table-cell office:value-type="float" office:value="2.1572945192273" calcext:value-type="float">
            <text:p>2.157294519227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MM_vs_WT--C</text:p>
          </table:table-cell>
          <table:table-cell table:number-columns-repeated="4"/>
          <table:table-cell table:style-name="ce1" office:value-type="string" calcext:value-type="string">
            <text:p>WT-MM_vs_WT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6">
          <table:table-cell office:value-type="string" calcext:value-type="string">
            <text:p>MGG_10047</text:p>
          </table:table-cell>
          <table:table-cell office:value-type="float" office:value="-6.99803010728381" calcext:value-type="float">
            <text:p>-6.9980301072838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09607</text:p>
          </table:table-cell>
          <table:table-cell office:value-type="float" office:value="7.24807115869278" calcext:value-type="float">
            <text:p>7.24807115869278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6">
          <table:table-cell office:value-type="string" calcext:value-type="string">
            <text:p>MGG_03662</text:p>
          </table:table-cell>
          <table:table-cell office:value-type="float" office:value="-6.59301804737205" calcext:value-type="float">
            <text:p>-6.59301804737205</text:p>
          </table:table-cell>
          <table:table-cell office:value-type="string" calcext:value-type="string">
            <text:p>Phosphoadenosine phosphosulfate reductase </text:p>
          </table:table-cell>
          <table:table-cell office:value-type="string" calcext:value-type="string">
            <text:p>Rossmann-like alpha/beta/alpha sandwich fold; Phosphoadenosine phosphosulphate reductase CysH; Phosphoadenosine phosphosulphate/adenosine 5'-phosphosulphate reductase; Phosphoadenosine phosphosulphate reductase</text:p>
          </table:table-cell>
          <table:table-cell/>
          <table:table-cell office:value-type="string" calcext:value-type="string">
            <text:p>MGG_02274</text:p>
          </table:table-cell>
          <table:table-cell office:value-type="float" office:value="7.07138587596309" calcext:value-type="float">
            <text:p>7.0713858759630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10254</text:p>
          </table:table-cell>
          <table:table-cell office:value-type="float" office:value="-6.40932600010527" calcext:value-type="float">
            <text:p>-6.4093260001052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/>
          <table:table-cell office:value-type="string" calcext:value-type="string">
            <text:p>MGG_03793</text:p>
          </table:table-cell>
          <table:table-cell office:value-type="float" office:value="6.56376202839121" calcext:value-type="float">
            <text:p>6.56376202839121</text:p>
          </table:table-cell>
          <table:table-cell office:value-type="string" calcext:value-type="string">
            <text:p>2,3-dihydroxybenzoic acid decarboxylase </text:p>
          </table:table-cell>
          <table:table-cell office:value-type="string" calcext:value-type="string">
            <text:p>Amidohydrolase 2</text:p>
          </table:table-cell>
        </table:table-row>
        <table:table-row table:style-name="ro2">
          <table:table-cell office:value-type="string" calcext:value-type="string">
            <text:p>MGG_09842</text:p>
          </table:table-cell>
          <table:table-cell office:value-type="float" office:value="-6.09313141259023" calcext:value-type="float">
            <text:p>-6.0931314125902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9072</text:p>
          </table:table-cell>
          <table:table-cell office:value-type="float" office:value="6.33776734170432" calcext:value-type="float">
            <text:p>6.33776734170432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9">
          <table:table-cell office:value-type="string" calcext:value-type="string">
            <text:p>MGG_16392</text:p>
          </table:table-cell>
          <table:table-cell office:value-type="float" office:value="-6.07902353079837" calcext:value-type="float">
            <text:p>-6.0790235307983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/>
          <table:table-cell office:value-type="string" calcext:value-type="string">
            <text:p>MGG_03375</text:p>
          </table:table-cell>
          <table:table-cell office:value-type="float" office:value="6.31945019179903" calcext:value-type="float">
            <text:p>6.31945019179903</text:p>
          </table:table-cell>
          <table:table-cell office:value-type="string" calcext:value-type="string">
            <text:p>Isotrichodermin C-15 hydroxylase </text:p>
          </table:table-cell>
          <table:table-cell office:value-type="string" calcext:value-type="string">
            <text:p>Cytochrome P450, conserved site; Cytochrome P450; Cytochrome P450, E-class, group I</text:p>
          </table:table-cell>
        </table:table-row>
        <table:table-row table:style-name="ro1">
          <table:table-cell office:value-type="string" calcext:value-type="string">
            <text:p>MGG_12230</text:p>
          </table:table-cell>
          <table:table-cell office:value-type="float" office:value="-6.06650131961391" calcext:value-type="float">
            <text:p>-6.06650131961391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3356</text:p>
          </table:table-cell>
          <table:table-cell office:value-type="float" office:value="6.11902556063006" calcext:value-type="float">
            <text:p>6.11902556063006</text:p>
          </table:table-cell>
          <table:table-cell office:value-type="string" calcext:value-type="string">
            <text:p>Ricin B lectin:Parallel beta-helix </text:p>
          </table:table-cell>
          <table:table-cell office:value-type="string" calcext:value-type="string">
            <text:p>Pectin lyase fold/virulence factor</text:p>
          </table:table-cell>
        </table:table-row>
        <table:table-row table:style-name="ro7">
          <table:table-cell office:value-type="string" calcext:value-type="string">
            <text:p>MGG_12505</text:p>
          </table:table-cell>
          <table:table-cell office:value-type="float" office:value="-6.03761309328232" calcext:value-type="float">
            <text:p>-6.0376130932823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/>
          <table:table-cell office:value-type="string" calcext:value-type="string">
            <text:p>MGG_01687</text:p>
          </table:table-cell>
          <table:table-cell office:value-type="float" office:value="6.03326746428281" calcext:value-type="float">
            <text:p>6.03326746428281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9">
          <table:table-cell office:value-type="string" calcext:value-type="string">
            <text:p>MGG_02204</text:p>
          </table:table-cell>
          <table:table-cell office:value-type="float" office:value="-5.67281818914052" calcext:value-type="float">
            <text:p>-5.67281818914052</text:p>
          </table:table-cell>
          <table:table-cell office:value-type="string" calcext:value-type="string">
            <text:p>Vitamin H transporter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/>
          <table:table-cell office:value-type="string" calcext:value-type="string">
            <text:p>MGG_15267</text:p>
          </table:table-cell>
          <table:table-cell office:value-type="float" office:value="5.99831336293312" calcext:value-type="float">
            <text:p>5.9983133629331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xtracellular membrane protein, CFEM domain</text:p>
          </table:table-cell>
        </table:table-row>
        <table:table-row table:style-name="ro1">
          <table:table-cell office:value-type="string" calcext:value-type="string">
            <text:p>MGG_05157</text:p>
          </table:table-cell>
          <table:table-cell office:value-type="float" office:value="-5.60197235338203" calcext:value-type="float">
            <text:p>-5.6019723533820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Dimeric alpha-beta barrel</text:p>
          </table:table-cell>
          <table:table-cell/>
          <table:table-cell office:value-type="string" calcext:value-type="string">
            <text:p>MGG_00755</text:p>
          </table:table-cell>
          <table:table-cell office:value-type="float" office:value="5.91464163284267" calcext:value-type="float">
            <text:p>5.91464163284267</text:p>
          </table:table-cell>
          <table:table-cell office:value-type="string" calcext:value-type="string">
            <text:p>Indoleamine 2,3-dioxygenase </text:p>
          </table:table-cell>
          <table:table-cell office:value-type="string" calcext:value-type="string">
            <text:p>Indoleamine 2,3-dioxygenase</text:p>
          </table:table-cell>
        </table:table-row>
        <table:table-row table:style-name="ro3">
          <table:table-cell office:value-type="string" calcext:value-type="string">
            <text:p>MGG_07920</text:p>
          </table:table-cell>
          <table:table-cell office:value-type="float" office:value="-5.51187899699829" calcext:value-type="float">
            <text:p>-5.51187899699829</text:p>
          </table:table-cell>
          <table:table-cell office:value-type="string" calcext:value-type="string">
            <text:p>Arylsulfatase </text:p>
          </table:table-cell>
          <table:table-cell office:value-type="string" calcext:value-type="string">
            <text:p>Alkaline-phosphatase-like, core domain; Alkaline phosphatase-like, alpha/beta/alpha; Sulfatase, conserved site; Sulfatase</text:p>
          </table:table-cell>
          <table:table-cell/>
          <table:table-cell office:value-type="string" calcext:value-type="string">
            <text:p>MGG_00659</text:p>
          </table:table-cell>
          <table:table-cell office:value-type="float" office:value="5.87612198890717" calcext:value-type="float">
            <text:p>5.87612198890717</text:p>
          </table:table-cell>
          <table:table-cell office:value-type="string" calcext:value-type="string">
            <text:p>Glucan 1,3-beta-glucosidase </text:p>
          </table:table-cell>
          <table:table-cell office:value-type="string" calcext:value-type="string">
            <text:p>Pectin lyase fold/virulence factor; Pectin lyase fold</text:p>
          </table:table-cell>
        </table:table-row>
        <table:table-row table:style-name="ro6">
          <table:table-cell office:value-type="string" calcext:value-type="string">
            <text:p>MGG_01790</text:p>
          </table:table-cell>
          <table:table-cell office:value-type="float" office:value="-5.44643758122172" calcext:value-type="float">
            <text:p>-5.44643758122172</text:p>
          </table:table-cell>
          <table:table-cell office:value-type="string" calcext:value-type="string">
            <text:p>Acyl-CoA desaturase </text:p>
          </table:table-cell>
          <table:table-cell office:value-type="string" calcext:value-type="string">
            <text:p>Fatty acid desaturase, type 1, core; Cytochrome b5; Cytochrome b5, heme-binding site; Fatty acid desaturase, type 1; Fatty acid desaturase, type 1, C-terminal; Delta-9 acyl-CoA desaturase, haem/steroid binding domain-containing</text:p>
          </table:table-cell>
          <table:table-cell/>
          <table:table-cell office:value-type="string" calcext:value-type="string">
            <text:p>MGG_10005</text:p>
          </table:table-cell>
          <table:table-cell office:value-type="float" office:value="5.85200718826886" calcext:value-type="float">
            <text:p>5.85200718826886</text:p>
          </table:table-cell>
          <table:table-cell office:value-type="string" calcext:value-type="string">
            <text:p>Glycerol kinase </text:p>
          </table:table-cell>
          <table:table-cell office:value-type="string" calcext:value-type="string">
            <text:p>Carbohydrate kinase, FGGY, N-terminal; Carbohydrate kinase, FGGY, conserved site; Carbohydrate kinase, FGGY, C-terminal; Glycerol kinase</text:p>
          </table:table-cell>
        </table:table-row>
        <table:table-row table:style-name="ro9">
          <table:table-cell office:value-type="string" calcext:value-type="string">
            <text:p>MGG_09130</text:p>
          </table:table-cell>
          <table:table-cell office:value-type="float" office:value="-5.41661397032472" calcext:value-type="float">
            <text:p>-5.41661397032472</text:p>
          </table:table-cell>
          <table:table-cell office:value-type="string" calcext:value-type="string">
            <text:p>MFS transporter </text:p>
          </table:table-cell>
          <table:table-cell office:value-type="string" calcext:value-type="string">
            <text:p>Major facilitator superfamily domain, general substrate transporter</text:p>
          </table:table-cell>
          <table:table-cell/>
          <table:table-cell office:value-type="string" calcext:value-type="string">
            <text:p>MGG_00994</text:p>
          </table:table-cell>
          <table:table-cell office:value-type="float" office:value="5.76241529431735" calcext:value-type="float">
            <text:p>5.76241529431735</text:p>
          </table:table-cell>
          <table:table-cell office:value-type="string" calcext:value-type="string">
            <text:p>Mannosyl-oligosaccharide 1,2-alpha-mannosidase IC </text:p>
          </table:table-cell>
          <table:table-cell office:value-type="string" calcext:value-type="string">
            <text:p>Glycoside hydrolase, family 47</text:p>
          </table:table-cell>
        </table:table-row>
        <table:table-row table:style-name="ro6">
          <table:table-cell office:value-type="string" calcext:value-type="string">
            <text:p>MGG_13793</text:p>
          </table:table-cell>
          <table:table-cell office:value-type="float" office:value="-5.30230728900218" calcext:value-type="float">
            <text:p>-5.30230728900218</text:p>
          </table:table-cell>
          <table:table-cell office:value-type="string" calcext:value-type="string">
            <text:p>Nitrate transporter </text:p>
          </table:table-cell>
          <table:table-cell office:value-type="string" calcext:value-type="string">
            <text:p>Major facilitator superfamily domain, general substrate transporter; Major facilitator superfamily; Nitrate transporter; Major facilitator superfamily domain</text:p>
          </table:table-cell>
          <table:table-cell/>
          <table:table-cell office:value-type="string" calcext:value-type="string">
            <text:p>MGG_07779</text:p>
          </table:table-cell>
          <table:table-cell office:value-type="float" office:value="5.72413878813599" calcext:value-type="float">
            <text:p>5.72413878813599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2">
          <table:table-cell office:value-type="string" calcext:value-type="string">
            <text:p>MGG_05828</text:p>
          </table:table-cell>
          <table:table-cell office:value-type="float" office:value="-5.23621482285184" calcext:value-type="float">
            <text:p>-5.23621482285184</text:p>
          </table:table-cell>
          <table:table-cell office:value-type="string" calcext:value-type="string">
            <text:p>Chitin deacetylase 1 </text:p>
          </table:table-cell>
          <table:table-cell office:value-type="string" calcext:value-type="string">
            <text:p>Glycoside hydrolase/deacetylase, beta/alpha-barrel; Polysaccharide deacetylase</text:p>
          </table:table-cell>
          <table:table-cell/>
          <table:table-cell office:value-type="string" calcext:value-type="string">
            <text:p>MGG_05941</text:p>
          </table:table-cell>
          <table:table-cell office:value-type="float" office:value="5.54082206613232" calcext:value-type="float">
            <text:p>5.54082206613232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Major facilitator superfamily domain; General substrate transporter; Sugar/inositol transporter</text:p>
          </table:table-cell>
        </table:table-row>
        <table:table-row table:style-name="ro9">
          <table:table-cell office:value-type="string" calcext:value-type="string">
            <text:p>MGG_06615</text:p>
          </table:table-cell>
          <table:table-cell office:value-type="float" office:value="-4.94854753906676" calcext:value-type="float">
            <text:p>-4.94854753906676</text:p>
          </table:table-cell>
          <table:table-cell office:value-type="string" calcext:value-type="string">
            <text:p>Taurine catabolism dioxygenase TauD </text:p>
          </table:table-cell>
          <table:table-cell office:value-type="string" calcext:value-type="string">
            <text:p>Taurine catabolism dioxygenase TauD/TfdA</text:p>
          </table:table-cell>
          <table:table-cell/>
          <table:table-cell office:value-type="string" calcext:value-type="string">
            <text:p>MGG_06691</text:p>
          </table:table-cell>
          <table:table-cell office:value-type="float" office:value="5.44174866746384" calcext:value-type="float">
            <text:p>5.44174866746384</text:p>
          </table:table-cell>
          <table:table-cell office:value-type="string" calcext:value-type="string">
            <text:p>4-hydroxyphenylpyruvate dioxygenase </text:p>
          </table:table-cell>
          <table:table-cell office:value-type="string" calcext:value-type="string">
            <text:p>4-hydroxyphenylpyruvate dioxygenase; Glyoxalase/fosfomycin resistance/dioxygenase</text:p>
          </table:table-cell>
        </table:table-row>
        <table:table-row table:style-name="ro3">
          <table:table-cell office:value-type="string" calcext:value-type="string">
            <text:p>MGG_10046</text:p>
          </table:table-cell>
          <table:table-cell office:value-type="float" office:value="-4.94036314334788" calcext:value-type="float">
            <text:p>-4.94036314334788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/>
          <table:table-cell office:value-type="string" calcext:value-type="string">
            <text:p>MGG_17823</text:p>
          </table:table-cell>
          <table:table-cell office:value-type="float" office:value="5.42728501540543" calcext:value-type="float">
            <text:p>5.42728501540543</text:p>
          </table:table-cell>
          <table:table-cell office:value-type="string" calcext:value-type="string">
            <text:p>Cyanide hydratase </text:p>
          </table:table-cell>
          <table:table-cell office:value-type="string" calcext:value-type="string">
            <text:p>Nitrilase/cyanide hydratase, conserved site; Nitrilase/cyanide hydratase and apolipoprotein N-acyltransferase</text:p>
          </table:table-cell>
        </table:table-row>
        <table:table-row table:style-name="ro1">
          <table:table-cell office:value-type="string" calcext:value-type="string">
            <text:p>MGG_03368</text:p>
          </table:table-cell>
          <table:table-cell office:value-type="float" office:value="-4.90911740084873" calcext:value-type="float">
            <text:p>-4.9091174008487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2273</text:p>
          </table:table-cell>
          <table:table-cell office:value-type="float" office:value="5.13125942083179" calcext:value-type="float">
            <text:p>5.13125942083179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8589</text:p>
          </table:table-cell>
          <table:table-cell office:value-type="float" office:value="-4.90793696569624" calcext:value-type="float">
            <text:p>-4.90793696569624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1143</text:p>
          </table:table-cell>
          <table:table-cell office:value-type="float" office:value="5.12176226223668" calcext:value-type="float">
            <text:p>5.1217622622366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2">
          <table:table-cell office:value-type="string" calcext:value-type="string">
            <text:p>MGG_06062</text:p>
          </table:table-cell>
          <table:table-cell office:value-type="float" office:value="-4.9058559404165" calcext:value-type="float">
            <text:p>-4.9058559404165</text:p>
          </table:table-cell>
          <table:table-cell office:value-type="string" calcext:value-type="string">
            <text:p>Nitrate reductase </text:p>
          </table:table-cell>
          <table:table-cell office:value-type="string" calcext:value-type="string">
            <text:p>Eukaryotic molybdopterin oxidoreductase; Immunoglobulin E-set; Cytochrome b5; Oxidoreductase, FAD-binding domain; Nitrate reductase NADH dependent; Cytochrome b5, heme-binding site; Riboflavin synthase-like beta-barrel; Flavoprotein pyridine nucleotide cytochrome reductase; Ferredoxin reductase-type FAD-binding domain; Oxidoreductase FAD/NAD(P)-binding; Moybdenum cofactor oxidoreductase, dimerisation; NADH:cytochrome b5 reductase (CBR); Oxidoreductase, molybdopterin-binding domain</text:p>
          </table:table-cell>
          <table:table-cell/>
          <table:table-cell office:value-type="string" calcext:value-type="string">
            <text:p>MGG_12423</text:p>
          </table:table-cell>
          <table:table-cell office:value-type="float" office:value="5.11536378504178" calcext:value-type="float">
            <text:p>5.11536378504178</text:p>
          </table:table-cell>
          <table:table-cell office:value-type="string" calcext:value-type="string">
            <text:p>Choline monooxygenase <text:s/>iron-sulphur domain</text:p>
          </table:table-cell>
          <table:table-cell/>
        </table:table-row>
        <table:table-row table:style-name="ro6">
          <table:table-cell office:value-type="string" calcext:value-type="string">
            <text:p>MGG_15027</text:p>
          </table:table-cell>
          <table:table-cell office:value-type="float" office:value="-4.89881453013826" calcext:value-type="float">
            <text:p>-4.89881453013826</text:p>
          </table:table-cell>
          <table:table-cell office:value-type="string" calcext:value-type="string">
            <text:p>Sulfate adenylyltransferase </text:p>
          </table:table-cell>
          <table:table-cell office:value-type="string" calcext:value-type="string">
            <text:p>ATP-sulfurylase PUA-like domain; Sulphate adenylyltransferase catalytic domain; Sulphate adenylyltransferase; Rossmann-like alpha/beta/alpha sandwich fold; Adenylylsulphate kinase, C-terminal; PUA-like domain</text:p>
          </table:table-cell>
          <table:table-cell/>
          <table:table-cell office:value-type="string" calcext:value-type="string">
            <text:p>MGG_09569</text:p>
          </table:table-cell>
          <table:table-cell office:value-type="float" office:value="5.10378771765602" calcext:value-type="float">
            <text:p>5.1037877176560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MM_vs_WT--N</text:p>
          </table:table-cell>
          <table:table-cell table:number-columns-repeated="4"/>
          <table:table-cell table:style-name="ce1" office:value-type="string" calcext:value-type="string">
            <text:p>WT-MM_vs_WT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3">
          <table:table-cell office:value-type="string" calcext:value-type="string">
            <text:p>MGG_08326</text:p>
          </table:table-cell>
          <table:table-cell office:value-type="float" office:value="-2.59968333450388" calcext:value-type="float">
            <text:p>-2.5996833345038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HAD-like domain; HAD-superfamily hydrolase, subfamily IIA, CECR5; HAD-superfamily hydrolase, subfamily IIA</text:p>
          </table:table-cell>
          <table:table-cell/>
          <table:table-cell office:value-type="string" calcext:value-type="string">
            <text:p>MGG_04248</text:p>
          </table:table-cell>
          <table:table-cell office:value-type="float" office:value="3.65139027791719" calcext:value-type="float">
            <text:p>3.6513902779171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ligopeptide transporter OPT superfamily</text:p>
          </table:table-cell>
        </table:table-row>
        <table:table-row table:style-name="ro12">
          <table:table-cell office:value-type="string" calcext:value-type="string">
            <text:p>MGG_02074</text:p>
          </table:table-cell>
          <table:table-cell office:value-type="float" office:value="-2.16467346385281" calcext:value-type="float">
            <text:p>-2.16467346385281</text:p>
          </table:table-cell>
          <table:table-cell office:value-type="string" calcext:value-type="string">
            <text:p>Potassium/sodium efflux P-type ATPase </text:p>
          </table:table-cell>
          <table:table-cell office:value-type="string" calcext:value-type="string">
            <text:p>ATPase, P-type, K/Mg/Cd/Cu/Zn/Na/Ca/Na/H-transporter; ATPase, cation-transporting, domain N; ATPase, P-type, cytoplasmic domain N; ATPase, P-type cation-transporter, N-terminal; ATPase, <text:s/>P-type, cytoplasmic transduction domain A; ATPase, P-type phosphorylation site; HAD-like domain; Haloacid dehalogenase-like hydrolase; ATPase, P-type, ATPase-associated domain; ATPase, P-type, <text:s/>transmembrane domain; ATPase, P-type, potassium/sodium efflux, fungal; ATPase, P-type cation-transporter, C-terminal</text:p>
          </table:table-cell>
          <table:table-cell/>
          <table:table-cell office:value-type="string" calcext:value-type="string">
            <text:p>MGG_05830</text:p>
          </table:table-cell>
          <table:table-cell office:value-type="float" office:value="2.9609215075659" calcext:value-type="float">
            <text:p>2.9609215075659</text:p>
          </table:table-cell>
          <table:table-cell office:value-type="string" calcext:value-type="string">
            <text:p>Allantoin transporter </text:p>
          </table:table-cell>
          <table:table-cell office:value-type="string" calcext:value-type="string">
            <text:p>Permease, cytosine/purines, uracil, thiamine, allantoin</text:p>
          </table:table-cell>
        </table:table-row>
        <table:table-row table:style-name="ro3">
          <table:table-cell office:value-type="string" calcext:value-type="string">
            <text:p>MGG_08359</text:p>
          </table:table-cell>
          <table:table-cell office:value-type="float" office:value="-2.07085090605774" calcext:value-type="float">
            <text:p>-2.07085090605774</text:p>
          </table:table-cell>
          <table:table-cell office:value-type="string" calcext:value-type="string">
            <text:p>Flavonol synthase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03764</text:p>
          </table:table-cell>
          <table:table-cell office:value-type="float" office:value="2.23720306023808" calcext:value-type="float">
            <text:p>2.23720306023808</text:p>
          </table:table-cell>
          <table:table-cell office:value-type="string" calcext:value-type="string">
            <text:p>Salicylate hydroxylase </text:p>
          </table:table-cell>
          <table:table-cell office:value-type="string" calcext:value-type="string">
            <text:p>Monooxygenase, FAD-binding; FAD dependent oxidoreductase; Aromatic-ring hydroxylase-like</text:p>
          </table:table-cell>
        </table:table-row>
        <table:table-row table:style-name="ro3">
          <table:table-cell office:value-type="string" calcext:value-type="string">
            <text:p>MGG_04034</text:p>
          </table:table-cell>
          <table:table-cell office:value-type="float" office:value="-2.01410031167237" calcext:value-type="float">
            <text:p>-2.01410031167237</text:p>
          </table:table-cell>
          <table:table-cell office:value-type="string" calcext:value-type="string">
            <text:p>Formate dehydrogenase </text:p>
          </table:table-cell>
          <table:table-cell office:value-type="string" calcext:value-type="string">
            <text:p>D-isomer specific 2-hydroxyacid dehydrogenase, catalytic domain; NAD(P)-binding domain; D-isomer specific 2-hydroxyacid dehydrogenase, NAD-binding</text:p>
          </table:table-cell>
          <table:table-cell/>
          <table:table-cell office:value-type="string" calcext:value-type="string">
            <text:p>MGG_13252</text:p>
          </table:table-cell>
          <table:table-cell office:value-type="float" office:value="2.20160091393195" calcext:value-type="float">
            <text:p>2.20160091393195</text:p>
          </table:table-cell>
          <table:table-cell office:value-type="string" calcext:value-type="string">
            <text:p>Extracellular metalloproteinase MEP </text:p>
          </table:table-cell>
          <table:table-cell office:value-type="string" calcext:value-type="string">
            <text:p>Peptidase M36, fungalysin; FTP domain; Peptidase M4, C-terminal</text:p>
          </table:table-cell>
        </table:table-row>
        <table:table-row table:style-name="ro2">
          <table:table-cell office:value-type="string" calcext:value-type="string">
            <text:p>MGG_08363</text:p>
          </table:table-cell>
          <table:table-cell office:value-type="float" office:value="-2.0087607312335" calcext:value-type="float">
            <text:p>-2.0087607312335</text:p>
          </table:table-cell>
          <table:table-cell office:value-type="string" calcext:value-type="string">
            <text:p>Enoyl reductase </text:p>
          </table:table-cell>
          <table:table-cell office:value-type="string" calcext:value-type="string">
            <text:p>GroES-like; NAD(P)-binding domain; Alcohol dehydrogenase superfamily, zinc-type; Alcohol dehydrogenase GroES-like; Alcohol dehydrogenase, C-terminal</text:p>
          </table:table-cell>
          <table:table-cell/>
          <table:table-cell office:value-type="string" calcext:value-type="string">
            <text:p>MGG_04244</text:p>
          </table:table-cell>
          <table:table-cell office:value-type="float" office:value="2.11876192818658" calcext:value-type="float">
            <text:p>2.1187619281865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line oxidase; Proline dehydrogenase</text:p>
          </table:table-cell>
        </table:table-row>
        <table:table-row table:style-name="ro9">
          <table:table-cell office:value-type="string" calcext:value-type="string">
            <text:p>MGG_06234</text:p>
          </table:table-cell>
          <table:table-cell office:value-type="float" office:value="-1.66907472548485" calcext:value-type="float">
            <text:p>-1.66907472548485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6691</text:p>
          </table:table-cell>
          <table:table-cell office:value-type="float" office:value="2.1062153808549" calcext:value-type="float">
            <text:p>2.1062153808549</text:p>
          </table:table-cell>
          <table:table-cell office:value-type="string" calcext:value-type="string">
            <text:p>4-hydroxyphenylpyruvate dioxygenase </text:p>
          </table:table-cell>
          <table:table-cell office:value-type="string" calcext:value-type="string">
            <text:p>4-hydroxyphenylpyruvate dioxygenase; Glyoxalase/fosfomycin resistance/dioxygenase</text:p>
          </table:table-cell>
        </table:table-row>
        <table:table-row table:style-name="ro2">
          <table:table-cell office:value-type="string" calcext:value-type="string">
            <text:p>MGG_07920</text:p>
          </table:table-cell>
          <table:table-cell office:value-type="float" office:value="-1.5757345977369" calcext:value-type="float">
            <text:p>-1.5757345977369</text:p>
          </table:table-cell>
          <table:table-cell office:value-type="string" calcext:value-type="string">
            <text:p>Arylsulfatase </text:p>
          </table:table-cell>
          <table:table-cell office:value-type="string" calcext:value-type="string">
            <text:p>Alkaline-phosphatase-like, core domain; Alkaline phosphatase-like, alpha/beta/alpha; Sulfatase, conserved site; Sulfatase</text:p>
          </table:table-cell>
          <table:table-cell/>
          <table:table-cell office:value-type="string" calcext:value-type="string">
            <text:p>MGG_12231</text:p>
          </table:table-cell>
          <table:table-cell office:value-type="float" office:value="2.08640932934099" calcext:value-type="float">
            <text:p>2.08640932934099</text:p>
          </table:table-cell>
          <table:table-cell office:value-type="string" calcext:value-type="string">
            <text:p>Allantoate permease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1">
          <table:table-cell office:value-type="string" calcext:value-type="string">
            <text:p>MGG_16141</text:p>
          </table:table-cell>
          <table:table-cell office:value-type="float" office:value="-1.54529156059307" calcext:value-type="float">
            <text:p>-1.5452915605930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755</text:p>
          </table:table-cell>
          <table:table-cell office:value-type="float" office:value="1.9333326391871" calcext:value-type="float">
            <text:p>1.9333326391871</text:p>
          </table:table-cell>
          <table:table-cell office:value-type="string" calcext:value-type="string">
            <text:p>Indoleamine 2,3-dioxygenase </text:p>
          </table:table-cell>
          <table:table-cell office:value-type="string" calcext:value-type="string">
            <text:p>Indoleamine 2,3-dioxygenase</text:p>
          </table:table-cell>
        </table:table-row>
        <table:table-row table:style-name="ro2">
          <table:table-cell office:value-type="string" calcext:value-type="string">
            <text:p>MGG_02987</text:p>
          </table:table-cell>
          <table:table-cell office:value-type="float" office:value="-1.52645508988786" calcext:value-type="float">
            <text:p>-1.52645508988786</text:p>
          </table:table-cell>
          <table:table-cell office:value-type="string" calcext:value-type="string">
            <text:p>Para-nitrobenzyl esterase </text:p>
          </table:table-cell>
          <table:table-cell office:value-type="string" calcext:value-type="string">
            <text:p>Carboxylesterase, type B</text:p>
          </table:table-cell>
          <table:table-cell/>
          <table:table-cell office:value-type="string" calcext:value-type="string">
            <text:p>MGG_10251</text:p>
          </table:table-cell>
          <table:table-cell office:value-type="float" office:value="1.87966839393813" calcext:value-type="float">
            <text:p>1.87966839393813</text:p>
          </table:table-cell>
          <table:table-cell office:value-type="string" calcext:value-type="string">
            <text:p>hypothetical protein </text:p>
          </table:table-cell>
          <table:table-cell office:value-type="string" calcext:value-type="string">
            <text:p>Sulphate anion transporter; Helix-hairpin-helix DNA-binding motif, class 1; Sulphate transporter; Sulphate transporter/antisigma-factor antagonist STAS</text:p>
          </table:table-cell>
        </table:table-row>
        <table:table-row table:style-name="ro3">
          <table:table-cell office:value-type="string" calcext:value-type="string">
            <text:p>MGG_09667</text:p>
          </table:table-cell>
          <table:table-cell office:value-type="float" office:value="-1.5229385896999" calcext:value-type="float">
            <text:p>-1.5229385896999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289</text:p>
          </table:table-cell>
          <table:table-cell office:value-type="float" office:value="1.75892621617896" calcext:value-type="float">
            <text:p>1.75892621617896</text:p>
          </table:table-cell>
          <table:table-cell office:value-type="string" calcext:value-type="string">
            <text:p>Amino-acid permease inda1 </text:p>
          </table:table-cell>
          <table:table-cell office:value-type="string" calcext:value-type="string">
            <text:p>Amino acid permease, conserved site; Amino acid permease domain; Amino acid/polyamine transporter I</text:p>
          </table:table-cell>
        </table:table-row>
        <table:table-row table:style-name="ro9">
          <table:table-cell office:value-type="string" calcext:value-type="string">
            <text:p>MGG_15855</text:p>
          </table:table-cell>
          <table:table-cell office:value-type="float" office:value="-1.48882261643138" calcext:value-type="float">
            <text:p>-1.48882261643138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3375</text:p>
          </table:table-cell>
          <table:table-cell office:value-type="float" office:value="1.75230360538333" calcext:value-type="float">
            <text:p>1.75230360538333</text:p>
          </table:table-cell>
          <table:table-cell office:value-type="string" calcext:value-type="string">
            <text:p>Isotrichodermin C-15 hydroxylase </text:p>
          </table:table-cell>
          <table:table-cell office:value-type="string" calcext:value-type="string">
            <text:p>Cytochrome P450, conserved site; Cytochrome P450; Cytochrome P450, E-class, group I</text:p>
          </table:table-cell>
        </table:table-row>
        <table:table-row table:style-name="ro1">
          <table:table-cell office:value-type="string" calcext:value-type="string">
            <text:p>MGG_00095</text:p>
          </table:table-cell>
          <table:table-cell office:value-type="float" office:value="-1.48500972962499" calcext:value-type="float">
            <text:p>-1.4850097296249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4419</text:p>
          </table:table-cell>
          <table:table-cell/>
          <table:table-cell office:value-type="string" calcext:value-type="string">
            <text:p>MGG_14908</text:p>
          </table:table-cell>
          <table:table-cell office:value-type="float" office:value="1.64782038673614" calcext:value-type="float">
            <text:p>1.6478203867361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15774</text:p>
          </table:table-cell>
          <table:table-cell office:value-type="float" office:value="-1.47125754783749" calcext:value-type="float">
            <text:p>-1.47125754783749</text:p>
          </table:table-cell>
          <table:table-cell office:value-type="string" calcext:value-type="string">
            <text:p>Ketol-acid reductoisomerase </text:p>
          </table:table-cell>
          <table:table-cell office:value-type="string" calcext:value-type="string">
            <text:p>Ketol-acid reductoisomerase, fungi; Dehydrogenase, multihelical; 6-phosphogluconate dehydrogenase, C-terminal-like; Acetohydroxy acid isomeroreductase; Acetohydroxy acid isomeroreductase C-terminal; Acetohydroxy acid isomeroreductase, catalytic</text:p>
          </table:table-cell>
          <table:table-cell/>
          <table:table-cell office:value-type="string" calcext:value-type="string">
            <text:p>MGG_06092</text:p>
          </table:table-cell>
          <table:table-cell office:value-type="float" office:value="1.63299030087616" calcext:value-type="float">
            <text:p>1.63299030087616</text:p>
          </table:table-cell>
          <table:table-cell office:value-type="string" calcext:value-type="string">
            <text:p>Acetyltransferase </text:p>
          </table:table-cell>
          <table:table-cell/>
        </table:table-row>
        <table:table-row table:style-name="ro2">
          <table:table-cell office:value-type="string" calcext:value-type="string">
            <text:p>MGG_09272</text:p>
          </table:table-cell>
          <table:table-cell office:value-type="float" office:value="-1.46060953460415" calcext:value-type="float">
            <text:p>-1.46060953460415</text:p>
          </table:table-cell>
          <table:table-cell office:value-type="string" calcext:value-type="string">
            <text:p>Beta-glucosidase 1 </text:p>
          </table:table-cell>
          <table:table-cell office:value-type="string" calcext:value-type="string">
            <text:p>Glycoside hydrolase, family 3, C-terminal; Glycoside hydrolase family 3; Glycoside hydrolase, superfamily; Glycoside hydrolase, family 3, N-terminal; Fibronectin type III-like domain</text:p>
          </table:table-cell>
          <table:table-cell/>
          <table:table-cell office:value-type="string" calcext:value-type="string">
            <text:p>MGG_01569</text:p>
          </table:table-cell>
          <table:table-cell office:value-type="float" office:value="1.61389334744276" calcext:value-type="float">
            <text:p>1.61389334744276</text:p>
          </table:table-cell>
          <table:table-cell office:value-type="string" calcext:value-type="string">
            <text:p>Minor allergen Alt a 7 </text:p>
          </table:table-cell>
          <table:table-cell office:value-type="string" calcext:value-type="string">
            <text:p>Flavodoxin/nitric oxide synthase; Flavoprotein WrbA; NADPH-dependent FMN reductase</text:p>
          </table:table-cell>
        </table:table-row>
        <table:table-row table:style-name="ro9">
          <table:table-cell office:value-type="string" calcext:value-type="string">
            <text:p>MGG_09804</text:p>
          </table:table-cell>
          <table:table-cell office:value-type="float" office:value="-1.43805415143133" calcext:value-type="float">
            <text:p>-1.4380541514313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0431</text:p>
          </table:table-cell>
          <table:table-cell office:value-type="float" office:value="1.59881773351351" calcext:value-type="float">
            <text:p>1.59881773351351</text:p>
          </table:table-cell>
          <table:table-cell office:value-type="string" calcext:value-type="string">
            <text:p>Homogentisate 1,2-dioxygenase </text:p>
          </table:table-cell>
          <table:table-cell office:value-type="string" calcext:value-type="string">
            <text:p>Homogentisate 1,2-dioxygenase; Cupin, RmlC-type</text:p>
          </table:table-cell>
        </table:table-row>
        <table:table-row table:style-name="ro2">
          <table:table-cell office:value-type="string" calcext:value-type="string">
            <text:p>MGG_10046</text:p>
          </table:table-cell>
          <table:table-cell office:value-type="float" office:value="-1.39471882717534" calcext:value-type="float">
            <text:p>-1.39471882717534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/>
          <table:table-cell office:value-type="string" calcext:value-type="string">
            <text:p>MGG_01425</text:p>
          </table:table-cell>
          <table:table-cell office:value-type="float" office:value="1.59855661453755" calcext:value-type="float">
            <text:p>1.5985566145375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3">
          <table:table-cell office:value-type="string" calcext:value-type="string">
            <text:p>MGG_09668</text:p>
          </table:table-cell>
          <table:table-cell office:value-type="float" office:value="-1.3786626226761" calcext:value-type="float">
            <text:p>-1.3786626226761</text:p>
          </table:table-cell>
          <table:table-cell office:value-type="string" calcext:value-type="string">
            <text:p>Gut esterase 1 </text:p>
          </table:table-cell>
          <table:table-cell office:value-type="string" calcext:value-type="string">
            <text:p>Carboxylesterase type B, conserved site; Carboxylesterase, type B; Carboxylesterase type B, active site</text:p>
          </table:table-cell>
          <table:table-cell/>
          <table:table-cell office:value-type="string" calcext:value-type="string">
            <text:p>MGG_04319</text:p>
          </table:table-cell>
          <table:table-cell office:value-type="float" office:value="1.58134917705364" calcext:value-type="float">
            <text:p>1.5813491770536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3347</text:p>
          </table:table-cell>
          <table:table-cell office:value-type="float" office:value="-1.37490698178677" calcext:value-type="float">
            <text:p>-1.37490698178677</text:p>
          </table:table-cell>
          <table:table-cell office:value-type="string" calcext:value-type="string">
            <text:p>Integral membrane protein </text:p>
          </table:table-cell>
          <table:table-cell table:number-columns-repeated="2"/>
          <table:table-cell office:value-type="string" calcext:value-type="string">
            <text:p>MGG_05828</text:p>
          </table:table-cell>
          <table:table-cell office:value-type="float" office:value="1.51253985129627" calcext:value-type="float">
            <text:p>1.51253985129627</text:p>
          </table:table-cell>
          <table:table-cell office:value-type="string" calcext:value-type="string">
            <text:p>Chitin deacetylase 1 </text:p>
          </table:table-cell>
          <table:table-cell office:value-type="string" calcext:value-type="string">
            <text:p>Glycoside hydrolase/deacetylase, beta/alpha-barrel; Polysaccharide deacetylase</text:p>
          </table:table-cell>
        </table:table-row>
        <table:table-row table:style-name="ro1">
          <table:table-cell office:value-type="string" calcext:value-type="string">
            <text:p>MGG_15887</text:p>
          </table:table-cell>
          <table:table-cell office:value-type="float" office:value="-1.36120257403427" calcext:value-type="float">
            <text:p>-1.36120257403427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3529</text:p>
          </table:table-cell>
          <table:table-cell office:value-type="float" office:value="1.50859876218551" calcext:value-type="float">
            <text:p>1.5085987621855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8541</text:p>
          </table:table-cell>
          <table:table-cell office:value-type="float" office:value="-1.33334503916608" calcext:value-type="float">
            <text:p>-1.33334503916608</text:p>
          </table:table-cell>
          <table:table-cell office:value-type="string" calcext:value-type="string">
            <text:p>FAD monooxygenase </text:p>
          </table:table-cell>
          <table:table-cell office:value-type="string" calcext:value-type="string">
            <text:p>Monooxygenase, FAD-binding; Aromatic-ring hydroxylase-like</text:p>
          </table:table-cell>
          <table:table-cell/>
          <table:table-cell office:value-type="string" calcext:value-type="string">
            <text:p>MGG_16373</text:p>
          </table:table-cell>
          <table:table-cell office:value-type="float" office:value="1.48910168218274" calcext:value-type="float">
            <text:p>1.4891016821827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ine oxidas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-N_vs_2D4--N</text:p>
          </table:table-cell>
          <table:table-cell table:number-columns-repeated="4"/>
          <table:table-cell table:style-name="ce1" office:value-type="string" calcext:value-type="string">
            <text:p>WT--N_vs_2D4-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office:value-type="string" calcext:value-type="string">
            <text:p>MGG_12505</text:p>
          </table:table-cell>
          <table:table-cell office:value-type="float" office:value="-4.68670159421168" calcext:value-type="float">
            <text:p>-4.6867015942116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/>
          <table:table-cell office:value-type="string" calcext:value-type="string">
            <text:p>MGG_11230</text:p>
          </table:table-cell>
          <table:table-cell office:value-type="float" office:value="3.46110931647612" calcext:value-type="float">
            <text:p>3.4611093164761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10047</text:p>
          </table:table-cell>
          <table:table-cell office:value-type="float" office:value="-4.10518511786254" calcext:value-type="float">
            <text:p>-4.1051851178625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09392</text:p>
          </table:table-cell>
          <table:table-cell office:value-type="float" office:value="3.21794017985143" calcext:value-type="float">
            <text:p>3.2179401798514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rotein of unknown function DUF3433</text:p>
          </table:table-cell>
        </table:table-row>
        <table:table-row table:style-name="ro6">
          <table:table-cell office:value-type="string" calcext:value-type="string">
            <text:p>MGG_05555</text:p>
          </table:table-cell>
          <table:table-cell office:value-type="float" office:value="-3.93330872912616" calcext:value-type="float">
            <text:p>-3.93330872912616</text:p>
          </table:table-cell>
          <table:table-cell office:value-type="string" calcext:value-type="string">
            <text:p>Xenobiotic compound monooxygenase </text:p>
          </table:table-cell>
          <table:table-cell office:value-type="string" calcext:value-type="string">
            <text:p>Luciferase-like domain; Nitrilotriacetate monooxygenase component A/pristinamycin IIA synthase subunit A</text:p>
          </table:table-cell>
          <table:table-cell/>
          <table:table-cell office:value-type="string" calcext:value-type="string">
            <text:p>MGG_07066</text:p>
          </table:table-cell>
          <table:table-cell office:value-type="float" office:value="3.1831161358641" calcext:value-type="float">
            <text:p>3.1831161358641</text:p>
          </table:table-cell>
          <table:table-cell office:value-type="string" calcext:value-type="string">
            <text:p>Calcium-binding mitochondrial carrier protein Aralar1 </text:p>
          </table:table-cell>
          <table:table-cell office:value-type="string" calcext:value-type="string">
            <text:p>EF-hand-like domain; Calcium-binding EF-hand; Mitochondrial substrate/solute carrier; Mitochondrial carrier domain; EF-Hand 1, calcium-binding site; Mitochondrial carrier protein; EF-hand; EF-HAND 2</text:p>
          </table:table-cell>
        </table:table-row>
        <table:table-row table:style-name="ro2">
          <table:table-cell office:value-type="string" calcext:value-type="string">
            <text:p>MGG_05554</text:p>
          </table:table-cell>
          <table:table-cell office:value-type="float" office:value="-3.55295175868539" calcext:value-type="float">
            <text:p>-3.5529517586853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roES-like; NAD(P)-binding domain; Alcohol dehydrogenase superfamily, zinc-type; Alcohol dehydrogenase GroES-like</text:p>
          </table:table-cell>
          <table:table-cell/>
          <table:table-cell office:value-type="string" calcext:value-type="string">
            <text:p>MGG_04034</text:p>
          </table:table-cell>
          <table:table-cell office:value-type="float" office:value="3.15631187310952" calcext:value-type="float">
            <text:p>3.15631187310952</text:p>
          </table:table-cell>
          <table:table-cell office:value-type="string" calcext:value-type="string">
            <text:p>Formate dehydrogenase </text:p>
          </table:table-cell>
          <table:table-cell office:value-type="string" calcext:value-type="string">
            <text:p>D-isomer specific 2-hydroxyacid dehydrogenase, catalytic domain; NAD(P)-binding domain; D-isomer specific 2-hydroxyacid dehydrogenase, NAD-binding</text:p>
          </table:table-cell>
        </table:table-row>
        <table:table-row table:style-name="ro9">
          <table:table-cell office:value-type="string" calcext:value-type="string">
            <text:p>MGG_09130</text:p>
          </table:table-cell>
          <table:table-cell office:value-type="float" office:value="-3.54788291611923" calcext:value-type="float">
            <text:p>-3.54788291611923</text:p>
          </table:table-cell>
          <table:table-cell office:value-type="string" calcext:value-type="string">
            <text:p>MFS transporter </text:p>
          </table:table-cell>
          <table:table-cell office:value-type="string" calcext:value-type="string">
            <text:p>Major facilitator superfamily domain, general substrate transporter</text:p>
          </table:table-cell>
          <table:table-cell/>
          <table:table-cell office:value-type="string" calcext:value-type="string">
            <text:p>MGG_00965</text:p>
          </table:table-cell>
          <table:table-cell office:value-type="float" office:value="2.8884512718052" calcext:value-type="float">
            <text:p>2.8884512718052</text:p>
          </table:table-cell>
          <table:table-cell office:value-type="string" calcext:value-type="string">
            <text:p>MSF1 domain-containing protein </text:p>
          </table:table-cell>
          <table:table-cell office:value-type="string" calcext:value-type="string">
            <text:p>PRELI/MSF1</text:p>
          </table:table-cell>
        </table:table-row>
        <table:table-row table:style-name="ro1">
          <table:table-cell office:value-type="string" calcext:value-type="string">
            <text:p>MGG_16814</text:p>
          </table:table-cell>
          <table:table-cell office:value-type="float" office:value="-3.51307890039778" calcext:value-type="float">
            <text:p>-3.51307890039778</text:p>
          </table:table-cell>
          <table:table-cell office:value-type="string" calcext:value-type="string">
            <text:p>no_description</text:p>
          </table:table-cell>
          <table:table-cell table:number-columns-repeated="2"/>
          <table:table-cell office:value-type="string" calcext:value-type="string">
            <text:p>MGG_17706</text:p>
          </table:table-cell>
          <table:table-cell office:value-type="float" office:value="2.59918241639493" calcext:value-type="float">
            <text:p>2.59918241639493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3">
          <table:table-cell office:value-type="string" calcext:value-type="string">
            <text:p>MGG_10255</text:p>
          </table:table-cell>
          <table:table-cell office:value-type="float" office:value="-3.45778632133982" calcext:value-type="float">
            <text:p>-3.45778632133982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/>
          <table:table-cell office:value-type="string" calcext:value-type="string">
            <text:p>EFMOG00000000310</text:p>
          </table:table-cell>
          <table:table-cell office:value-type="float" office:value="2.53290175638771" calcext:value-type="float">
            <text:p>2.53290175638771</text:p>
          </table:table-cell>
          <table:table-cell office:value-type="string" calcext:value-type="string">
            <text:p>tRNA-Ile for anticodon AAU </text:p>
          </table:table-cell>
          <table:table-cell/>
        </table:table-row>
        <table:table-row table:style-name="ro12">
          <table:table-cell office:value-type="string" calcext:value-type="string">
            <text:p>MGG_10046</text:p>
          </table:table-cell>
          <table:table-cell office:value-type="float" office:value="-3.37850254807855" calcext:value-type="float">
            <text:p>-3.37850254807855</text:p>
          </table:table-cell>
          <table:table-cell office:value-type="string" calcext:value-type="string">
            <text:p>Pantothenate transporter liz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/>
          <table:table-cell office:value-type="string" calcext:value-type="string">
            <text:p>MGG_04994</text:p>
          </table:table-cell>
          <table:table-cell office:value-type="float" office:value="2.51709171990241" calcext:value-type="float">
            <text:p>2.51709171990241</text:p>
          </table:table-cell>
          <table:table-cell office:value-type="string" calcext:value-type="string">
            <text:p>Plasma membrane H+-ATPase </text:p>
          </table:table-cell>
          <table:table-cell office:value-type="string" calcext:value-type="string">
            <text:p>ATPase, P-type, K/Mg/Cd/Cu/Zn/Na/Ca/Na/H-transporter; ATPase, P-type, cytoplasmic domain N; HAD-like domain; ATPase, P-type cation-transporter, N-terminal; ATPase, <text:s/>P-type, cytoplasmic transduction domain A; ATPase, P-type phosphorylation site; ATPase, P-type, ATPase-associated domain; Haloacid dehalogenase-like hydrolase; ATPase, P-type, H+ transporting proton pump; ATPase, P-type, plasma-membrane proton-efflux; ATPase, P-type, <text:s/>transmembrane domain</text:p>
          </table:table-cell>
        </table:table-row>
        <table:table-row table:style-name="ro3">
          <table:table-cell office:value-type="string" calcext:value-type="string">
            <text:p>MGG_08461</text:p>
          </table:table-cell>
          <table:table-cell office:value-type="float" office:value="-3.33148860894495" calcext:value-type="float">
            <text:p>-3.3314886089449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GroES-like; NAD(P)-binding domain; Alcohol dehydrogenase superfamily, zinc-type; Alcohol dehydrogenase GroES-like</text:p>
          </table:table-cell>
          <table:table-cell/>
          <table:table-cell office:value-type="string" calcext:value-type="string">
            <text:p>MGG_17860</text:p>
          </table:table-cell>
          <table:table-cell office:value-type="float" office:value="2.46342529996915" calcext:value-type="float">
            <text:p>2.4634252999691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9380</text:p>
          </table:table-cell>
          <table:table-cell office:value-type="float" office:value="-3.28878669231943" calcext:value-type="float">
            <text:p>-3.2887866923194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Cytochrome P450; Cytochrome P450, E-class, group IV; Cytochrome P450, conserved site</text:p>
          </table:table-cell>
          <table:table-cell/>
          <table:table-cell office:value-type="string" calcext:value-type="string">
            <text:p>MGG_15959</text:p>
          </table:table-cell>
          <table:table-cell office:value-type="float" office:value="2.43961095122642" calcext:value-type="float">
            <text:p>2.4396109512264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2">
          <table:table-cell office:value-type="string" calcext:value-type="string">
            <text:p>MGG_11691</text:p>
          </table:table-cell>
          <table:table-cell office:value-type="float" office:value="-3.1549298279469" calcext:value-type="float">
            <text:p>-3.1549298279469</text:p>
          </table:table-cell>
          <table:table-cell office:value-type="string" calcext:value-type="string">
            <text:p>Streptogrisin-C </text:p>
          </table:table-cell>
          <table:table-cell office:value-type="string" calcext:value-type="string">
            <text:p>Peptidase cysteine/serine, trypsin-like; Peptidase S1A, alpha-lytic prodomain; Peptidase S1A, streptogrisin; Peptidase S1/S6, chymotrypsin/Hap, active site</text:p>
          </table:table-cell>
          <table:table-cell/>
          <table:table-cell office:value-type="string" calcext:value-type="string">
            <text:p>MGG_02454</text:p>
          </table:table-cell>
          <table:table-cell office:value-type="float" office:value="2.40466969854965" calcext:value-type="float">
            <text:p>2.40466969854965</text:p>
          </table:table-cell>
          <table:table-cell office:value-type="string" calcext:value-type="string">
            <text:p>SamB protein </text:p>
          </table:table-cell>
          <table:table-cell office:value-type="string" calcext:value-type="string">
            <text:p>Zinc finger, MYND-type</text:p>
          </table:table-cell>
        </table:table-row>
        <table:table-row table:style-name="ro1">
          <table:table-cell office:value-type="string" calcext:value-type="string">
            <text:p>MGG_05830</text:p>
          </table:table-cell>
          <table:table-cell office:value-type="float" office:value="-3.14966585644339" calcext:value-type="float">
            <text:p>-3.14966585644339</text:p>
          </table:table-cell>
          <table:table-cell office:value-type="string" calcext:value-type="string">
            <text:p>Allantoin transporter </text:p>
          </table:table-cell>
          <table:table-cell office:value-type="string" calcext:value-type="string">
            <text:p>Permease, cytosine/purines, uracil, thiamine, allantoin</text:p>
          </table:table-cell>
          <table:table-cell/>
          <table:table-cell office:value-type="string" calcext:value-type="string">
            <text:p>MGG_08962</text:p>
          </table:table-cell>
          <table:table-cell office:value-type="float" office:value="2.35313881124315" calcext:value-type="float">
            <text:p>2.3531388112431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5553</text:p>
          </table:table-cell>
          <table:table-cell office:value-type="float" office:value="-3.04577051600035" calcext:value-type="float">
            <text:p>-3.0457705160003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Ion channel regulatory protein, UNC-93</text:p>
          </table:table-cell>
          <table:table-cell/>
          <table:table-cell office:value-type="string" calcext:value-type="string">
            <text:p>EFMOG00000000375</text:p>
          </table:table-cell>
          <table:table-cell office:value-type="float" office:value="2.33243170854008" calcext:value-type="float">
            <text:p>2.33243170854008</text:p>
          </table:table-cell>
          <table:table-cell office:value-type="string" calcext:value-type="string">
            <text:p>tRNA-Thr for anticodon UGU </text:p>
          </table:table-cell>
          <table:table-cell/>
        </table:table-row>
        <table:table-row table:style-name="ro1">
          <table:table-cell office:value-type="string" calcext:value-type="string">
            <text:p>MGG_02109</text:p>
          </table:table-cell>
          <table:table-cell office:value-type="float" office:value="-3.02542764530471" calcext:value-type="float">
            <text:p>-3.02542764530471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3633</text:p>
          </table:table-cell>
          <table:table-cell office:value-type="float" office:value="2.31297920177665" calcext:value-type="float">
            <text:p>2.3129792017766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Domain of unknown function DUF1708</text:p>
          </table:table-cell>
        </table:table-row>
        <table:table-row table:style-name="ro11">
          <table:table-cell office:value-type="string" calcext:value-type="string">
            <text:p>MGG_05759</text:p>
          </table:table-cell>
          <table:table-cell office:value-type="float" office:value="-3.01501876893696" calcext:value-type="float">
            <text:p>-3.01501876893696</text:p>
          </table:table-cell>
          <table:table-cell office:value-type="string" calcext:value-type="string">
            <text:p>Molybdenum cofactor sulfurase </text:p>
          </table:table-cell>
          <table:table-cell office:value-type="string" calcext:value-type="string">
            <text:p>Pyridoxal phosphate-dependent transferase, major region, subdomain 2; Pyridoxal phosphate-dependent transferase, major region, subdomain 1; Aminotransferase, class V/Cysteine desulfurase; Pyridoxal phosphate-dependent transferase, major domain</text:p>
          </table:table-cell>
          <table:table-cell/>
          <table:table-cell office:value-type="string" calcext:value-type="string">
            <text:p>MGG_10846</text:p>
          </table:table-cell>
          <table:table-cell office:value-type="float" office:value="2.28098749673475" calcext:value-type="float">
            <text:p>2.28098749673475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4867</text:p>
          </table:table-cell>
          <table:table-cell office:value-type="float" office:value="-2.97777766723354" calcext:value-type="float">
            <text:p>-2.97777766723354</text:p>
          </table:table-cell>
          <table:table-cell office:value-type="string" calcext:value-type="string">
            <text:p>Esterase/lipase/thioesterase </text:p>
          </table:table-cell>
          <table:table-cell office:value-type="string" calcext:value-type="string">
            <text:p>Alpha/beta hydrolase fold-3</text:p>
          </table:table-cell>
          <table:table-cell/>
          <table:table-cell office:value-type="string" calcext:value-type="string">
            <text:p>EFMOG00000000139</text:p>
          </table:table-cell>
          <table:table-cell office:value-type="float" office:value="2.27705977691354" calcext:value-type="float">
            <text:p>2.27705977691354</text:p>
          </table:table-cell>
          <table:table-cell office:value-type="string" calcext:value-type="string">
            <text:p>tRNA-Ile for anticodon AAU </text:p>
          </table:table-cell>
          <table:table-cell/>
        </table:table-row>
        <table:table-row table:style-name="ro3">
          <table:table-cell office:value-type="string" calcext:value-type="string">
            <text:p>MGG_01425</text:p>
          </table:table-cell>
          <table:table-cell office:value-type="float" office:value="-2.8874692279767" calcext:value-type="float">
            <text:p>-2.887469227976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/>
          <table:table-cell office:value-type="string" calcext:value-type="string">
            <text:p>MGG_02802</text:p>
          </table:table-cell>
          <table:table-cell office:value-type="float" office:value="2.27204754293821" calcext:value-type="float">
            <text:p>2.27204754293821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leckstrin homology-type; EVH1</text:p>
          </table:table-cell>
        </table:table-row>
        <table:table-row table:style-name="ro1">
          <table:table-cell office:value-type="string" calcext:value-type="string">
            <text:p>MGG_06616</text:p>
          </table:table-cell>
          <table:table-cell office:value-type="float" office:value="-2.87351163943008" calcext:value-type="float">
            <text:p>-2.87351163943008</text:p>
          </table:table-cell>
          <table:table-cell office:value-type="string" calcext:value-type="string">
            <text:p>High-affinity methionine permease </text:p>
          </table:table-cell>
          <table:table-cell office:value-type="string" calcext:value-type="string">
            <text:p>Amino acid/polyamine transporter I</text:p>
          </table:table-cell>
          <table:table-cell/>
          <table:table-cell office:value-type="string" calcext:value-type="string">
            <text:p>MGG_15855</text:p>
          </table:table-cell>
          <table:table-cell office:value-type="float" office:value="2.26924464832062" calcext:value-type="float">
            <text:p>2.26924464832062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9001</text:p>
          </table:table-cell>
          <table:table-cell office:value-type="float" office:value="-2.82525449895982" calcext:value-type="float">
            <text:p>-2.82525449895982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7988</text:p>
          </table:table-cell>
          <table:table-cell office:value-type="float" office:value="2.2679633400241" calcext:value-type="float">
            <text:p>2.2679633400241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office:value-type="string" calcext:value-type="string">
            <text:p>MGG_01347</text:p>
          </table:table-cell>
          <table:table-cell office:value-type="float" office:value="-2.7350891746912" calcext:value-type="float">
            <text:p>-2.7350891746912</text:p>
          </table:table-cell>
          <table:table-cell office:value-type="string" calcext:value-type="string">
            <text:p>4-carboxymuconolactone decarboxylase </text:p>
          </table:table-cell>
          <table:table-cell office:value-type="string" calcext:value-type="string">
            <text:p>Carboxymuconolactone decarboxylase</text:p>
          </table:table-cell>
          <table:table-cell/>
          <table:table-cell office:value-type="string" calcext:value-type="string">
            <text:p>MGG_03913</text:p>
          </table:table-cell>
          <table:table-cell office:value-type="float" office:value="2.2535439800897" calcext:value-type="float">
            <text:p>2.253543980089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WT--N_vs_WT--C</text:p>
          </table:table-cell>
          <table:table-cell table:number-columns-repeated="4"/>
          <table:table-cell table:style-name="ce1" office:value-type="string" calcext:value-type="string">
            <text:p>WT--N_vs_WT-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log2fo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pro</text:p>
          </table:table-cell>
        </table:table-row>
        <table:table-row table:style-name="ro1">
          <table:table-cell office:value-type="string" calcext:value-type="string">
            <text:p>MGG_12230</text:p>
          </table:table-cell>
          <table:table-cell office:value-type="float" office:value="-7.44722180832549" calcext:value-type="float">
            <text:p>-7.44722180832549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15267</text:p>
          </table:table-cell>
          <table:table-cell office:value-type="float" office:value="6.84106498831677" calcext:value-type="float">
            <text:p>6.84106498831677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Extracellular membrane protein, CFEM domain</text:p>
          </table:table-cell>
        </table:table-row>
        <table:table-row table:style-name="ro9">
          <table:table-cell office:value-type="string" calcext:value-type="string">
            <text:p>MGG_05828</text:p>
          </table:table-cell>
          <table:table-cell office:value-type="float" office:value="-7.11760454741701" calcext:value-type="float">
            <text:p>-7.11760454741701</text:p>
          </table:table-cell>
          <table:table-cell office:value-type="string" calcext:value-type="string">
            <text:p>Chitin deacetylase 1 </text:p>
          </table:table-cell>
          <table:table-cell office:value-type="string" calcext:value-type="string">
            <text:p>Glycoside hydrolase/deacetylase, beta/alpha-barrel; Polysaccharide deacetylase</text:p>
          </table:table-cell>
          <table:table-cell/>
          <table:table-cell office:value-type="string" calcext:value-type="string">
            <text:p>MGG_14053</text:p>
          </table:table-cell>
          <table:table-cell office:value-type="float" office:value="6.7393108317747" calcext:value-type="float">
            <text:p>6.7393108317747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16392</text:p>
          </table:table-cell>
          <table:table-cell office:value-type="float" office:value="-6.46834411990984" calcext:value-type="float">
            <text:p>-6.4683441199098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Ammonium transporter AmtB-like; Ammonium transporter; Ammonium transporter, conserved site</text:p>
          </table:table-cell>
          <table:table-cell/>
          <table:table-cell office:value-type="string" calcext:value-type="string">
            <text:p>MGG_02274</text:p>
          </table:table-cell>
          <table:table-cell office:value-type="float" office:value="6.72202551395944" calcext:value-type="float">
            <text:p>6.72202551395944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6">
          <table:table-cell office:value-type="string" calcext:value-type="string">
            <text:p>MGG_12231</text:p>
          </table:table-cell>
          <table:table-cell office:value-type="float" office:value="-6.39238426211594" calcext:value-type="float">
            <text:p>-6.39238426211594</text:p>
          </table:table-cell>
          <table:table-cell office:value-type="string" calcext:value-type="string">
            <text:p>Allantoate permease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  <table:table-cell/>
          <table:table-cell office:value-type="string" calcext:value-type="string">
            <text:p>MGG_09607</text:p>
          </table:table-cell>
          <table:table-cell office:value-type="float" office:value="6.47263811584652" calcext:value-type="float">
            <text:p>6.47263811584652</text:p>
          </table:table-cell>
          <table:table-cell office:value-type="string" calcext:value-type="string">
            <text:p>Maltose permease MAL31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9">
          <table:table-cell office:value-type="string" calcext:value-type="string">
            <text:p>MGG_02204</text:p>
          </table:table-cell>
          <table:table-cell office:value-type="float" office:value="-6.17960866030731" calcext:value-type="float">
            <text:p>-6.17960866030731</text:p>
          </table:table-cell>
          <table:table-cell office:value-type="string" calcext:value-type="string">
            <text:p>Vitamin H transporter </text:p>
          </table:table-cell>
          <table:table-cell office:value-type="string" calcext:value-type="string">
            <text:p>Major facilitator superfamily domain, general substrate transporter; Major facilitator superfamily</text:p>
          </table:table-cell>
          <table:table-cell/>
          <table:table-cell office:value-type="string" calcext:value-type="string">
            <text:p>MGG_03793</text:p>
          </table:table-cell>
          <table:table-cell office:value-type="float" office:value="6.44822557147889" calcext:value-type="float">
            <text:p>6.44822557147889</text:p>
          </table:table-cell>
          <table:table-cell office:value-type="string" calcext:value-type="string">
            <text:p>2,3-dihydroxybenzoic acid decarboxylase </text:p>
          </table:table-cell>
          <table:table-cell office:value-type="string" calcext:value-type="string">
            <text:p>Amidohydrolase 2</text:p>
          </table:table-cell>
        </table:table-row>
        <table:table-row table:style-name="ro2">
          <table:table-cell office:value-type="string" calcext:value-type="string">
            <text:p>MGG_05830</text:p>
          </table:table-cell>
          <table:table-cell office:value-type="float" office:value="-6.08640640021145" calcext:value-type="float">
            <text:p>-6.08640640021145</text:p>
          </table:table-cell>
          <table:table-cell office:value-type="string" calcext:value-type="string">
            <text:p>Allantoin transporter </text:p>
          </table:table-cell>
          <table:table-cell office:value-type="string" calcext:value-type="string">
            <text:p>Permease, cytosine/purines, uracil, thiamine, allantoin</text:p>
          </table:table-cell>
          <table:table-cell/>
          <table:table-cell office:value-type="string" calcext:value-type="string">
            <text:p>MGG_09072</text:p>
          </table:table-cell>
          <table:table-cell office:value-type="float" office:value="6.38182152693943" calcext:value-type="float">
            <text:p>6.38182152693943</text:p>
          </table:table-cell>
          <table:table-cell office:value-type="string" calcext:value-type="string">
            <text:p>Alcohol oxidase </text:p>
          </table:table-cell>
          <table:table-cell office:value-type="string" calcext:value-type="string">
            <text:p>Glucose-methanol-choline oxidoreductase; Glucose-methanol-choline oxidoreductase, N-terminal; Glucose-methanol-choline oxidoreductase, C-terminal</text:p>
          </table:table-cell>
        </table:table-row>
        <table:table-row table:style-name="ro1">
          <table:table-cell office:value-type="string" calcext:value-type="string">
            <text:p>MGG_05157</text:p>
          </table:table-cell>
          <table:table-cell office:value-type="float" office:value="-6.03724465542145" calcext:value-type="float">
            <text:p>-6.03724465542145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Dimeric alpha-beta barrel</text:p>
          </table:table-cell>
          <table:table-cell/>
          <table:table-cell office:value-type="string" calcext:value-type="string">
            <text:p>MGG_03356</text:p>
          </table:table-cell>
          <table:table-cell office:value-type="float" office:value="5.99875326077744" calcext:value-type="float">
            <text:p>5.99875326077744</text:p>
          </table:table-cell>
          <table:table-cell office:value-type="string" calcext:value-type="string">
            <text:p>Ricin B lectin:Parallel beta-helix </text:p>
          </table:table-cell>
          <table:table-cell office:value-type="string" calcext:value-type="string">
            <text:p>Pectin lyase fold/virulence factor</text:p>
          </table:table-cell>
        </table:table-row>
        <table:table-row table:style-name="ro6">
          <table:table-cell office:value-type="string" calcext:value-type="string">
            <text:p>MGG_04248</text:p>
          </table:table-cell>
          <table:table-cell office:value-type="float" office:value="-5.79302878034488" calcext:value-type="float">
            <text:p>-5.79302878034488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ligopeptide transporter OPT superfamily</text:p>
          </table:table-cell>
          <table:table-cell/>
          <table:table-cell office:value-type="string" calcext:value-type="string">
            <text:p>MGG_07779</text:p>
          </table:table-cell>
          <table:table-cell office:value-type="float" office:value="5.75722500011478" calcext:value-type="float">
            <text:p>5.75722500011478</text:p>
          </table:table-cell>
          <table:table-cell office:value-type="string" calcext:value-type="string">
            <text:p>Quinate permease </text:p>
          </table:table-cell>
          <table:table-cell office:value-type="string" calcext:value-type="string">
            <text:p>Major facilitator superfamily domain, general substrate transporter; Sugar transporter, conserved site; General substrate transporter; Sugar/inositol transporter; Major facilitator superfamily domain</text:p>
          </table:table-cell>
        </table:table-row>
        <table:table-row table:style-name="ro6">
          <table:table-cell office:value-type="string" calcext:value-type="string">
            <text:p>MGG_01790</text:p>
          </table:table-cell>
          <table:table-cell office:value-type="float" office:value="-5.77336811292531" calcext:value-type="float">
            <text:p>-5.77336811292531</text:p>
          </table:table-cell>
          <table:table-cell office:value-type="string" calcext:value-type="string">
            <text:p>Acyl-CoA desaturase </text:p>
          </table:table-cell>
          <table:table-cell office:value-type="string" calcext:value-type="string">
            <text:p>Fatty acid desaturase, type 1, core; Cytochrome b5; Cytochrome b5, heme-binding site; Fatty acid desaturase, type 1; Fatty acid desaturase, type 1, C-terminal; Delta-9 acyl-CoA desaturase, haem/steroid binding domain-containing</text:p>
          </table:table-cell>
          <table:table-cell/>
          <table:table-cell office:value-type="string" calcext:value-type="string">
            <text:p>MGG_10005</text:p>
          </table:table-cell>
          <table:table-cell office:value-type="float" office:value="5.72397210089372" calcext:value-type="float">
            <text:p>5.72397210089372</text:p>
          </table:table-cell>
          <table:table-cell office:value-type="string" calcext:value-type="string">
            <text:p>Glycerol kinase </text:p>
          </table:table-cell>
          <table:table-cell office:value-type="string" calcext:value-type="string">
            <text:p>Carbohydrate kinase, FGGY, N-terminal; Carbohydrate kinase, FGGY, conserved site; Carbohydrate kinase, FGGY, C-terminal; Glycerol kinase</text:p>
          </table:table-cell>
        </table:table-row>
        <table:table-row table:style-name="ro6">
          <table:table-cell office:value-type="string" calcext:value-type="string">
            <text:p>MGG_03662</text:p>
          </table:table-cell>
          <table:table-cell office:value-type="float" office:value="-5.72550472515254" calcext:value-type="float">
            <text:p>-5.72550472515254</text:p>
          </table:table-cell>
          <table:table-cell office:value-type="string" calcext:value-type="string">
            <text:p>Phosphoadenosine phosphosulfate reductase </text:p>
          </table:table-cell>
          <table:table-cell office:value-type="string" calcext:value-type="string">
            <text:p>Rossmann-like alpha/beta/alpha sandwich fold; Phosphoadenosine phosphosulphate reductase CysH; Phosphoadenosine phosphosulphate/adenosine 5'-phosphosulphate reductase; Phosphoadenosine phosphosulphate reductase</text:p>
          </table:table-cell>
          <table:table-cell/>
          <table:table-cell office:value-type="string" calcext:value-type="string">
            <text:p>MGG_00659</text:p>
          </table:table-cell>
          <table:table-cell office:value-type="float" office:value="5.64002199232706" calcext:value-type="float">
            <text:p>5.64002199232706</text:p>
          </table:table-cell>
          <table:table-cell office:value-type="string" calcext:value-type="string">
            <text:p>Glucan 1,3-beta-glucosidase </text:p>
          </table:table-cell>
          <table:table-cell office:value-type="string" calcext:value-type="string">
            <text:p>Pectin lyase fold/virulence factor; Pectin lyase fold</text:p>
          </table:table-cell>
        </table:table-row>
        <table:table-row table:style-name="ro9">
          <table:table-cell office:value-type="string" calcext:value-type="string">
            <text:p>MGG_09842</text:p>
          </table:table-cell>
          <table:table-cell office:value-type="float" office:value="-5.65117122835942" calcext:value-type="float">
            <text:p>-5.65117122835942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5116</text:p>
          </table:table-cell>
          <table:table-cell office:value-type="float" office:value="5.52415698763384" calcext:value-type="float">
            <text:p>5.52415698763384</text:p>
          </table:table-cell>
          <table:table-cell office:value-type="string" calcext:value-type="string">
            <text:p>Malic acid transporter </text:p>
          </table:table-cell>
          <table:table-cell office:value-type="string" calcext:value-type="string">
            <text:p>C4-dicarboxylate transporter/malic acid transport protein</text:p>
          </table:table-cell>
        </table:table-row>
        <table:table-row table:style-name="ro2">
          <table:table-cell office:value-type="string" calcext:value-type="string">
            <text:p>MGG_01569</text:p>
          </table:table-cell>
          <table:table-cell office:value-type="float" office:value="-5.54434637536222" calcext:value-type="float">
            <text:p>-5.54434637536222</text:p>
          </table:table-cell>
          <table:table-cell office:value-type="string" calcext:value-type="string">
            <text:p>Minor allergen Alt a 7 </text:p>
          </table:table-cell>
          <table:table-cell office:value-type="string" calcext:value-type="string">
            <text:p>Flavodoxin/nitric oxide synthase; Flavoprotein WrbA; NADPH-dependent FMN reductase</text:p>
          </table:table-cell>
          <table:table-cell/>
          <table:table-cell office:value-type="string" calcext:value-type="string">
            <text:p>MGG_02245</text:p>
          </table:table-cell>
          <table:table-cell office:value-type="float" office:value="5.45561896000409" calcext:value-type="float">
            <text:p>5.45561896000409</text:p>
          </table:table-cell>
          <table:table-cell office:value-type="string" calcext:value-type="string">
            <text:p>Endoglucanase type F </text:p>
          </table:table-cell>
          <table:table-cell office:value-type="string" calcext:value-type="string">
            <text:p>Glycoside hydrolase, superfamily; Glycoside hydrolase, family 10; Glycoside hydrolase, subgroup, catalytic domain; Cellulose-binding domain, fungal</text:p>
          </table:table-cell>
        </table:table-row>
        <table:table-row table:style-name="ro1">
          <table:table-cell office:value-type="string" calcext:value-type="string">
            <text:p>MGG_12505</text:p>
          </table:table-cell>
          <table:table-cell office:value-type="float" office:value="-5.36933537743544" calcext:value-type="float">
            <text:p>-5.3693353774354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aurine catabolism dioxygenase TauD/TfdA</text:p>
          </table:table-cell>
          <table:table-cell/>
          <table:table-cell office:value-type="string" calcext:value-type="string">
            <text:p>MGG_00994</text:p>
          </table:table-cell>
          <table:table-cell office:value-type="float" office:value="5.41372677941169" calcext:value-type="float">
            <text:p>5.41372677941169</text:p>
          </table:table-cell>
          <table:table-cell office:value-type="string" calcext:value-type="string">
            <text:p>Mannosyl-oligosaccharide 1,2-alpha-mannosidase IC </text:p>
          </table:table-cell>
          <table:table-cell office:value-type="string" calcext:value-type="string">
            <text:p>Glycoside hydrolase, family 47</text:p>
          </table:table-cell>
        </table:table-row>
        <table:table-row table:style-name="ro6">
          <table:table-cell office:value-type="string" calcext:value-type="string">
            <text:p>MGG_07621</text:p>
          </table:table-cell>
          <table:table-cell office:value-type="float" office:value="-5.33560756526841" calcext:value-type="float">
            <text:p>-5.33560756526841</text:p>
          </table:table-cell>
          <table:table-cell office:value-type="string" calcext:value-type="string">
            <text:p>Endoribonuclease L-PSP </text:p>
          </table:table-cell>
          <table:table-cell office:value-type="string" calcext:value-type="string">
            <text:p>Endoribonuclease L-PSP/chorismate mutase-like; YjgF/Yer057p/UK114 family</text:p>
          </table:table-cell>
          <table:table-cell/>
          <table:table-cell office:value-type="string" calcext:value-type="string">
            <text:p>MGG_02817</text:p>
          </table:table-cell>
          <table:table-cell office:value-type="float" office:value="5.35103895649086" calcext:value-type="float">
            <text:p>5.35103895649086</text:p>
          </table:table-cell>
          <table:table-cell office:value-type="string" calcext:value-type="string">
            <text:p>Glutamate decarboxylase </text:p>
          </table:table-cell>
          <table:table-cell office:value-type="string" calcext:value-type="string">
            <text:p>Pyridoxal phosphate-dependent transferase, major region, subdomain 1; Glutamate decarboxylase; Pyridoxal phosphate-dependent transferase, major domain; Pyridoxal phosphate-dependent decarboxylase</text:p>
          </table:table-cell>
        </table:table-row>
        <table:table-row table:style-name="ro2">
          <table:table-cell office:value-type="string" calcext:value-type="string">
            <text:p>MGG_05829</text:p>
          </table:table-cell>
          <table:table-cell office:value-type="float" office:value="-5.22903447880964" calcext:value-type="float">
            <text:p>-5.22903447880964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Transcription factor, fungi</text:p>
          </table:table-cell>
          <table:table-cell/>
          <table:table-cell office:value-type="string" calcext:value-type="string">
            <text:p>MGG_00244</text:p>
          </table:table-cell>
          <table:table-cell office:value-type="float" office:value="5.32654844005837" calcext:value-type="float">
            <text:p>5.32654844005837</text:p>
          </table:table-cell>
          <table:table-cell office:value-type="string" calcext:value-type="string">
            <text:p>15-hydroxyprostaglandin dehydrogenase </text:p>
          </table:table-cell>
          <table:table-cell office:value-type="string" calcext:value-type="string">
            <text:p>NAD(P)-binding domain; Short-chain dehydrogenase/reductase, conserved site; Short-chain dehydrogenase/reductase SDR; Glucose/ribitol dehydrogenase</text:p>
          </table:table-cell>
        </table:table-row>
        <table:table-row table:style-name="ro3">
          <table:table-cell office:value-type="string" calcext:value-type="string">
            <text:p>MGG_10047</text:p>
          </table:table-cell>
          <table:table-cell office:value-type="float" office:value="-5.09533235947866" calcext:value-type="float">
            <text:p>-5.09533235947866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Oxoglutarate/iron-dependent oxygenase; Non-haem dioxygenase N-terminal domain; Isopenicillin N synthase</text:p>
          </table:table-cell>
          <table:table-cell/>
          <table:table-cell office:value-type="string" calcext:value-type="string">
            <text:p>MGG_02273</text:p>
          </table:table-cell>
          <table:table-cell office:value-type="float" office:value="5.29939196365198" calcext:value-type="float">
            <text:p>5.29939196365198</text:p>
          </table:table-cell>
          <table:table-cell office:value-type="string" calcext:value-type="string">
            <text:p>Putative uncharacterized protein </text:p>
          </table:table-cell>
          <table:table-cell/>
        </table:table-row>
        <table:table-row table:style-name="ro9">
          <table:table-cell office:value-type="string" calcext:value-type="string">
            <text:p>MGG_01985</text:p>
          </table:table-cell>
          <table:table-cell office:value-type="float" office:value="-5.07535594638556" calcext:value-type="float">
            <text:p>-5.07535594638556</text:p>
          </table:table-cell>
          <table:table-cell office:value-type="string" calcext:value-type="string">
            <text:p>Delta(12) fatty acid desaturase </text:p>
          </table:table-cell>
          <table:table-cell office:value-type="string" calcext:value-type="string">
            <text:p>Protein of unknown function DUF3474; Fatty acid desaturase, type 1</text:p>
          </table:table-cell>
          <table:table-cell/>
          <table:table-cell office:value-type="string" calcext:value-type="string">
            <text:p>MGG_01367</text:p>
          </table:table-cell>
          <table:table-cell office:value-type="float" office:value="5.07674732235273" calcext:value-type="float">
            <text:p>5.0767473223527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Phospholipase A2, prokaryotic/fungal; Phospholipase A2</text:p>
          </table:table-cell>
        </table:table-row>
        <table:table-row table:style-name="ro3">
          <table:table-cell office:value-type="string" calcext:value-type="string">
            <text:p>MGG_09130</text:p>
          </table:table-cell>
          <table:table-cell office:value-type="float" office:value="-4.99815448484243" calcext:value-type="float">
            <text:p>-4.99815448484243</text:p>
          </table:table-cell>
          <table:table-cell office:value-type="string" calcext:value-type="string">
            <text:p>MFS transporter </text:p>
          </table:table-cell>
          <table:table-cell office:value-type="string" calcext:value-type="string">
            <text:p>Major facilitator superfamily domain, general substrate transporter</text:p>
          </table:table-cell>
          <table:table-cell/>
          <table:table-cell office:value-type="string" calcext:value-type="string">
            <text:p>MGG_17823</text:p>
          </table:table-cell>
          <table:table-cell office:value-type="float" office:value="4.91414328726168" calcext:value-type="float">
            <text:p>4.91414328726168</text:p>
          </table:table-cell>
          <table:table-cell office:value-type="string" calcext:value-type="string">
            <text:p>Cyanide hydratase </text:p>
          </table:table-cell>
          <table:table-cell office:value-type="string" calcext:value-type="string">
            <text:p>Nitrilase/cyanide hydratase, conserved site; Nitrilase/cyanide hydratase and apolipoprotein N-acyltransferase</text:p>
          </table:table-cell>
        </table:table-row>
        <table:table-row table:style-name="ro2">
          <table:table-cell office:value-type="string" calcext:value-type="string">
            <text:p>MGG_08994</text:p>
          </table:table-cell>
          <table:table-cell office:value-type="float" office:value="-4.93315307588433" calcext:value-type="float">
            <text:p>-4.93315307588433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Isochorismatase-like</text:p>
          </table:table-cell>
          <table:table-cell/>
          <table:table-cell office:value-type="string" calcext:value-type="string">
            <text:p>MGG_03298</text:p>
          </table:table-cell>
          <table:table-cell office:value-type="float" office:value="4.77595672992189" calcext:value-type="float">
            <text:p>4.77595672992189</text:p>
          </table:table-cell>
          <table:table-cell office:value-type="string" calcext:value-type="string">
            <text:p>Putative uncharacterized protein </text:p>
          </table:table-cell>
          <table:table-cell office:value-type="string" calcext:value-type="string">
            <text:p>Major facilitator superfamily domain, general substrate transporter; Major facilitator superfamily; Major facilitator superfamily domain</text:p>
          </table:table-cell>
        </table:table-row>
        <table:table-row table:style-name="ro7">
          <table:table-cell office:value-type="string" calcext:value-type="string">
            <text:p>MGG_02001</text:p>
          </table:table-cell>
          <table:table-cell office:value-type="float" office:value="-4.88192589830793" calcext:value-type="float">
            <text:p>-4.88192589830793</text:p>
          </table:table-cell>
          <table:table-cell office:value-type="string" calcext:value-type="string">
            <text:p>Putative uncharacterized protein </text:p>
          </table:table-cell>
          <table:table-cell table:number-columns-repeated="2"/>
          <table:table-cell office:value-type="string" calcext:value-type="string">
            <text:p>MGG_01687</text:p>
          </table:table-cell>
          <table:table-cell office:value-type="float" office:value="4.75413680751395" calcext:value-type="float">
            <text:p>4.75413680751395</text:p>
          </table:table-cell>
          <table:table-cell office:value-type="string" calcext:value-type="string">
            <text:p>3-hydroxyisobutyrate dehydrogenase </text:p>
          </table:table-cell>
          <table:table-cell office:value-type="string" calcext:value-type="string">
            <text:p>Dehydrogenase, multihelical; 6-phosphogluconate dehydrogenase, C-terminal-like; 6-phosphogluconate dehydrogenase, NADP-binding; 3-hydroxyacid dehydrogenase/reductase; NAD(P)-binding domain; 3-hydroxyisobutyrate dehydrogenase-related, conserved site; 3-hydroxyisobutyrate dehydrogenase</text:p>
          </table:table-cell>
        </table:table-row>
        <table:table-row table:style-name="ro1" table:number-rows-repeated="10482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16:19:09.355956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4-05-08T15:56:56.288417498</meta:creation-date>
    <dc:date>2014-05-08T16:19:58.907868896</dc:date>
    <dc:creator>marco </dc:creator>
    <meta:editing-duration>PT16S</meta:editing-duration>
    <meta:editing-cycles>3</meta:editing-cycles>
    <meta:generator>LibreOffice/4.2.3.3$Linux_X86_64 LibreOffice_project/420m0$Build-3</meta:generator>
    <meta:document-statistic meta:table-count="1" meta:cell-count="2378" meta:object-count="0"/>
  </office:meta>
</office:document-meta>
</file>